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8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3">
      <style:drawing-page-properties draw:fill="bitmap" draw:fill-image-name="a8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5833in" style:font-size-asian="0.45833in" style:font-size-complex="0.45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0%" fo:text-align="left" style:tab-stop-distance="1in" fo:margin-left="0.11811in" fo:margin-right="0in" fo:text-indent="0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.11811in" fo:margin-right="0in" fo:text-indent="0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.11811in" fo:margin-right="0in" fo:text-indent="0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.11811in" fo:margin-right="0in" fo:text-indent="0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9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0%" fo:text-align="left" style:tab-stop-distance="1in" fo:margin-left="0.11811in" fo:margin-right="0in" fo:text-indent="0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0">
      <style:drawing-page-properties draw:fill="bitmap" draw:fill-image-name="a9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3889in" style:font-size-asian="0.13889in" style:font-size-complex="0.13889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6" style:parent-style-name="Graphics">
      <style:graphic-properties draw:fill="none" draw:stroke="non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1.11111in" style:font-size-asian="1.11111in" style:font-size-complex="1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1.11111in" style:font-size-asian="1.11111in" style:font-size-complex="1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4">
      <style:drawing-page-properties draw:fill="bitmap" draw:fill-image-name="a85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5833in" style:font-size-asian="0.45833in" style:font-size-complex="0.45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2">
      <style:drawing-page-properties draw:fill="bitmap" draw:fill-image-name="a9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5833in" style:font-size-asian="0.45833in" style:font-size-complex="0.45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1.11111in" style:font-size-asian="1.11111in" style:font-size-complex="1.1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4">
      <style:drawing-page-properties draw:fill="bitmap" draw:fill-image-name="a10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0278in" style:font-size-asian="0.40278in" style:font-size-complex="0.40278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0278in" style:font-size-asian="0.40278in" style:font-size-complex="0.40278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0.47244in" fo:margin-right="0in" fo:text-indent="-0.35433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0278in" style:font-size-asian="0.40278in" style:font-size-complex="0.40278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.11811in" fo:margin-right="0in" fo:text-indent="0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74" style:parent-style-name="Graphics">
      <style:graphic-properties draw:fill="none" draw:stroke="none"/>
    </style:style>
    <style:style style:family="drawing-page" style:name="a976">
      <style:drawing-page-properties draw:fill="bitmap" draw:fill-image-name="a9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5833in" style:font-size-asian="0.45833in" style:font-size-complex="0.45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0278in" style:font-size-asian="0.40278in" style:font-size-complex="0.40278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1">
      <style:paragraph-properties fo:line-height="90%" fo:text-align="left" style:tab-stop-distance="1in" fo:margin-left="0.47244in" fo:margin-right="0in" fo:text-indent="-0.35433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0278in" style:font-size-asian="0.40278in" style:font-size-complex="0.40278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0278in" style:font-size-asian="0.40278in" style:font-size-complex="0.40278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0278in" style:font-size-asian="0.40278in" style:font-size-complex="0.40278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0%" fo:text-align="left" style:tab-stop-distance="1in" fo:margin-left="0.47244in" fo:margin-right="0in" fo:text-indent="-0.35433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0278in" style:font-size-asian="0.40278in" style:font-size-complex="0.40278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0278in" style:font-size-asian="0.40278in" style:font-size-complex="0.40278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9">
      <style:drawing-page-properties draw:fill="bitmap" draw:fill-image-name="a8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.11811in" fo:margin-right="0in" fo:text-indent="0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0278in" style:font-size-asian="0.40278in" style:font-size-complex="0.40278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0278in" style:font-size-asian="0.40278in" style:font-size-complex="0.40278in" fo:letter-spacing="-0.00014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0.47244in" fo:margin-right="0in" fo:text-indent="-0.35433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1e1c11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7">
      <style:drawing-page-properties draw:fill="bitmap" draw:fill-image-name="a9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6">
      <style:drawing-page-properties draw:fill="bitmap" draw:fill-image-name="a8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5833in" style:font-size-asian="0.45833in" style:font-size-complex="0.45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5833in" style:font-size-asian="0.45833in" style:font-size-complex="0.45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9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0%" fo:text-align="left" style:tab-stop-distance="1in" fo:margin-left="0.11811in" fo:margin-right="0in" fo:text-indent="0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83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913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861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865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934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869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942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1022">
      <text:list-level-style-bullet text:level="1" text:bullet-char="">
        <style:list-level-properties text:space-before="0.11811in" text:min-label-width="0.35433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59055in" text:min-label-width="0.35433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06299in" text:min-label-width="0.35433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53543in" text:min-label-width="0.35433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00787in" text:min-label-width="0.35433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48032in" text:min-label-width="0.35433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2.95276in" text:min-label-width="0.35433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39567in" text:min-label-width="0.35433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3.89567in" text:min-label-width="0.35433in"/>
        <style:text-properties fo:color="#ffffff" fo:font-family="Wingdings" style:font-charset="x-symbol" fo:font-size="45%"/>
      </text:list-level-style-bullet>
    </text:list-style>
    <text:list-style style:name="a893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1018">
      <text:list-level-style-bullet text:level="1" text:bullet-char="">
        <style:list-level-properties text:space-before="0.11811in" text:min-label-width="0.35433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59055in" text:min-label-width="0.35433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06299in" text:min-label-width="0.35433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53543in" text:min-label-width="0.35433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00787in" text:min-label-width="0.35433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48032in" text:min-label-width="0.35433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2.95276in" text:min-label-width="0.35433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39567in" text:min-label-width="0.35433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3.89567in" text:min-label-width="0.35433in"/>
        <style:text-properties fo:color="#ffffff" fo:font-family="Wingdings" style:font-charset="x-symbol" fo:font-size="45%"/>
      </text:list-level-style-bullet>
    </text:list-style>
    <text:list-style style:name="a953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1027">
      <text:list-level-style-bullet text:level="1" text:bullet-char="">
        <style:list-level-properties text:space-before="0.11811in" text:min-label-width="0.35433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59055in" text:min-label-width="0.35433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06299in" text:min-label-width="0.35433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53543in" text:min-label-width="0.35433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00787in" text:min-label-width="0.35433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48032in" text:min-label-width="0.35433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2.95276in" text:min-label-width="0.35433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39567in" text:min-label-width="0.35433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3.89567in" text:min-label-width="0.35433in"/>
        <style:text-properties fo:color="#ffffff" fo:font-family="Wingdings" style:font-charset="x-symbol" fo:font-size="45%"/>
      </text:list-level-style-bullet>
    </text:list-style>
    <text:list-style style:name="a1033">
      <text:list-level-style-bullet text:level="1" text:bullet-char="">
        <style:list-level-properties text:space-before="0.11811in" text:min-label-width="0.35433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59055in" text:min-label-width="0.35433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06299in" text:min-label-width="0.35433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53543in" text:min-label-width="0.35433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00787in" text:min-label-width="0.35433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48032in" text:min-label-width="0.35433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2.95276in" text:min-label-width="0.35433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39567in" text:min-label-width="0.35433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3.89567in" text:min-label-width="0.35433in"/>
        <style:text-properties fo:color="#ffffff" fo:font-family="Wingdings" style:font-charset="x-symbol" fo:font-size="45%"/>
      </text:list-level-style-bullet>
    </text:list-style>
    <text:list-style style:name="a897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840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972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969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</office:automatic-styles>
  <office:body>
    <office:presentation>
      <draw:page draw:name="Slide1" draw:style-name="a809" draw:master-page-name="Master1-Layout2-tx-Title-Slide" presentation:presentation-page-layout-name="Master1-PPL2" draw:id="Slide-256">
        <draw:frame draw:id="id164" draw:style-name="a813" draw:name="TextShape 1" svg:x="0.55118in" svg:y="0.88583in" svg:width="9.92087in" svg:height="1.41732in">
          <draw:text-box>
            <text:p text:style-name="a812" text:class-names="" text:cond-style-name=""><text:span text:style-name="a810" text:class-names="">電影評論分析</text:span><text:span text:style-name="a811" text:class-names=""/></text:p>
          </draw:text-box>
          <svg:title/>
          <svg:desc/>
        </draw:frame>
        <draw:frame draw:id="id165" draw:style-name="a831" draw:name="TextShape 2" svg:x="0.55118in" svg:y="2.96921in" svg:width="9.92087in" svg:height="3.01181in">
          <draw:text-box>
            <text:p text:style-name="a816" text:class-names="" text:cond-style-name=""><text:span text:style-name="a814" text:class-names="">p</text:span><text:span text:style-name="a815" text:class-names="">otato</text:span></text:p>
            <text:p text:style-name="a818" text:class-names="" text:cond-style-name=""><text:span text:style-name="a817" text:class-names=""/></text:p>
            <text:p text:style-name="a821" text:class-names="" text:cond-style-name=""><text:span text:style-name="a819" text:class-names="">楊家明</text:span><text:span text:style-name="a820" text:class-names="">/40647003S</text:span></text:p>
            <text:p text:style-name="a824" text:class-names="" text:cond-style-name=""><text:span text:style-name="a822" text:class-names="">鍾暿峒</text:span><text:span text:style-name="a823" text:class-names="">/40647004S</text:span></text:p>
            <text:p text:style-name="a827" text:class-names="" text:cond-style-name=""><text:span text:style-name="a825" text:class-names="">劉怡萱</text:span><text:span text:style-name="a826" text:class-names="">/40647012S</text:span></text:p>
            <text:p text:style-name="a830" text:class-names="" text:cond-style-name=""><text:span text:style-name="a828" text:class-names="">偕為昭</text:span><text:span text:style-name="a829" text:class-names="">/40647021S</text:span></text:p>
          </draw:text-box>
          <svg:title/>
          <svg:desc/>
        </draw:frame>
      </draw:page>
      <draw:page draw:name="Slide2" draw:style-name="a833" draw:master-page-name="Master2-Layout3-obj-Title,-Content" presentation:presentation-page-layout-name="Master2-PPL3" draw:id="Slide-257">
        <draw:frame draw:id="id166" draw:style-name="a836" draw:name="TextShape 1" svg:x="0.55118in" svg:y="0.24685in" svg:width="9.92087in" svg:height="1.03543in">
          <draw:text-box>
            <text:p text:style-name="a835" text:class-names="" text:cond-style-name=""><text:span text:style-name="a834" text:class-names="">What is the problem?</text:span></text:p>
          </draw:text-box>
          <svg:title/>
          <svg:desc/>
        </draw:frame>
        <draw:frame draw:id="id167" draw:style-name="a852" draw:name="TextShape 2" svg:x="0.55118in" svg:y="1.45079in" svg:width="9.92087in" svg:height="3.59606in">
          <draw:text-box>
            <text:list text:style-name="a840">
              <text:list-item>
                <text:p text:style-name="a839" text:class-names="" text:cond-style-name=""><text:span text:style-name="a837" text:class-names="">這個題目是什麼，它能解決什麼問題？</text:span><text:span text:style-name="a838" text:class-names=""/></text:p>
              </text:list-item>
            </text:list>
            <text:p text:style-name="a842" text:class-names="" text:cond-style-name=""><text:span text:style-name="a841" text:class-names=""/></text:p>
            <text:p text:style-name="a845" text:class-names="" text:cond-style-name=""><text:span text:style-name="a843" text:class-names="">爬取影評來分析人們對每部電影的評價</text:span><text:span text:style-name="a844" text:class-names=""/></text:p>
            <text:p text:style-name="a848" text:class-names="" text:cond-style-name=""><text:span text:style-name="a846" text:class-names="">能夠讓觀影者在觀影前大致理解大眾對此部電影的看法</text:span><text:span text:style-name="a847" text:class-names=""/></text:p>
            <text:p text:style-name="a851" text:class-names="" text:cond-style-name=""><text:span text:style-name="a849" text:class-names=""><text:line-break/></text:span><text:span text:style-name="a850" text:class-names=""/></text:p>
          </draw:text-box>
          <svg:title/>
          <svg:desc/>
        </draw:frame>
      </draw:page>
      <draw:page draw:name="Slide3" draw:style-name="a854" draw:master-page-name="Master2-Layout3-obj-Title,-Content" presentation:presentation-page-layout-name="Master2-PPL3" draw:id="Slide-258">
        <draw:frame draw:id="id168" draw:style-name="a857" draw:name="TextShape 1" svg:x="0.55118in" svg:y="0.24685in" svg:width="9.92087in" svg:height="1.03543in">
          <draw:text-box>
            <text:p text:style-name="a856" text:class-names="" text:cond-style-name=""><text:span text:style-name="a855" text:class-names="">Why this is important?</text:span></text:p>
          </draw:text-box>
          <svg:title/>
          <svg:desc/>
        </draw:frame>
        <draw:frame draw:id="id169" draw:style-name="a884" draw:name="TextShape 2" svg:x="0.55118in" svg:y="1.45079in" svg:width="9.92087in" svg:height="3.59606in">
          <draw:text-box>
            <text:list text:style-name="a861">
              <text:list-item>
                <text:p text:style-name="a860" text:class-names="" text:cond-style-name=""><text:span text:style-name="a858" text:class-names="">這個題目的緣起動機是什麼？</text:span><text:span text:style-name="a859" text:class-names=""/></text:p>
              </text:list-item>
            </text:list>
            <text:list text:style-name="a865">
              <text:list-item>
                <text:p text:style-name="a864" text:class-names="" text:cond-style-name=""><text:span text:style-name="a862" text:class-names="">你注意到什麼需求、現象、問題？</text:span><text:span text:style-name="a863" text:class-names=""/></text:p>
              </text:list-item>
            </text:list>
            <text:list text:style-name="a869">
              <text:list-item>
                <text:p text:style-name="a868" text:class-names="" text:cond-style-name=""><text:span text:style-name="a866" text:class-names="">為什麼這個問題值得被解決？</text:span><text:span text:style-name="a867" text:class-names=""/></text:p>
              </text:list-item>
            </text:list>
            <text:p text:style-name="a871" text:class-names="" text:cond-style-name=""><text:span text:style-name="a870" text:class-names=""/></text:p>
            <text:p text:style-name="a874" text:class-names="" text:cond-style-name=""><text:span text:style-name="a872" text:class-names=""><text:s text:c="1"/></text:span><text:span text:style-name="a873" text:class-names="">時常被電影預告所吸引，真正進電影院看或是線上看的時候卻踩雷</text:span></text:p>
            <text:p text:style-name="a878" text:class-names="" text:cond-style-name=""><text:span text:style-name="a875" text:class-names=""><text:s text:c="1"/></text:span><text:span text:style-name="a876" text:class-names="">因此我們希望能透過大部分人對此部電影的評價來作為是否觀影的</text:span><text:span text:style-name="a877" text:class-names=""/></text:p>
            <text:p text:style-name="a883" text:class-names="" text:cond-style-name=""><text:span text:style-name="a879" text:class-names=""><text:s text:c="1"/></text:span><text:span text:style-name="a880" text:class-names="">依據</text:span><text:span text:style-name="a881" text:class-names=""><text:line-break/></text:span><text:span text:style-name="a882" text:class-names=""/></text:p>
          </draw:text-box>
          <svg:title/>
          <svg:desc/>
        </draw:frame>
      </draw:page>
      <draw:page draw:name="Slide4" draw:style-name="a886" draw:master-page-name="Master2-Layout3-obj-Title,-Content" presentation:presentation-page-layout-name="Master2-PPL3" draw:id="Slide-259">
        <draw:frame draw:id="id170" draw:style-name="a889" draw:name="TextShape 1" svg:x="0.55118in" svg:y="0.24685in" svg:width="9.92087in" svg:height="1.03543in">
          <draw:text-box>
            <text:p text:style-name="a888" text:class-names="" text:cond-style-name=""><text:span text:style-name="a887" text:class-names="">What to do and how you do it?</text:span></text:p>
          </draw:text-box>
          <svg:title/>
          <svg:desc/>
        </draw:frame>
        <draw:frame draw:id="id171" draw:style-name="a925" draw:name="TextShape 2" svg:x="0.55118in" svg:y="1.45079in" svg:width="9.92087in" svg:height="3.59606in">
          <draw:text-box>
            <text:list text:style-name="a893">
              <text:list-item>
                <text:p text:style-name="a892" text:class-names="" text:cond-style-name=""><text:span text:style-name="a890" text:class-names="">你需要做什麼來解決這個問題？</text:span><text:span text:style-name="a891" text:class-names=""/></text:p>
              </text:list-item>
            </text:list>
            <text:list text:style-name="a897">
              <text:list-item>
                <text:p text:style-name="a896" text:class-names="" text:cond-style-name=""><text:span text:style-name="a894" text:class-names="">你要做的這些事情裡的先後順序是什麼？</text:span><text:span text:style-name="a895" text:class-names=""/></text:p>
              </text:list-item>
            </text:list>
            <text:p text:style-name="a909" text:class-names="" text:cond-style-name=""><text:span text:style-name="a898" text:class-names="">蒐集</text:span><text:span text:style-name="a899" text:class-names="">ptt</text:span><text:span text:style-name="a900" text:class-names="">電影版評論標題及內容</text:span><text:span text:style-name="a901" text:class-names="">-&gt;</text:span><text:span text:style-name="a902" text:class-names="">分析文本</text:span><text:span text:style-name="a903" text:class-names="">-&gt;</text:span><text:span text:style-name="a904" text:class-names="">呈現結果</text:span><text:span text:style-name="a905" text:class-names="">(</text:span><text:span text:style-name="a906" text:class-names="">圖形化</text:span><text:span text:style-name="a907" text:class-names="">)</text:span><text:span text:style-name="a908" text:class-names=""/></text:p>
            <text:list text:style-name="a913">
              <text:list-item>
                <text:p text:style-name="a912" text:class-names="" text:cond-style-name=""><text:span text:style-name="a910" text:class-names="">你會需要哪些工具？</text:span><text:span text:style-name="a911" text:class-names=""/></text:p>
              </text:list-item>
            </text:list>
            <text:p text:style-name="a921" text:class-names="" text:cond-style-name=""><text:span text:style-name="a914" text:class-names="">需要</text:span><text:span text:style-name="a915" text:class-names="">Python<text:s text:c="1"/></text:span><text:span text:style-name="a916" text:class-names="">BeautifulSoup</text:span><text:span text:style-name="a917" text:class-names="">,<text:s text:c="1"/></text:span><text:span text:style-name="a918" text:class-names="">Jieba</text:span><text:span text:style-name="a919" text:class-names="">, matplotlib<text:s text:c="1"/></text:span><text:span text:style-name="a920" text:class-names="">套件</text:span></text:p>
            <text:p text:style-name="a924" text:class-names="" text:cond-style-name=""><text:span text:style-name="a922" text:class-names=""><text:line-break/></text:span><text:span text:style-name="a923" text:class-names=""/></text:p>
          </draw:text-box>
          <svg:title/>
          <svg:desc/>
        </draw:frame>
      </draw:page>
      <draw:page draw:name="Slide5" draw:style-name="a927" draw:master-page-name="Master2-Layout3-obj-Title,-Content" presentation:presentation-page-layout-name="Master2-PPL3" draw:id="Slide-260">
        <draw:frame draw:id="id172" draw:style-name="a930" draw:name="TextShape 1" svg:x="0.55118in" svg:y="0.24685in" svg:width="9.92087in" svg:height="1.03543in">
          <draw:text-box>
            <text:p text:style-name="a929" text:class-names="" text:cond-style-name=""><text:span text:style-name="a928" text:class-names="">Where do the data come from?</text:span></text:p>
          </draw:text-box>
          <svg:title/>
          <svg:desc/>
        </draw:frame>
        <draw:frame draw:id="id173" draw:style-name="a960" draw:name="TextShape 2" svg:x="0.55118in" svg:y="1.45079in" svg:width="9.92087in" svg:height="3.59606in">
          <draw:text-box>
            <text:list text:style-name="a934">
              <text:list-item>
                <text:p text:style-name="a933" text:class-names="" text:cond-style-name=""><text:span text:style-name="a931" text:class-names="">你的資料從哪裡來？</text:span><text:span text:style-name="a932" text:class-names=""/></text:p>
              </text:list-item>
            </text:list>
            <text:p text:style-name="a938" text:class-names="" text:cond-style-name=""><text:span text:style-name="a935" text:class-names="">ptt</text:span><text:span text:style-name="a936" text:class-names="">電影版</text:span><text:span text:style-name="a937" text:class-names=""/></text:p>
            <text:list text:style-name="a942">
              <text:list-item>
                <text:p text:style-name="a941" text:class-names="" text:cond-style-name=""><text:span text:style-name="a939" text:class-names="">怎麼收集？</text:span><text:span text:style-name="a940" text:class-names=""/></text:p>
              </text:list-item>
            </text:list>
            <text:p text:style-name="a949" text:class-names="" text:cond-style-name=""><text:span text:style-name="a943" text:class-names="">利用</text:span><text:span text:style-name="a944" text:class-names="">Python<text:s text:c="1"/></text:span><text:span text:style-name="a945" text:class-names="">的</text:span><text:span text:style-name="a946" text:class-names=""><text:s text:c="1"/>BeautifulSoup<text:s text:c="1"/></text:span><text:span text:style-name="a947" text:class-names="">套件撰寫爬蟲程式蒐集資料</text:span><text:span text:style-name="a948" text:class-names=""/></text:p>
            <text:list text:style-name="a953">
              <text:list-item>
                <text:p text:style-name="a952" text:class-names="" text:cond-style-name=""><text:span text:style-name="a950" text:class-names="">怎麼知道量夠不夠？</text:span><text:span text:style-name="a951" text:class-names=""/></text:p>
              </text:list-item>
            </text:list>
            <text:p text:style-name="a956" text:class-names="" text:cond-style-name=""><text:span text:style-name="a954" text:class-names="">比較不同電影蒐集資料筆數，數量明顯較少的可能是較冷門電影</text:span><text:span text:style-name="a955" text:class-names=""/></text:p>
            <text:p text:style-name="a959" text:class-names="" text:cond-style-name=""><text:span text:style-name="a957" text:class-names=""><text:line-break/></text:span><text:span text:style-name="a958" text:class-names=""/></text:p>
          </draw:text-box>
          <svg:title/>
          <svg:desc/>
        </draw:frame>
      </draw:page>
      <draw:page draw:name="Slide6" draw:style-name="a962" draw:master-page-name="Master2-Layout3-obj-Title,-Content" presentation:presentation-page-layout-name="Master2-PPL3" draw:id="Slide-261">
        <draw:frame draw:id="id174" draw:style-name="a965" draw:name="TextShape 1" svg:x="0.55118in" svg:y="0.24685in" svg:width="9.92087in" svg:height="1.03543in">
          <draw:text-box>
            <text:p text:style-name="a964" text:class-names="" text:cond-style-name=""><text:span text:style-name="a963" text:class-names="">Work flow</text:span></text:p>
          </draw:text-box>
          <svg:title/>
          <svg:desc/>
        </draw:frame>
        <draw:frame draw:id="id175" draw:style-name="a973" draw:name="TextShape 2" svg:x="0.55118in" svg:y="1.45079in" svg:width="9.92087in" svg:height="3.59606in">
          <draw:text-box>
            <text:list text:style-name="a969">
              <text:list-item>
                <text:p text:style-name="a968" text:class-names="" text:cond-style-name=""><text:span text:style-name="a966" text:class-names="">程式流程方塊圖</text:span><text:span text:style-name="a967" text:class-names=""/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/></text:p>
              </text:list-item>
            </text:list>
          </draw:text-box>
          <svg:title/>
          <svg:desc/>
        </draw:frame>
        <draw:frame draw:id="id176" draw:style-name="a974" draw:name="圖片 2" svg:x="0.65182in" svg:y="3.05182in" svg:width="9.89888in" svg:height="0.972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7" draw:style-name="a976" draw:master-page-name="Master2-Layout3-obj-Title,-Content" presentation:presentation-page-layout-name="Master2-PPL3" draw:id="Slide-262">
        <draw:frame draw:id="id177" draw:style-name="a979" draw:name="TextShape 1" svg:x="0.55118in" svg:y="0.24685in" svg:width="9.92087in" svg:height="1.03543in">
          <draw:text-box>
            <text:p text:style-name="a978" text:class-names="" text:cond-style-name=""><text:span text:style-name="a977" text:class-names="">Who did what in your team</text:span></text:p>
          </draw:text-box>
          <svg:title/>
          <svg:desc/>
        </draw:frame>
        <draw:frame draw:id="id178" draw:style-name="a998" draw:name="TextShape 2" svg:x="0.55118in" svg:y="1.45079in" svg:width="9.92087in" svg:height="3.59606in">
          <draw:text-box>
            <text:list text:style-name="a983">
              <text:list-item>
                <text:p text:style-name="a982" text:class-names="" text:cond-style-name=""><text:span text:style-name="a980" text:class-names="">請介紹你的組員工作分配</text:span><text:span text:style-name="a981" text:class-names=""/></text:p>
              </text:list-item>
            </text:list>
            <text:p text:style-name="a985" text:class-names="" text:cond-style-name=""><text:span text:style-name="a984" text:class-names=""/></text:p>
            <text:p text:style-name="a987" text:class-names="" text:cond-style-name=""><text:span text:style-name="a986" text:class-names="">蒐集資料：偕為昭、鍾暿峒</text:span></text:p>
            <text:p text:style-name="a989" text:class-names="" text:cond-style-name=""><text:span text:style-name="a988" text:class-names="">文本分析：楊家明、劉怡萱</text:span></text:p>
            <text:p text:style-name="a992" text:class-names="" text:cond-style-name=""><text:span text:style-name="a990" text:class-names="">結果分析：楊家明、鍾暿峒</text:span><text:span text:style-name="a991" text:class-names=""/></text:p>
            <text:p text:style-name="a994" text:class-names="" text:cond-style-name=""><text:span text:style-name="a993" text:class-names="">結果呈現：劉怡萱、偕為昭</text:span></text:p>
            <text:p text:style-name="a997" text:class-names="" text:cond-style-name=""><text:span text:style-name="a995" text:class-names=""><text:line-break/></text:span><text:span text:style-name="a996" text:class-names=""/></text:p>
          </draw:text-box>
          <svg:title/>
          <svg:desc/>
        </draw:frame>
      </draw:page>
      <draw:page draw:name="Slide8" draw:style-name="a1000" draw:master-page-name="Master1-Layout1-blank-Blank-Slide" presentation:presentation-page-layout-name="Master1-PPL1" draw:id="Slide-263">
        <draw:frame draw:id="id179" draw:style-name="a1005" draw:name="TextShape 1" svg:x="1.37795in" svg:y="5.70866in" svg:width="7.87402in" svg:height="0.32244in">
          <draw:text-box>
            <text:p text:style-name="a1004" text:class-names="" text:cond-style-name=""><text:span text:style-name="a1001" text:class-names="">This work is licensed under a Creative Commons Attribution-ShareAlike 3.0 Unported License.</text:span><text:span text:style-name="a1002" text:class-names=""><text:line-break/></text:span><text:span text:style-name="a1003" text:class-names="">It makes use of the works of Mateus Machado Luna.</text:span></text:p>
          </draw:text-box>
          <svg:title/>
          <svg:desc/>
        </draw:frame>
        <draw:frame draw:id="id180" draw:style-name="a1006" draw:name="圖片 178" svg:x="1.1811in" svg:y="5.70866in" svg:width="0.91614in" svg:height="0.32244in" style:rel-width="scale" style:rel-height="scale">
          <draw:image xlink:href="media/image2.png" xlink:type="simple" xlink:show="embed" xlink:actuate="onLoad"/>
          <svg:title/>
          <svg:desc/>
        </draw:frame>
        <draw:frame draw:id="id181" draw:style-name="a1012" draw:name="TextShape 2" svg:x="2.09724in" svg:y="0.58179in" svg:width="5.90551in" svg:height="1.34055in">
          <draw:text-box>
            <text:p text:style-name="a1009" text:class-names="" text:cond-style-name=""><text:span text:style-name="a1007" text:class-names="">Q &amp;<text:s text:c="1"/></text:span><text:span text:style-name="a1008" text:class-names="">A</text:span></text:p>
            <text:p text:style-name="a1011" text:class-names="" text:cond-style-name=""><text:span text:style-name="a1010" text:class-names=""/></text:p>
          </draw:text-box>
          <svg:title/>
          <svg:desc/>
        </draw:frame>
      </draw:page>
      <draw:page draw:name="Slide9" draw:style-name="a1014" draw:master-page-name="Master1-Layout2-tx-Title-Slide" presentation:presentation-page-layout-name="Master1-PPL2" draw:id="Slide-264">
        <draw:frame draw:id="id182" presentation:style-name="a1034" draw:name="副標題 2" svg:x="0.84204in" svg:y="0.53391in" svg:width="9.92087in" svg:height="4.90157in" presentation:class="subtitle" presentation:placeholder="false">
          <draw:text-box>
            <text:list text:style-name="a1018">
              <text:list-item>
                <text:p text:style-name="a1017" text:class-names="" text:cond-style-name=""><text:span text:style-name="a1015" text:class-names="">工讀生問題</text:span><text:span text:style-name="a1016" text:class-names="">?</text:span></text:p>
              </text:list-item>
            </text:list>
            <text:list text:style-name="a1022">
              <text:list-item>
                <text:p text:style-name="a1021" text:class-names="" text:cond-style-name=""><text:span text:style-name="a1019" text:class-names="">如何區分評論和心得</text:span><text:span text:style-name="a1020" text:class-names="">?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3" text:class-names="">電影時常出現在上映當下評價與後來評價落差巨大</text:span><text:span text:style-name="a1024" text:class-names="">問題</text:span><text:span text:style-name="a1025" text:class-names="">?</text:span></text:p>
              </text:list-item>
            </text:list>
            <text:list text:style-name="a1033">
              <text:list-item>
                <text:p text:style-name="a1032" text:class-names="" text:cond-style-name=""><text:span text:style-name="a1028" text:class-names="">如果以單一網站為來源，會不會出現評價標準偏差無法推及網站用戶以外使用者的</text:span><text:span text:style-name="a1029" text:class-names="">問題</text:span><text:span text:style-name="a1030" text:class-names="">?</text:span><text:span text:style-name="a103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Blank Slide"/>
    <style:presentation-page-layout style:name="Master1-PPL2" style:display-name="Title Slide">
      <presentation:placeholder presentation:object="title" svg:x="0.55118in" svg:y="0.88583in" svg:width="9.92087in" svg:height="1.41732in"/>
      <presentation:placeholder presentation:object="subtitle" svg:x="0.55118in" svg:y="2.59843in" svg:width="9.92087in" svg:height="3.01181in"/>
    </style:presentation-page-layout>
    <style:presentation-page-layout style:name="Master1-PPL3" style:display-name="Title, Content">
      <presentation:placeholder presentation:object="title" svg:x="0.55118in" svg:y="0.88583in" svg:width="9.92087in" svg:height="1.41732in"/>
      <presentation:placeholder presentation:object="object" svg:x="0.55118in" svg:y="2.59843in" svg:width="9.92087in" svg:height="3.01181in"/>
    </style:presentation-page-layout>
    <style:presentation-page-layout style:name="Master1-PPL4" style:display-name="Title, 2 Content">
      <presentation:placeholder presentation:object="title" svg:x="0.55118in" svg:y="0.88583in" svg:width="9.92087in" svg:height="1.41732in"/>
      <presentation:placeholder presentation:object="object" svg:x="0.55118in" svg:y="2.59843in" svg:width="4.84134in" svg:height="3.01181in"/>
      <presentation:placeholder presentation:object="object" svg:x="5.63504in" svg:y="2.59843in" svg:width="4.84134in" svg:height="3.01181in"/>
    </style:presentation-page-layout>
    <style:presentation-page-layout style:name="Master1-PPL5" style:display-name="Title Only">
      <presentation:placeholder presentation:object="title" svg:x="0.55118in" svg:y="0.88583in" svg:width="9.92087in" svg:height="1.41732in"/>
    </style:presentation-page-layout>
    <style:presentation-page-layout style:name="Master1-PPL6" style:display-name="Centered Text">
      <presentation:placeholder presentation:object="subtitle" svg:x="0.55118in" svg:y="0.88583in" svg:width="9.92087in" svg:height="6.57126in"/>
    </style:presentation-page-layout>
    <style:presentation-page-layout style:name="Master1-PPL7" style:display-name="Title, 2 Content and Content">
      <presentation:placeholder presentation:object="title" svg:x="0.55118in" svg:y="0.88583in" svg:width="9.92087in" svg:height="1.41732in"/>
      <presentation:placeholder presentation:object="object" svg:x="0.55118in" svg:y="2.59843in" svg:width="4.84134in" svg:height="1.43661in"/>
      <presentation:placeholder presentation:object="object" svg:x="5.63504in" svg:y="2.59843in" svg:width="4.84134in" svg:height="3.01181in"/>
      <presentation:placeholder presentation:object="object" svg:x="0.55118in" svg:y="4.17205in" svg:width="4.84134in" svg:height="1.43661in"/>
    </style:presentation-page-layout>
    <style:presentation-page-layout style:name="Master1-PPL8" style:display-name="Title Content and 2 Content">
      <presentation:placeholder presentation:object="title" svg:x="0.55118in" svg:y="0.88583in" svg:width="9.92087in" svg:height="1.41732in"/>
      <presentation:placeholder presentation:object="object" svg:x="0.55118in" svg:y="2.59843in" svg:width="4.84134in" svg:height="3.01181in"/>
      <presentation:placeholder presentation:object="object" svg:x="5.63504in" svg:y="2.59843in" svg:width="4.84134in" svg:height="1.43661in"/>
      <presentation:placeholder presentation:object="object" svg:x="5.63504in" svg:y="4.17205in" svg:width="4.84134in" svg:height="1.43661in"/>
    </style:presentation-page-layout>
    <style:presentation-page-layout style:name="Master1-PPL9" style:display-name="Title, 2 Content over Content">
      <presentation:placeholder presentation:object="title" svg:x="0.55118in" svg:y="0.88583in" svg:width="9.92087in" svg:height="1.41732in"/>
      <presentation:placeholder presentation:object="outline" svg:x="0.55118in" svg:y="2.59843in" svg:width="4.84134in" svg:height="1.43661in"/>
      <presentation:placeholder presentation:object="object" svg:x="5.63504in" svg:y="2.59843in" svg:width="4.84134in" svg:height="1.43661in"/>
      <presentation:placeholder presentation:object="object" svg:x="0.55118in" svg:y="4.17205in" svg:width="9.92087in" svg:height="1.43661in"/>
    </style:presentation-page-layout>
    <style:presentation-page-layout style:name="Master1-PPL10" style:display-name="Title, Content over Content">
      <presentation:placeholder presentation:object="title" svg:x="0.55118in" svg:y="0.88583in" svg:width="9.92087in" svg:height="1.41732in"/>
      <presentation:placeholder presentation:object="outline" svg:x="0.55118in" svg:y="2.59843in" svg:width="9.92087in" svg:height="1.43661in"/>
      <presentation:placeholder presentation:object="object" svg:x="0.55118in" svg:y="4.17205in" svg:width="9.92087in" svg:height="1.43661in"/>
    </style:presentation-page-layout>
    <style:presentation-page-layout style:name="Master1-PPL11" style:display-name="Title, 4 Content">
      <presentation:placeholder presentation:object="title" svg:x="0.55118in" svg:y="0.88583in" svg:width="9.92087in" svg:height="1.41732in"/>
      <presentation:placeholder presentation:object="object" svg:x="0.55118in" svg:y="2.59843in" svg:width="4.84134in" svg:height="1.43661in"/>
      <presentation:placeholder presentation:object="object" svg:x="5.63504in" svg:y="2.59843in" svg:width="4.84134in" svg:height="1.43661in"/>
      <presentation:placeholder presentation:object="object" svg:x="0.55118in" svg:y="4.17205in" svg:width="4.84134in" svg:height="1.43661in"/>
      <presentation:placeholder presentation:object="object" svg:x="5.63504in" svg:y="4.17205in" svg:width="4.84134in" svg:height="1.43661in"/>
    </style:presentation-page-layout>
    <style:presentation-page-layout style:name="Master1-PPL12" style:display-name="Title, 6 Content">
      <presentation:placeholder presentation:object="title" svg:x="0.55118in" svg:y="0.88583in" svg:width="9.92087in" svg:height="1.41732in"/>
      <presentation:placeholder presentation:object="outline" svg:x="0.55118in" svg:y="2.59843in" svg:width="3.19409in" svg:height="1.43661in"/>
      <presentation:placeholder presentation:object="outline" svg:x="3.90551in" svg:y="2.59843in" svg:width="3.19409in" svg:height="1.43661in"/>
      <presentation:placeholder presentation:object="outline" svg:x="7.25945in" svg:y="2.59843in" svg:width="3.19409in" svg:height="1.43661in"/>
      <presentation:placeholder presentation:object="outline" svg:x="0.55118in" svg:y="4.17205in" svg:width="3.19409in" svg:height="1.43661in"/>
      <presentation:placeholder presentation:object="outline" svg:x="3.90551in" svg:y="4.17205in" svg:width="3.19409in" svg:height="1.43661in"/>
      <presentation:placeholder presentation:object="outline" svg:x="7.25945in" svg:y="4.17205in" svg:width="3.19409in" svg:height="1.43661in"/>
    </style:presentation-page-layout>
    <style:presentation-page-layout style:name="Master2-PPL1" style:display-name="Blank Slide"/>
    <style:presentation-page-layout style:name="Master2-PPL2" style:display-name="Title Slide">
      <presentation:placeholder presentation:object="title" svg:x="0.55118in" svg:y="0.88583in" svg:width="9.92087in" svg:height="1.41732in"/>
      <presentation:placeholder presentation:object="subtitle" svg:x="0.55118in" svg:y="2.59843in" svg:width="9.92087in" svg:height="3.01181in"/>
    </style:presentation-page-layout>
    <style:presentation-page-layout style:name="Master2-PPL3" style:display-name="Title, Content">
      <presentation:placeholder presentation:object="title" svg:x="0.55118in" svg:y="0.88583in" svg:width="9.92087in" svg:height="1.41732in"/>
      <presentation:placeholder presentation:object="object" svg:x="0.55118in" svg:y="2.59843in" svg:width="9.92087in" svg:height="3.01181in"/>
    </style:presentation-page-layout>
    <style:presentation-page-layout style:name="Master2-PPL4" style:display-name="Title, 2 Content">
      <presentation:placeholder presentation:object="title" svg:x="0.55118in" svg:y="0.88583in" svg:width="9.92087in" svg:height="1.41732in"/>
      <presentation:placeholder presentation:object="object" svg:x="0.55118in" svg:y="2.59843in" svg:width="4.84134in" svg:height="3.01181in"/>
      <presentation:placeholder presentation:object="object" svg:x="5.63504in" svg:y="2.59843in" svg:width="4.84134in" svg:height="3.01181in"/>
    </style:presentation-page-layout>
    <style:presentation-page-layout style:name="Master2-PPL5" style:display-name="Title Only">
      <presentation:placeholder presentation:object="title" svg:x="0.55118in" svg:y="0.88583in" svg:width="9.92087in" svg:height="1.41732in"/>
    </style:presentation-page-layout>
    <style:presentation-page-layout style:name="Master2-PPL6" style:display-name="Centered Text">
      <presentation:placeholder presentation:object="subtitle" svg:x="0.55118in" svg:y="0.88583in" svg:width="9.92087in" svg:height="6.57126in"/>
    </style:presentation-page-layout>
    <style:presentation-page-layout style:name="Master2-PPL7" style:display-name="Title, 2 Content and Content">
      <presentation:placeholder presentation:object="title" svg:x="0.55118in" svg:y="0.88583in" svg:width="9.92087in" svg:height="1.41732in"/>
      <presentation:placeholder presentation:object="object" svg:x="0.55118in" svg:y="2.59843in" svg:width="4.84134in" svg:height="1.43661in"/>
      <presentation:placeholder presentation:object="object" svg:x="5.63504in" svg:y="2.59843in" svg:width="4.84134in" svg:height="3.01181in"/>
      <presentation:placeholder presentation:object="object" svg:x="0.55118in" svg:y="4.17205in" svg:width="4.84134in" svg:height="1.43661in"/>
    </style:presentation-page-layout>
    <style:presentation-page-layout style:name="Master2-PPL8" style:display-name="Title Content and 2 Content">
      <presentation:placeholder presentation:object="title" svg:x="0.55118in" svg:y="0.88583in" svg:width="9.92087in" svg:height="1.41732in"/>
      <presentation:placeholder presentation:object="object" svg:x="0.55118in" svg:y="2.59843in" svg:width="4.84134in" svg:height="3.01181in"/>
      <presentation:placeholder presentation:object="object" svg:x="5.63504in" svg:y="2.59843in" svg:width="4.84134in" svg:height="1.43661in"/>
      <presentation:placeholder presentation:object="object" svg:x="5.63504in" svg:y="4.17205in" svg:width="4.84134in" svg:height="1.43661in"/>
    </style:presentation-page-layout>
    <style:presentation-page-layout style:name="Master2-PPL9" style:display-name="Title, 2 Content over Content">
      <presentation:placeholder presentation:object="title" svg:x="0.55118in" svg:y="0.88583in" svg:width="9.92087in" svg:height="1.41732in"/>
      <presentation:placeholder presentation:object="outline" svg:x="0.55118in" svg:y="2.59843in" svg:width="4.84134in" svg:height="1.43661in"/>
      <presentation:placeholder presentation:object="object" svg:x="5.63504in" svg:y="2.59843in" svg:width="4.84134in" svg:height="1.43661in"/>
      <presentation:placeholder presentation:object="object" svg:x="0.55118in" svg:y="4.17205in" svg:width="9.92087in" svg:height="1.43661in"/>
    </style:presentation-page-layout>
    <style:presentation-page-layout style:name="Master2-PPL10" style:display-name="Title, Content over Content">
      <presentation:placeholder presentation:object="title" svg:x="0.55118in" svg:y="0.88583in" svg:width="9.92087in" svg:height="1.41732in"/>
      <presentation:placeholder presentation:object="outline" svg:x="0.55118in" svg:y="2.59843in" svg:width="9.92087in" svg:height="1.43661in"/>
      <presentation:placeholder presentation:object="object" svg:x="0.55118in" svg:y="4.17205in" svg:width="9.92087in" svg:height="1.43661in"/>
    </style:presentation-page-layout>
    <style:presentation-page-layout style:name="Master2-PPL11" style:display-name="Title, 4 Content">
      <presentation:placeholder presentation:object="title" svg:x="0.55118in" svg:y="0.88583in" svg:width="9.92087in" svg:height="1.41732in"/>
      <presentation:placeholder presentation:object="object" svg:x="0.55118in" svg:y="2.59843in" svg:width="4.84134in" svg:height="1.43661in"/>
      <presentation:placeholder presentation:object="object" svg:x="5.63504in" svg:y="2.59843in" svg:width="4.84134in" svg:height="1.43661in"/>
      <presentation:placeholder presentation:object="object" svg:x="0.55118in" svg:y="4.17205in" svg:width="4.84134in" svg:height="1.43661in"/>
      <presentation:placeholder presentation:object="object" svg:x="5.63504in" svg:y="4.17205in" svg:width="4.84134in" svg:height="1.43661in"/>
    </style:presentation-page-layout>
    <style:presentation-page-layout style:name="Master2-PPL12" style:display-name="Title, 6 Content">
      <presentation:placeholder presentation:object="title" svg:x="0.55118in" svg:y="0.88583in" svg:width="9.92087in" svg:height="1.41732in"/>
      <presentation:placeholder presentation:object="outline" svg:x="0.55118in" svg:y="2.59843in" svg:width="3.19409in" svg:height="1.43661in"/>
      <presentation:placeholder presentation:object="outline" svg:x="3.90551in" svg:y="2.59843in" svg:width="3.19409in" svg:height="1.43661in"/>
      <presentation:placeholder presentation:object="outline" svg:x="7.25945in" svg:y="2.59843in" svg:width="3.19409in" svg:height="1.43661in"/>
      <presentation:placeholder presentation:object="outline" svg:x="0.55118in" svg:y="4.17205in" svg:width="3.19409in" svg:height="1.43661in"/>
      <presentation:placeholder presentation:object="outline" svg:x="3.90551in" svg:y="4.17205in" svg:width="3.19409in" svg:height="1.43661in"/>
      <presentation:placeholder presentation:object="outline" svg:x="7.25945in" svg:y="4.17205in" svg:width="3.19409in" svg:height="1.43661in"/>
    </style:presentation-page-layout>
    <style:presentation-page-layout style:name="Master3-PPL1" style:display-name="Blank Slide"/>
    <style:presentation-page-layout style:name="Master3-PPL2" style:display-name="Title Slide">
      <presentation:placeholder presentation:object="title" svg:x="0.55118in" svg:y="0.88583in" svg:width="9.92087in" svg:height="1.41732in"/>
      <presentation:placeholder presentation:object="subtitle" svg:x="0.55118in" svg:y="2.59843in" svg:width="9.92087in" svg:height="3.01181in"/>
    </style:presentation-page-layout>
    <style:presentation-page-layout style:name="Master3-PPL3" style:display-name="Title, Content">
      <presentation:placeholder presentation:object="title" svg:x="0.55118in" svg:y="0.88583in" svg:width="9.92087in" svg:height="1.41732in"/>
      <presentation:placeholder presentation:object="object" svg:x="0.55118in" svg:y="2.59843in" svg:width="9.92087in" svg:height="3.01181in"/>
    </style:presentation-page-layout>
    <style:presentation-page-layout style:name="Master3-PPL4" style:display-name="Title, 2 Content">
      <presentation:placeholder presentation:object="title" svg:x="0.55118in" svg:y="0.88583in" svg:width="9.92087in" svg:height="1.41732in"/>
      <presentation:placeholder presentation:object="object" svg:x="0.55118in" svg:y="2.59843in" svg:width="4.84134in" svg:height="3.01181in"/>
      <presentation:placeholder presentation:object="object" svg:x="5.63504in" svg:y="2.59843in" svg:width="4.84134in" svg:height="3.01181in"/>
    </style:presentation-page-layout>
    <style:presentation-page-layout style:name="Master3-PPL5" style:display-name="Title Only">
      <presentation:placeholder presentation:object="title" svg:x="0.55118in" svg:y="0.88583in" svg:width="9.92087in" svg:height="1.41732in"/>
    </style:presentation-page-layout>
    <style:presentation-page-layout style:name="Master3-PPL6" style:display-name="Centered Text">
      <presentation:placeholder presentation:object="subtitle" svg:x="0.55118in" svg:y="0.88583in" svg:width="9.92087in" svg:height="6.57126in"/>
    </style:presentation-page-layout>
    <style:presentation-page-layout style:name="Master3-PPL7" style:display-name="Title, 2 Content and Content">
      <presentation:placeholder presentation:object="title" svg:x="0.55118in" svg:y="0.88583in" svg:width="9.92087in" svg:height="1.41732in"/>
      <presentation:placeholder presentation:object="object" svg:x="0.55118in" svg:y="2.59843in" svg:width="4.84134in" svg:height="1.43661in"/>
      <presentation:placeholder presentation:object="object" svg:x="5.63504in" svg:y="2.59843in" svg:width="4.84134in" svg:height="3.01181in"/>
      <presentation:placeholder presentation:object="object" svg:x="0.55118in" svg:y="4.17205in" svg:width="4.84134in" svg:height="1.43661in"/>
    </style:presentation-page-layout>
    <style:presentation-page-layout style:name="Master3-PPL8" style:display-name="Title Content and 2 Content">
      <presentation:placeholder presentation:object="title" svg:x="0.55118in" svg:y="0.88583in" svg:width="9.92087in" svg:height="1.41732in"/>
      <presentation:placeholder presentation:object="object" svg:x="0.55118in" svg:y="2.59843in" svg:width="4.84134in" svg:height="3.01181in"/>
      <presentation:placeholder presentation:object="object" svg:x="5.63504in" svg:y="2.59843in" svg:width="4.84134in" svg:height="1.43661in"/>
      <presentation:placeholder presentation:object="object" svg:x="5.63504in" svg:y="4.17205in" svg:width="4.84134in" svg:height="1.43661in"/>
    </style:presentation-page-layout>
    <style:presentation-page-layout style:name="Master3-PPL9" style:display-name="Title, 2 Content over Content">
      <presentation:placeholder presentation:object="title" svg:x="0.55118in" svg:y="0.88583in" svg:width="9.92087in" svg:height="1.41732in"/>
      <presentation:placeholder presentation:object="outline" svg:x="0.55118in" svg:y="2.59843in" svg:width="4.84134in" svg:height="1.43661in"/>
      <presentation:placeholder presentation:object="object" svg:x="5.63504in" svg:y="2.59843in" svg:width="4.84134in" svg:height="1.43661in"/>
      <presentation:placeholder presentation:object="object" svg:x="0.55118in" svg:y="4.17205in" svg:width="9.92087in" svg:height="1.43661in"/>
    </style:presentation-page-layout>
    <style:presentation-page-layout style:name="Master3-PPL10" style:display-name="Title, Content over Content">
      <presentation:placeholder presentation:object="title" svg:x="0.55118in" svg:y="0.88583in" svg:width="9.92087in" svg:height="1.41732in"/>
      <presentation:placeholder presentation:object="outline" svg:x="0.55118in" svg:y="2.59843in" svg:width="9.92087in" svg:height="1.43661in"/>
      <presentation:placeholder presentation:object="object" svg:x="0.55118in" svg:y="4.17205in" svg:width="9.92087in" svg:height="1.43661in"/>
    </style:presentation-page-layout>
    <style:presentation-page-layout style:name="Master3-PPL11" style:display-name="Title, 4 Content">
      <presentation:placeholder presentation:object="title" svg:x="0.55118in" svg:y="0.88583in" svg:width="9.92087in" svg:height="1.41732in"/>
      <presentation:placeholder presentation:object="object" svg:x="0.55118in" svg:y="2.59843in" svg:width="4.84134in" svg:height="1.43661in"/>
      <presentation:placeholder presentation:object="object" svg:x="5.63504in" svg:y="2.59843in" svg:width="4.84134in" svg:height="1.43661in"/>
      <presentation:placeholder presentation:object="object" svg:x="0.55118in" svg:y="4.17205in" svg:width="4.84134in" svg:height="1.43661in"/>
      <presentation:placeholder presentation:object="object" svg:x="5.63504in" svg:y="4.17205in" svg:width="4.84134in" svg:height="1.43661in"/>
    </style:presentation-page-layout>
    <style:presentation-page-layout style:name="Master3-PPL12" style:display-name="Title, 6 Content">
      <presentation:placeholder presentation:object="title" svg:x="0.55118in" svg:y="0.88583in" svg:width="9.92087in" svg:height="1.41732in"/>
      <presentation:placeholder presentation:object="outline" svg:x="0.55118in" svg:y="2.59843in" svg:width="3.19409in" svg:height="1.43661in"/>
      <presentation:placeholder presentation:object="outline" svg:x="3.90551in" svg:y="2.59843in" svg:width="3.19409in" svg:height="1.43661in"/>
      <presentation:placeholder presentation:object="outline" svg:x="7.25945in" svg:y="2.59843in" svg:width="3.19409in" svg:height="1.43661in"/>
      <presentation:placeholder presentation:object="outline" svg:x="0.55118in" svg:y="4.17205in" svg:width="3.19409in" svg:height="1.43661in"/>
      <presentation:placeholder presentation:object="outline" svg:x="3.90551in" svg:y="4.17205in" svg:width="3.19409in" svg:height="1.43661in"/>
      <presentation:placeholder presentation:object="outline" svg:x="7.25945in" svg:y="4.17205in" svg:width="3.19409in" svg:height="1.43661in"/>
    </style:presentation-page-layout>
    <style:presentation-page-layout style:name="Master4-PPL1" style:display-name="Blank Slide"/>
    <style:presentation-page-layout style:name="Master4-PPL2" style:display-name="Title Slide">
      <presentation:placeholder presentation:object="title" svg:x="0.55118in" svg:y="0.88583in" svg:width="9.92087in" svg:height="1.41732in"/>
      <presentation:placeholder presentation:object="subtitle" svg:x="0.55118in" svg:y="2.59843in" svg:width="9.92087in" svg:height="3.01181in"/>
    </style:presentation-page-layout>
    <style:presentation-page-layout style:name="Master4-PPL3" style:display-name="Title, Content">
      <presentation:placeholder presentation:object="title" svg:x="0.55118in" svg:y="0.88583in" svg:width="9.92087in" svg:height="1.41732in"/>
      <presentation:placeholder presentation:object="object" svg:x="0.55118in" svg:y="2.59843in" svg:width="9.92087in" svg:height="3.01181in"/>
    </style:presentation-page-layout>
    <style:presentation-page-layout style:name="Master4-PPL4" style:display-name="Title, 2 Content">
      <presentation:placeholder presentation:object="title" svg:x="0.55118in" svg:y="0.88583in" svg:width="9.92087in" svg:height="1.41732in"/>
      <presentation:placeholder presentation:object="object" svg:x="0.55118in" svg:y="2.59843in" svg:width="4.84134in" svg:height="3.01181in"/>
      <presentation:placeholder presentation:object="object" svg:x="5.63504in" svg:y="2.59843in" svg:width="4.84134in" svg:height="3.01181in"/>
    </style:presentation-page-layout>
    <style:presentation-page-layout style:name="Master4-PPL5" style:display-name="Title Only">
      <presentation:placeholder presentation:object="title" svg:x="0.55118in" svg:y="0.88583in" svg:width="9.92087in" svg:height="1.41732in"/>
    </style:presentation-page-layout>
    <style:presentation-page-layout style:name="Master4-PPL6" style:display-name="Centered Text">
      <presentation:placeholder presentation:object="subtitle" svg:x="0.55118in" svg:y="0.88583in" svg:width="9.92087in" svg:height="6.57126in"/>
    </style:presentation-page-layout>
    <style:presentation-page-layout style:name="Master4-PPL7" style:display-name="Title, 2 Content and Content">
      <presentation:placeholder presentation:object="title" svg:x="0.55118in" svg:y="0.88583in" svg:width="9.92087in" svg:height="1.41732in"/>
      <presentation:placeholder presentation:object="object" svg:x="0.55118in" svg:y="2.59843in" svg:width="4.84134in" svg:height="1.43661in"/>
      <presentation:placeholder presentation:object="object" svg:x="5.63504in" svg:y="2.59843in" svg:width="4.84134in" svg:height="3.01181in"/>
      <presentation:placeholder presentation:object="object" svg:x="0.55118in" svg:y="4.17205in" svg:width="4.84134in" svg:height="1.43661in"/>
    </style:presentation-page-layout>
    <style:presentation-page-layout style:name="Master4-PPL8" style:display-name="Title Content and 2 Content">
      <presentation:placeholder presentation:object="title" svg:x="0.55118in" svg:y="0.88583in" svg:width="9.92087in" svg:height="1.41732in"/>
      <presentation:placeholder presentation:object="object" svg:x="0.55118in" svg:y="2.59843in" svg:width="4.84134in" svg:height="3.01181in"/>
      <presentation:placeholder presentation:object="object" svg:x="5.63504in" svg:y="2.59843in" svg:width="4.84134in" svg:height="1.43661in"/>
      <presentation:placeholder presentation:object="object" svg:x="5.63504in" svg:y="4.17205in" svg:width="4.84134in" svg:height="1.43661in"/>
    </style:presentation-page-layout>
    <style:presentation-page-layout style:name="Master4-PPL9" style:display-name="Title, 2 Content over Content">
      <presentation:placeholder presentation:object="title" svg:x="0.55118in" svg:y="0.88583in" svg:width="9.92087in" svg:height="1.41732in"/>
      <presentation:placeholder presentation:object="outline" svg:x="0.55118in" svg:y="2.59843in" svg:width="4.84134in" svg:height="1.43661in"/>
      <presentation:placeholder presentation:object="object" svg:x="5.63504in" svg:y="2.59843in" svg:width="4.84134in" svg:height="1.43661in"/>
      <presentation:placeholder presentation:object="object" svg:x="0.55118in" svg:y="4.17205in" svg:width="9.92087in" svg:height="1.43661in"/>
    </style:presentation-page-layout>
    <style:presentation-page-layout style:name="Master4-PPL10" style:display-name="Title, Content over Content">
      <presentation:placeholder presentation:object="title" svg:x="0.55118in" svg:y="0.88583in" svg:width="9.92087in" svg:height="1.41732in"/>
      <presentation:placeholder presentation:object="outline" svg:x="0.55118in" svg:y="2.59843in" svg:width="9.92087in" svg:height="1.43661in"/>
      <presentation:placeholder presentation:object="object" svg:x="0.55118in" svg:y="4.17205in" svg:width="9.92087in" svg:height="1.43661in"/>
    </style:presentation-page-layout>
    <style:presentation-page-layout style:name="Master4-PPL11" style:display-name="Title, 4 Content">
      <presentation:placeholder presentation:object="title" svg:x="0.55118in" svg:y="0.88583in" svg:width="9.92087in" svg:height="1.41732in"/>
      <presentation:placeholder presentation:object="object" svg:x="0.55118in" svg:y="2.59843in" svg:width="4.84134in" svg:height="1.43661in"/>
      <presentation:placeholder presentation:object="object" svg:x="5.63504in" svg:y="2.59843in" svg:width="4.84134in" svg:height="1.43661in"/>
      <presentation:placeholder presentation:object="object" svg:x="0.55118in" svg:y="4.17205in" svg:width="4.84134in" svg:height="1.43661in"/>
      <presentation:placeholder presentation:object="object" svg:x="5.63504in" svg:y="4.17205in" svg:width="4.84134in" svg:height="1.43661in"/>
    </style:presentation-page-layout>
    <style:presentation-page-layout style:name="Master4-PPL12" style:display-name="Title, 6 Content">
      <presentation:placeholder presentation:object="title" svg:x="0.55118in" svg:y="0.88583in" svg:width="9.92087in" svg:height="1.41732in"/>
      <presentation:placeholder presentation:object="outline" svg:x="0.55118in" svg:y="2.59843in" svg:width="3.19409in" svg:height="1.43661in"/>
      <presentation:placeholder presentation:object="outline" svg:x="3.90551in" svg:y="2.59843in" svg:width="3.19409in" svg:height="1.43661in"/>
      <presentation:placeholder presentation:object="outline" svg:x="7.25945in" svg:y="2.59843in" svg:width="3.19409in" svg:height="1.43661in"/>
      <presentation:placeholder presentation:object="outline" svg:x="0.55118in" svg:y="4.17205in" svg:width="3.19409in" svg:height="1.43661in"/>
      <presentation:placeholder presentation:object="outline" svg:x="3.90551in" svg:y="4.17205in" svg:width="3.19409in" svg:height="1.43661in"/>
      <presentation:placeholder presentation:object="outline" svg:x="7.25945in" svg:y="4.17205in" svg:width="3.19409in" svg:height="1.4366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683" xlink:href="media/image3.png" xlink:show="embed" xlink:actuate="onLoad"/>
    <draw:fill-image draw:name="a459" xlink:href="media/image4.png" xlink:show="embed" xlink:actuate="onLoad"/>
    <draw:fill-image draw:name="a758" xlink:href="media/image3.png" xlink:show="embed" xlink:actuate="onLoad"/>
    <draw:fill-image draw:name="a509" xlink:href="media/image4.png" xlink:show="embed" xlink:actuate="onLoad"/>
    <draw:fill-image draw:name="a808" xlink:href="media/image5.png" xlink:show="embed" xlink:actuate="onLoad"/>
    <draw:fill-image draw:name="a661" xlink:href="media/image3.png" xlink:show="embed" xlink:actuate="onLoad"/>
    <draw:fill-image draw:name="a711" xlink:href="media/image3.png" xlink:show="embed" xlink:actuate="onLoad"/>
    <draw:fill-image draw:name="a961" xlink:href="media/image6.png" xlink:show="embed" xlink:actuate="onLoad"/>
    <draw:fill-image draw:name="a290" xlink:href="media/image6.png" xlink:show="embed" xlink:actuate="onLoad"/>
    <draw:fill-image draw:name="a688" xlink:href="media/image3.png" xlink:show="embed" xlink:actuate="onLoad"/>
    <draw:fill-image draw:name="a139" xlink:href="media/image5.png" xlink:show="embed" xlink:actuate="onLoad"/>
    <draw:fill-image draw:name="a77" xlink:href="media/image5.png" xlink:show="embed" xlink:actuate="onLoad"/>
    <draw:fill-image draw:name="a341" xlink:href="media/image6.png" xlink:show="embed" xlink:actuate="onLoad"/>
    <draw:fill-image draw:name="a55" xlink:href="media/image5.png" xlink:show="embed" xlink:actuate="onLoad"/>
    <draw:fill-image draw:name="a324" xlink:href="media/image6.png" xlink:show="embed" xlink:actuate="onLoad"/>
    <draw:fill-image draw:name="a1013" xlink:href="media/image5.png" xlink:show="embed" xlink:actuate="onLoad"/>
    <draw:fill-image draw:name="a577" xlink:href="media/image4.png" xlink:show="embed" xlink:actuate="onLoad"/>
    <draw:fill-image draw:name="a279" xlink:href="media/image6.png" xlink:show="embed" xlink:actuate="onLoad"/>
    <draw:fill-image draw:name="a926" xlink:href="media/image6.png" xlink:show="embed" xlink:actuate="onLoad"/>
    <draw:fill-image draw:name="a853" xlink:href="media/image6.png" xlink:show="embed" xlink:actuate="onLoad"/>
    <draw:fill-image draw:name="a481" xlink:href="media/image4.png" xlink:show="embed" xlink:actuate="onLoad"/>
    <draw:fill-image draw:name="a556" xlink:href="media/image4.png" xlink:show="embed" xlink:actuate="onLoad"/>
    <draw:fill-image draw:name="a257" xlink:href="media/image6.png" xlink:show="embed" xlink:actuate="onLoad"/>
    <draw:fill-image draw:name="a606" xlink:href="media/image3.png" xlink:show="embed" xlink:actuate="onLoad"/>
    <draw:fill-image draw:name="a307" xlink:href="media/image6.png" xlink:show="embed" xlink:actuate="onLoad"/>
    <draw:fill-image draw:name="a832" xlink:href="media/image6.png" xlink:show="embed" xlink:actuate="onLoad"/>
    <draw:fill-image draw:name="a486" xlink:href="media/image4.png" xlink:show="embed" xlink:actuate="onLoad"/>
    <draw:fill-image draw:name="a468" xlink:href="media/image4.png" xlink:show="embed" xlink:actuate="onLoad"/>
    <draw:fill-image draw:name="a694" xlink:href="media/image3.png" xlink:show="embed" xlink:actuate="onLoad"/>
    <draw:fill-image draw:name="a82" xlink:href="media/image5.png" xlink:show="embed" xlink:actuate="onLoad"/>
    <draw:fill-image draw:name="a670" xlink:href="media/image3.png" xlink:show="embed" xlink:actuate="onLoad"/>
    <draw:fill-image draw:name="a122" xlink:href="media/image5.png" xlink:show="embed" xlink:actuate="onLoad"/>
    <draw:fill-image draw:name="a745" xlink:href="media/image3.png" xlink:show="embed" xlink:actuate="onLoad"/>
    <draw:fill-image draw:name="a448" xlink:href="media/image4.png" xlink:show="embed" xlink:actuate="onLoad"/>
    <draw:fill-image draw:name="a375" xlink:href="media/image6.png" xlink:show="embed" xlink:actuate="onLoad"/>
    <draw:fill-image draw:name="a650" xlink:href="media/image3.png" xlink:show="embed" xlink:actuate="onLoad"/>
    <draw:fill-image draw:name="a999" xlink:href="media/image5.png" xlink:show="embed" xlink:actuate="onLoad"/>
    <draw:fill-image draw:name="a88" xlink:href="media/image5.png" xlink:show="embed" xlink:actuate="onLoad"/>
    <draw:fill-image draw:name="a975" xlink:href="media/image6.png" xlink:show="embed" xlink:actuate="onLoad"/>
    <draw:fill-image draw:name="a64" xlink:href="media/image5.png" xlink:show="embed" xlink:actuate="onLoad"/>
    <draw:fill-image draw:name="a652" xlink:href="media/image3.png" xlink:show="embed" xlink:actuate="onLoad"/>
    <draw:fill-image draw:name="a354" xlink:href="media/image6.png" xlink:show="embed" xlink:actuate="onLoad"/>
    <draw:fill-image draw:name="a404" xlink:href="media/image4.png" xlink:show="embed" xlink:actuate="onLoad"/>
    <draw:fill-image draw:name="a728" xlink:href="media/image3.png" xlink:show="embed" xlink:actuate="onLoad"/>
    <draw:fill-image draw:name="a105" xlink:href="media/image5.png" xlink:show="embed" xlink:actuate="onLoad"/>
    <draw:fill-image draw:name="a284" xlink:href="media/image6.png" xlink:show="embed" xlink:actuate="onLoad"/>
    <draw:fill-image draw:name="a44" xlink:href="media/image5.png" xlink:show="embed" xlink:actuate="onLoad"/>
    <draw:fill-image draw:name="a46" xlink:href="media/image5.png" xlink:show="embed" xlink:actuate="onLoad"/>
    <draw:fill-image draw:name="a885" xlink:href="media/image6.png" xlink:show="embed" xlink:actuate="onLoad"/>
    <draw:fill-image draw:name="a0" xlink:href="media/image5.png" xlink:show="embed" xlink:actuate="onLoad"/>
    <draw:fill-image draw:name="a266" xlink:href="media/image6.png" xlink:show="embed" xlink:actuate="onLoad"/>
    <draw:fill-image draw:name="a492" xlink:href="media/image4.png" xlink:show="embed" xlink:actuate="onLoad"/>
    <draw:fill-image draw:name="a543" xlink:href="media/image4.png" xlink:show="embed" xlink:actuate="onLoad"/>
    <draw:fill-image draw:name="a246" xlink:href="media/image6.png" xlink:show="embed" xlink:actuate="onLoad"/>
    <draw:fill-image draw:name="a173" xlink:href="media/image5.png" xlink:show="embed" xlink:actuate="onLoad"/>
    <draw:fill-image draw:name="a248" xlink:href="media/image6.png" xlink:show="embed" xlink:actuate="onLoad"/>
    <draw:fill-image draw:name="a450" xlink:href="media/image4.png" xlink:show="embed" xlink:actuate="onLoad"/>
    <draw:fill-image draw:name="a152" xlink:href="media/image5.png" xlink:show="embed" xlink:actuate="onLoad"/>
    <draw:fill-image draw:name="a526" xlink:href="media/image4.png" xlink:show="embed" xlink:actuate="onLoad"/>
    <draw:fill-image draw:name="a202" xlink:href="media/image6.png" xlink:show="embed" xlink:actuate="onLoad"/>
    <draw:fill-image draw:name="a779" xlink:href="media/image3.png" xlink:show="embed" xlink:actuate="onLoad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9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9167in" style:font-size-asian="0.29167in" style:font-size-complex="0.29167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9167in" style:font-size-asian="0.29167in" style:font-size-complex="0.291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4">
      <style:paragraph-properties fo:line-height="90%" fo:text-align="left" style:tab-stop-distance="1in" fo:margin-left="0.94488in" fo:margin-right="0in" fo:text-indent="-0.35433in" fo:margin-top="0.1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90%" fo:text-align="left" style:tab-stop-distance="1in" fo:margin-left="1.41732in" fo:margin-right="0in" fo:text-indent="-0.31496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">
      <style:drawing-page-properties draw:fill="bitmap" draw:fill-image-name="a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1">
      <style:drawing-page-properties draw:fill="bitmap" draw:fill-image-name="a6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9">
      <style:drawing-page-properties draw:fill="bitmap" draw:fill-image-name="a4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90%" fo:text-align="left" style:tab-stop-distance="1in" fo:margin-left="1.88976in" fo:margin-right="0in" fo:text-indent="-0.23622in" fo:margin-top="0.05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bitmap" draw:fill-image-name="a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2.3622in" fo:margin-right="0in" fo:text-indent="-0.23622in" fo:margin-top="0.0298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1">
      <style:drawing-page-properties draw:fill="bitmap" draw:fill-image-name="a4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">
      <style:drawing-page-properties draw:fill="bitmap" draw:fill-image-name="a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bitmap" draw:fill-image-name="a68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9">
      <style:drawing-page-properties draw:fill="bitmap" draw:fill-image-name="a6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0">
      <style:paragraph-properties fo:line-height="90%" fo:text-align="left" style:tab-stop-distance="1in" fo:margin-left="2.83465in" fo:margin-right="0in" fo:text-indent="-0.23622in" fo:margin-top="0.0298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3.30709in" fo:margin-right="0in" fo:text-indent="-0.23622in" fo:margin-top="0.0298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0">
      <style:drawing-page-properties draw:fill="bitmap" draw:fill-image-name="a45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1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9">
      <style:drawing-page-properties draw:fill="bitmap" draw:fill-image-name="a4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5">
      <style:drawing-page-properties draw:fill="bitmap" draw:fill-image-name="a6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7">
      <style:drawing-page-properties draw:fill="bitmap" draw:fill-image-name="a2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9">
      <style:drawing-page-properties draw:fill="bitmap" draw:fill-image-name="a2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58">
      <style:drawing-page-properties draw:fill="bitmap" draw:fill-image-name="a2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2">
      <style:drawing-page-properties draw:fill="bitmap" draw:fill-image-name="a4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7">
      <style:drawing-page-properties draw:fill="bitmap" draw:fill-image-name="a4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2">
      <style:drawing-page-properties draw:fill="bitmap" draw:fill-image-name="a7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67">
      <style:drawing-page-properties draw:fill="bitmap" draw:fill-image-name="a2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3">
      <style:drawing-page-properties draw:fill="bitmap" draw:fill-image-name="a4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9">
      <style:drawing-page-properties draw:fill="bitmap" draw:fill-image-name="a7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0278in" style:font-size-asian="0.40278in" style:font-size-complex="0.40278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0278in" style:font-size-asian="0.40278in" style:font-size-complex="0.40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47244in" fo:margin-right="0in" fo:text-indent="-0.35433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bitmap" draw:fill-image-name="a2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bitmap" draw:fill-image-name="a2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bitmap" draw:fill-image-name="a5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6">
      <style:drawing-page-properties draw:fill="bitmap" draw:fill-image-name="a74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1">
      <style:drawing-page-properties draw:fill="bitmap" draw:fill-image-name="a2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7">
      <style:drawing-page-properties draw:fill="bitmap" draw:fill-image-name="a5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9">
      <style:drawing-page-properties draw:fill="bitmap" draw:fill-image-name="a7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8">
      <style:drawing-page-properties draw:fill="bitmap" draw:fill-image-name="a3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4">
      <style:drawing-page-properties draw:fill="bitmap" draw:fill-image-name="a5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bitmap" draw:fill-image-name="a3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0">
      <style:drawing-page-properties draw:fill="bitmap" draw:fill-image-name="a7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7">
      <style:drawing-page-properties draw:fill="bitmap" draw:fill-image-name="a5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">
      <style:drawing-page-properties draw:fill="bitmap" draw:fill-image-name="a1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2">
      <style:drawing-page-properties draw:fill="bitmap" draw:fill-image-name="a3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8">
      <style:drawing-page-properties draw:fill="bitmap" draw:fill-image-name="a5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">
      <style:drawing-page-properties draw:fill="bitmap" draw:fill-image-name="a1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5">
      <style:drawing-page-properties draw:fill="bitmap" draw:fill-image-name="a3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">
      <style:drawing-page-properties draw:fill="bitmap" draw:fill-image-name="a1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6">
      <style:drawing-page-properties draw:fill="bitmap" draw:fill-image-name="a3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bitmap" draw:fill-image-name="a606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5833in" style:font-size-asian="0.45833in" style:font-size-complex="0.458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5833in" style:font-size-asian="0.45833in" style:font-size-complex="0.45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3">
      <style:drawing-page-properties draw:fill="bitmap" draw:fill-image-name="a1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0.94488in" fo:margin-right="0in" fo:text-indent="-0.35433in" fo:margin-top="0.1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3611in" style:font-size-asian="0.23611in" style:font-size-complex="0.23611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3611in" style:font-size-asian="0.23611in" style:font-size-complex="0.236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">
      <style:paragraph-properties fo:line-height="90%" fo:text-align="left" style:tab-stop-distance="1in" fo:margin-left="1.41732in" fo:margin-right="0in" fo:text-indent="-0.31496in" fo:margin-top="0.1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.47244in" fo:margin-right="0in" fo:text-indent="-0.35433in" fo:margin-top="0.1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9167in" style:font-size-asian="0.29167in" style:font-size-complex="0.29167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9167in" style:font-size-asian="0.29167in" style:font-size-complex="0.29167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.94488in" fo:margin-right="0in" fo:text-indent="-0.35433in" fo:margin-top="0.1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1.88976in" fo:margin-right="0in" fo:text-indent="-0.23622in" fo:margin-top="0.07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">
      <style:paragraph-properties fo:line-height="90%" fo:text-align="left" style:tab-stop-distance="1in" fo:margin-left="2.3622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">
      <style:paragraph-properties fo:line-height="90%" fo:text-align="left" style:tab-stop-distance="1in" fo:margin-left="2.83465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1.41732in" fo:margin-right="0in" fo:text-indent="-0.31496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1.88976in" fo:margin-right="0in" fo:text-indent="-0.23622in" fo:margin-top="0.0590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">
      <style:drawing-page-properties draw:fill="bitmap" draw:fill-image-name="a1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left" style:tab-stop-distance="1in" fo:margin-left="3.30709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5">
      <style:drawing-page-properties draw:fill="bitmap" draw:fill-image-name="a404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30">
      <style:paragraph-properties fo:line-height="90%" fo:text-align="left" style:tab-stop-distance="1in" fo:margin-left="2.3622in" fo:margin-right="0in" fo:text-indent="-0.23622in" fo:margin-top="0.0298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90%" fo:text-align="left" style:tab-stop-distance="1in" fo:margin-left="2.83465in" fo:margin-right="0in" fo:text-indent="-0.23622in" fo:margin-top="0.0298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0833in" style:font-size-asian="0.20833in" style:font-size-complex="0.20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3.30709in" fo:margin-right="0in" fo:text-indent="-0.23622in" fo:margin-top="0.0298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">
      <style:drawing-page-properties draw:fill="bitmap" draw:fill-image-name="a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0278in" style:font-size-asian="0.40278in" style:font-size-complex="0.40278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0278in" style:font-size-asian="0.40278in" style:font-size-complex="0.402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">
      <style:drawing-page-properties draw:fill="bitmap" draw:fill-image-name="a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2">
      <style:paragraph-properties fo:line-height="90%" fo:text-align="left" style:tab-stop-distance="1in" fo:margin-left="0.47244in" fo:margin-right="0in" fo:text-indent="-0.35433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0556in" style:font-size-asian="0.30556in" style:font-size-complex="0.3055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6">
      <style:paragraph-properties fo:line-height="90%" fo:text-align="left" style:tab-stop-distance="1in" fo:margin-left="0.94488in" fo:margin-right="0in" fo:text-indent="-0.35433in" fo:margin-top="0.1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3611in" style:font-size-asian="0.23611in" style:font-size-complex="0.23611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3611in" style:font-size-asian="0.23611in" style:font-size-complex="0.236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90%" fo:text-align="left" style:tab-stop-distance="1in" fo:margin-left="1.41732in" fo:margin-right="0in" fo:text-indent="-0.31496in" fo:margin-top="0.1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">
      <style:drawing-page-properties draw:fill="bitmap" draw:fill-image-name="a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90%" fo:text-align="left" style:tab-stop-distance="1in" fo:margin-left="1.88976in" fo:margin-right="0in" fo:text-indent="-0.23622in" fo:margin-top="0.07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1">
      <style:drawing-page-properties draw:fill="bitmap" draw:fill-image-name="a6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90%" fo:text-align="left" style:tab-stop-distance="1in" fo:margin-left="2.3622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3">
      <style:drawing-page-properties draw:fill="bitmap" draw:fill-image-name="a6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3">
      <style:drawing-page-properties draw:fill="bitmap" draw:fill-image-name="a202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5833in" style:font-size-asian="0.45833in" style:font-size-complex="0.458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5833in" style:font-size-asian="0.45833in" style:font-size-complex="0.458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">
      <style:drawing-page-properties draw:fill="bitmap" draw:fill-image-name="a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1in" fo:margin-left="2.83465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3.30709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2">
      <style:drawing-page-properties draw:fill="bitmap" draw:fill-image-name="a6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375in" style:font-size-asian="0.4375in" style:font-size-complex="0.43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30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15">
      <text:list-level-style-bullet text:level="1" text:bullet-char="">
        <style:list-level-properties text:space-before="0.11811in" text:min-label-width="0.35433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59055in" text:min-label-width="0.35433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06299in" text:min-label-width="0.35433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53543in" text:min-label-width="0.35433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00787in" text:min-label-width="0.35433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48032in" text:min-label-width="0.35433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2.95276in" text:min-label-width="0.35433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39567in" text:min-label-width="0.35433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3.89567in" text:min-label-width="0.35433in"/>
        <style:text-properties fo:color="#000000" fo:font-family="Symbol" style:font-charset="x-symbol" fo:font-size="75%"/>
      </text:list-level-style-bullet>
    </text:list-style>
    <text:list-style style:name="a33">
      <text:list-level-style-bullet text:level="1" text:bullet-char="">
        <style:list-level-properties text:space-before="0.23622in" text:min-label-width="0.23622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70866in" text:min-label-width="0.23622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1811in" text:min-label-width="0.23622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65354in" text:min-label-width="0.23622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51378in" text:min-label-width="0.23622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01378in" text:min-label-width="0.23622in"/>
        <style:text-properties fo:color="#ffffff" fo:font-family="Wingdings" style:font-charset="x-symbol" fo:font-size="45%"/>
      </text:list-level-style-bullet>
    </text:list-style>
    <text:list-style style:name="a219">
      <text:list-level-style-bullet text:level="1" text:bullet-char="">
        <style:list-level-properties text:space-before="0.15748in" text:min-label-width="0.31496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2992in" text:min-label-width="0.31496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0236in" text:min-label-width="0.31496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5748in" text:min-label-width="0.31496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04724in" text:min-label-width="0.31496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1969in" text:min-label-width="0.31496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2.99213in" text:min-label-width="0.31496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43504in" text:min-label-width="0.31496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3.93504in" text:min-label-width="0.31496in"/>
        <style:text-properties fo:color="#000000" fo:font-family="Wingdings" style:font-charset="x-symbol" fo:font-size="45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23">
      <text:list-level-style-bullet text:level="1" text:bullet-char="">
        <style:list-level-properties text:space-before="0.15748in" text:min-label-width="0.31496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2992in" text:min-label-width="0.31496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0236in" text:min-label-width="0.31496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5748in" text:min-label-width="0.31496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04724in" text:min-label-width="0.31496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1969in" text:min-label-width="0.31496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2.99213in" text:min-label-width="0.31496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43504in" text:min-label-width="0.31496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3.93504in" text:min-label-width="0.31496in"/>
        <style:text-properties fo:color="#000000" fo:font-family="Wingdings" style:font-charset="x-symbol" fo:font-size="45%"/>
      </text:list-level-style-bullet>
    </text:list-style>
    <text:list-style style:name="a533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80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627">
      <text:list-level-style-bullet text:level="1" text:bullet-char="">
        <style:list-level-properties text:space-before="0.23622in" text:min-label-width="0.23622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70866in" text:min-label-width="0.23622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1811in" text:min-label-width="0.23622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65354in" text:min-label-width="0.23622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12598in" text:min-label-width="0.23622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59843in" text:min-label-width="0.23622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07087in" text:min-label-width="0.23622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51378in" text:min-label-width="0.23622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01378in" text:min-label-width="0.23622in"/>
        <style:text-properties fo:color="#000000" fo:font-family="Symbol" style:font-charset="x-symbol" fo:font-size="75%"/>
      </text:list-level-style-bullet>
    </text:list-style>
    <text:list-style style:name="a71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8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76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8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31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23">
      <text:list-level-style-bullet text:level="1" text:bullet-char="">
        <style:list-level-properties text:space-before="0.23622in" text:min-label-width="0.23622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70866in" text:min-label-width="0.23622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1811in" text:min-label-width="0.23622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65354in" text:min-label-width="0.23622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12598in" text:min-label-width="0.23622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59843in" text:min-label-width="0.23622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07087in" text:min-label-width="0.23622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51378in" text:min-label-width="0.23622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01378in" text:min-label-width="0.23622in"/>
        <style:text-properties fo:color="#000000" fo:font-family="Symbol" style:font-charset="x-symbol" fo:font-size="75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31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27">
      <text:list-level-style-bullet text:level="1" text:bullet-char="">
        <style:list-level-properties text:space-before="0.23622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70866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811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5354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1378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1378in" text:min-label-width="0.23622in"/>
        <style:text-properties fo:color="#000000" fo:font-family="Wingdings" style:font-charset="x-symbol" fo:font-size="45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631">
      <text:list-level-style-bullet text:level="1" text:bullet-char="">
        <style:list-level-properties text:space-before="0.23622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70866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811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5354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1378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1378in" text:min-label-width="0.23622in"/>
        <style:text-properties fo:color="#000000" fo:font-family="Wingdings" style:font-charset="x-symbol" fo:font-size="45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35">
      <text:list-level-style-bullet text:level="1" text:bullet-char="">
        <style:list-level-properties text:space-before="0.23622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70866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811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5354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1378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1378in" text:min-label-width="0.23622in"/>
        <style:text-properties fo:color="#000000" fo:font-family="Wingdings" style:font-charset="x-symbol" fo:font-size="45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639">
      <text:list-level-style-bullet text:level="1" text:bullet-char="">
        <style:list-level-properties text:space-before="0.23622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70866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811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5354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1378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1378in" text:min-label-width="0.23622in"/>
        <style:text-properties fo:color="#000000" fo:font-family="Wingdings" style:font-charset="x-symbol" fo:font-size="45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27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9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99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413">
      <text:list-level-style-bullet text:level="1" text:bullet-char="">
        <style:list-level-properties text:space-before="0.11811in" text:min-label-width="0.35433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59055in" text:min-label-width="0.35433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06299in" text:min-label-width="0.35433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53543in" text:min-label-width="0.35433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00787in" text:min-label-width="0.35433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48032in" text:min-label-width="0.35433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2.95276in" text:min-label-width="0.35433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39567in" text:min-label-width="0.35433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3.89567in" text:min-label-width="0.35433in"/>
        <style:text-properties fo:color="#ffffff" fo:font-family="Wingdings" style:font-charset="x-symbol" fo:font-size="45%"/>
      </text:list-level-style-bullet>
    </text:list-style>
    <text:list-style style:name="a231">
      <text:list-level-style-bullet text:level="1" text:bullet-char="">
        <style:list-level-properties text:space-before="0.23622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70866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811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5354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1378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1378in" text:min-label-width="0.23622in"/>
        <style:text-properties fo:color="#000000" fo:font-family="Wingdings" style:font-charset="x-symbol" fo:font-size="45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417">
      <text:list-level-style-bullet text:level="1" text:bullet-char="">
        <style:list-level-properties text:space-before="0.11811in" text:min-label-width="0.35433in"/>
        <style:text-properties fo:color="#ffffff" fo:font-family="Symbol" style:font-charset="x-symbol" fo:font-size="75%"/>
      </text:list-level-style-bullet>
      <text:list-level-style-bullet text:level="2" text:bullet-char="">
        <style:list-level-properties text:space-before="0.59055in" text:min-label-width="0.35433in"/>
        <style:text-properties fo:color="#ffffff" fo:font-family="Symbol" style:font-charset="x-symbol" fo:font-size="75%"/>
      </text:list-level-style-bullet>
      <text:list-level-style-bullet text:level="3" text:bullet-char="">
        <style:list-level-properties text:space-before="1.06299in" text:min-label-width="0.35433in"/>
        <style:text-properties fo:color="#ffffff" fo:font-family="Symbol" style:font-charset="x-symbol" fo:font-size="75%"/>
      </text:list-level-style-bullet>
      <text:list-level-style-bullet text:level="4" text:bullet-char="">
        <style:list-level-properties text:space-before="1.53543in" text:min-label-width="0.35433in"/>
        <style:text-properties fo:color="#ffffff" fo:font-family="Symbol" style:font-charset="x-symbol" fo:font-size="75%"/>
      </text:list-level-style-bullet>
      <text:list-level-style-bullet text:level="5" text:bullet-char="">
        <style:list-level-properties text:space-before="2.00787in" text:min-label-width="0.35433in"/>
        <style:text-properties fo:color="#ffffff" fo:font-family="Symbol" style:font-charset="x-symbol" fo:font-size="75%"/>
      </text:list-level-style-bullet>
      <text:list-level-style-bullet text:level="6" text:bullet-char="">
        <style:list-level-properties text:space-before="2.48032in" text:min-label-width="0.35433in"/>
        <style:text-properties fo:color="#ffffff" fo:font-family="Symbol" style:font-charset="x-symbol" fo:font-size="75%"/>
      </text:list-level-style-bullet>
      <text:list-level-style-bullet text:level="7" text:bullet-char="">
        <style:list-level-properties text:space-before="2.95276in" text:min-label-width="0.35433in"/>
        <style:text-properties fo:color="#ffffff" fo:font-family="Symbol" style:font-charset="x-symbol" fo:font-size="75%"/>
      </text:list-level-style-bullet>
      <text:list-level-style-bullet text:level="8" text:bullet-char="">
        <style:list-level-properties text:space-before="3.39567in" text:min-label-width="0.35433in"/>
        <style:text-properties fo:color="#ffffff" fo:font-family="Symbol" style:font-charset="x-symbol" fo:font-size="75%"/>
      </text:list-level-style-bullet>
      <text:list-level-style-bullet text:level="9" text:bullet-char="">
        <style:list-level-properties text:space-before="3.89567in" text:min-label-width="0.35433in"/>
        <style:text-properties fo:color="#ffffff" fo:font-family="Symbol" style:font-charset="x-symbol" fo:font-size="75%"/>
      </text:list-level-style-bullet>
    </text:list-style>
    <text:list-style style:name="a235">
      <text:list-level-style-bullet text:level="1" text:bullet-char="">
        <style:list-level-properties text:space-before="0.23622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70866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811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5354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1378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1378in" text:min-label-width="0.23622in"/>
        <style:text-properties fo:color="#000000" fo:font-family="Wingdings" style:font-charset="x-symbol" fo:font-size="45%"/>
      </text:list-level-style-bullet>
    </text:list-style>
    <text:list-style style:name="a14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73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5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73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03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9">
      <text:list-level-style-bullet text:level="1" text:bullet-char="">
        <style:list-level-properties text:space-before="0.11811in" text:min-label-width="0.35433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59055in" text:min-label-width="0.35433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06299in" text:min-label-width="0.35433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53543in" text:min-label-width="0.35433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00787in" text:min-label-width="0.35433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48032in" text:min-label-width="0.35433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2.95276in" text:min-label-width="0.35433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39567in" text:min-label-width="0.35433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3.89567in" text:min-label-width="0.35433in"/>
        <style:text-properties fo:color="#ffffff" fo:font-family="Wingdings" style:font-charset="x-symbol" fo:font-size="45%"/>
      </text:list-level-style-bullet>
    </text:list-style>
    <text:list-style style:name="a69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3">
      <text:list-level-style-bullet text:level="1" text:bullet-char="">
        <style:list-level-properties text:space-before="0.11811in" text:min-label-width="0.35433in"/>
        <style:text-properties fo:color="#ffffff" fo:font-family="Symbol" style:font-charset="x-symbol" fo:font-size="75%"/>
      </text:list-level-style-bullet>
      <text:list-level-style-bullet text:level="2" text:bullet-char="">
        <style:list-level-properties text:space-before="0.59055in" text:min-label-width="0.35433in"/>
        <style:text-properties fo:color="#ffffff" fo:font-family="Symbol" style:font-charset="x-symbol" fo:font-size="75%"/>
      </text:list-level-style-bullet>
      <text:list-level-style-bullet text:level="3" text:bullet-char="">
        <style:list-level-properties text:space-before="1.06299in" text:min-label-width="0.35433in"/>
        <style:text-properties fo:color="#ffffff" fo:font-family="Symbol" style:font-charset="x-symbol" fo:font-size="75%"/>
      </text:list-level-style-bullet>
      <text:list-level-style-bullet text:level="4" text:bullet-char="">
        <style:list-level-properties text:space-before="1.53543in" text:min-label-width="0.35433in"/>
        <style:text-properties fo:color="#ffffff" fo:font-family="Symbol" style:font-charset="x-symbol" fo:font-size="75%"/>
      </text:list-level-style-bullet>
      <text:list-level-style-bullet text:level="5" text:bullet-char="">
        <style:list-level-properties text:space-before="2.00787in" text:min-label-width="0.35433in"/>
        <style:text-properties fo:color="#ffffff" fo:font-family="Symbol" style:font-charset="x-symbol" fo:font-size="75%"/>
      </text:list-level-style-bullet>
      <text:list-level-style-bullet text:level="6" text:bullet-char="">
        <style:list-level-properties text:space-before="2.48032in" text:min-label-width="0.35433in"/>
        <style:text-properties fo:color="#ffffff" fo:font-family="Symbol" style:font-charset="x-symbol" fo:font-size="75%"/>
      </text:list-level-style-bullet>
      <text:list-level-style-bullet text:level="7" text:bullet-char="">
        <style:list-level-properties text:space-before="2.95276in" text:min-label-width="0.35433in"/>
        <style:text-properties fo:color="#ffffff" fo:font-family="Symbol" style:font-charset="x-symbol" fo:font-size="75%"/>
      </text:list-level-style-bullet>
      <text:list-level-style-bullet text:level="8" text:bullet-char="">
        <style:list-level-properties text:space-before="3.39567in" text:min-label-width="0.35433in"/>
        <style:text-properties fo:color="#ffffff" fo:font-family="Symbol" style:font-charset="x-symbol" fo:font-size="75%"/>
      </text:list-level-style-bullet>
      <text:list-level-style-bullet text:level="9" text:bullet-char="">
        <style:list-level-properties text:space-before="3.89567in" text:min-label-width="0.35433in"/>
        <style:text-properties fo:color="#ffffff" fo:font-family="Symbol" style:font-charset="x-symbol" fo:font-size="75%"/>
      </text:list-level-style-bullet>
    </text:list-style>
    <text:list-style style:name="a60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21">
      <text:list-level-style-bullet text:level="1" text:bullet-char="">
        <style:list-level-properties text:space-before="0.15748in" text:min-label-width="0.31496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62992in" text:min-label-width="0.31496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10236in" text:min-label-width="0.31496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5748in" text:min-label-width="0.31496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04724in" text:min-label-width="0.31496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51969in" text:min-label-width="0.31496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2.99213in" text:min-label-width="0.31496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43504in" text:min-label-width="0.31496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3.93504in" text:min-label-width="0.31496in"/>
        <style:text-properties fo:color="#ffffff" fo:font-family="Wingdings" style:font-charset="x-symbol" fo:font-size="45%"/>
      </text:list-level-style-bullet>
    </text:list-style>
    <text:list-style style:name="a17">
      <text:list-level-style-bullet text:level="1" text:bullet-char="">
        <style:list-level-properties text:space-before="0.15748in" text:min-label-width="0.31496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62992in" text:min-label-width="0.31496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10236in" text:min-label-width="0.31496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5748in" text:min-label-width="0.31496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04724in" text:min-label-width="0.31496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51969in" text:min-label-width="0.31496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2.99213in" text:min-label-width="0.31496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43504in" text:min-label-width="0.31496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3.93504in" text:min-label-width="0.31496in"/>
        <style:text-properties fo:color="#ffffff" fo:font-family="Wingdings" style:font-charset="x-symbol" fo:font-size="45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0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5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425">
      <text:list-level-style-bullet text:level="1" text:bullet-char="">
        <style:list-level-properties text:space-before="0.23622in" text:min-label-width="0.23622in"/>
        <style:text-properties fo:color="#ffffff" fo:font-family="Symbol" style:font-charset="x-symbol" fo:font-size="75%"/>
      </text:list-level-style-bullet>
      <text:list-level-style-bullet text:level="2" text:bullet-char="">
        <style:list-level-properties text:space-before="0.70866in" text:min-label-width="0.23622in"/>
        <style:text-properties fo:color="#ffffff" fo:font-family="Symbol" style:font-charset="x-symbol" fo:font-size="75%"/>
      </text:list-level-style-bullet>
      <text:list-level-style-bullet text:level="3" text:bullet-char="">
        <style:list-level-properties text:space-before="1.1811in" text:min-label-width="0.23622in"/>
        <style:text-properties fo:color="#ffffff" fo:font-family="Symbol" style:font-charset="x-symbol" fo:font-size="75%"/>
      </text:list-level-style-bullet>
      <text:list-level-style-bullet text:level="4" text:bullet-char="">
        <style:list-level-properties text:space-before="1.65354in" text:min-label-width="0.23622in"/>
        <style:text-properties fo:color="#ffffff" fo:font-family="Symbol" style:font-charset="x-symbol" fo:font-size="75%"/>
      </text:list-level-style-bullet>
      <text:list-level-style-bullet text:level="5" text:bullet-char="">
        <style:list-level-properties text:space-before="2.12598in" text:min-label-width="0.23622in"/>
        <style:text-properties fo:color="#ffffff" fo:font-family="Symbol" style:font-charset="x-symbol" fo:font-size="75%"/>
      </text:list-level-style-bullet>
      <text:list-level-style-bullet text:level="6" text:bullet-char="">
        <style:list-level-properties text:space-before="2.59843in" text:min-label-width="0.23622in"/>
        <style:text-properties fo:color="#ffffff" fo:font-family="Symbol" style:font-charset="x-symbol" fo:font-size="75%"/>
      </text:list-level-style-bullet>
      <text:list-level-style-bullet text:level="7" text:bullet-char="">
        <style:list-level-properties text:space-before="3.07087in" text:min-label-width="0.23622in"/>
        <style:text-properties fo:color="#ffffff" fo:font-family="Symbol" style:font-charset="x-symbol" fo:font-size="75%"/>
      </text:list-level-style-bullet>
      <text:list-level-style-bullet text:level="8" text:bullet-char="">
        <style:list-level-properties text:space-before="3.51378in" text:min-label-width="0.23622in"/>
        <style:text-properties fo:color="#ffffff" fo:font-family="Symbol" style:font-charset="x-symbol" fo:font-size="75%"/>
      </text:list-level-style-bullet>
      <text:list-level-style-bullet text:level="9" text:bullet-char="">
        <style:list-level-properties text:space-before="4.01378in" text:min-label-width="0.23622in"/>
        <style:text-properties fo:color="#ffffff" fo:font-family="Symbol" style:font-charset="x-symbol" fo:font-size="75%"/>
      </text:list-level-style-bullet>
    </text:list-style>
    <text:list-style style:name="a33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29">
      <text:list-level-style-bullet text:level="1" text:bullet-char="">
        <style:list-level-properties text:space-before="0.23622in" text:min-label-width="0.23622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70866in" text:min-label-width="0.23622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1811in" text:min-label-width="0.23622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65354in" text:min-label-width="0.23622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51378in" text:min-label-width="0.23622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01378in" text:min-label-width="0.23622in"/>
        <style:text-properties fo:color="#ffffff" fo:font-family="Wingdings" style:font-charset="x-symbol" fo:font-size="45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74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29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1">
      <text:list-level-style-bullet text:level="1" text:bullet-char="">
        <style:list-level-properties text:space-before="0.23622in" text:min-label-width="0.23622in"/>
        <style:text-properties fo:color="#ffffff" fo:font-family="Symbol" style:font-charset="x-symbol" fo:font-size="75%"/>
      </text:list-level-style-bullet>
      <text:list-level-style-bullet text:level="2" text:bullet-char="">
        <style:list-level-properties text:space-before="0.70866in" text:min-label-width="0.23622in"/>
        <style:text-properties fo:color="#ffffff" fo:font-family="Symbol" style:font-charset="x-symbol" fo:font-size="75%"/>
      </text:list-level-style-bullet>
      <text:list-level-style-bullet text:level="3" text:bullet-char="">
        <style:list-level-properties text:space-before="1.1811in" text:min-label-width="0.23622in"/>
        <style:text-properties fo:color="#ffffff" fo:font-family="Symbol" style:font-charset="x-symbol" fo:font-size="75%"/>
      </text:list-level-style-bullet>
      <text:list-level-style-bullet text:level="4" text:bullet-char="">
        <style:list-level-properties text:space-before="1.65354in" text:min-label-width="0.23622in"/>
        <style:text-properties fo:color="#ffffff" fo:font-family="Symbol" style:font-charset="x-symbol" fo:font-size="75%"/>
      </text:list-level-style-bullet>
      <text:list-level-style-bullet text:level="5" text:bullet-char="">
        <style:list-level-properties text:space-before="2.12598in" text:min-label-width="0.23622in"/>
        <style:text-properties fo:color="#ffffff" fo:font-family="Symbol" style:font-charset="x-symbol" fo:font-size="75%"/>
      </text:list-level-style-bullet>
      <text:list-level-style-bullet text:level="6" text:bullet-char="">
        <style:list-level-properties text:space-before="2.59843in" text:min-label-width="0.23622in"/>
        <style:text-properties fo:color="#ffffff" fo:font-family="Symbol" style:font-charset="x-symbol" fo:font-size="75%"/>
      </text:list-level-style-bullet>
      <text:list-level-style-bullet text:level="7" text:bullet-char="">
        <style:list-level-properties text:space-before="3.07087in" text:min-label-width="0.23622in"/>
        <style:text-properties fo:color="#ffffff" fo:font-family="Symbol" style:font-charset="x-symbol" fo:font-size="75%"/>
      </text:list-level-style-bullet>
      <text:list-level-style-bullet text:level="8" text:bullet-char="">
        <style:list-level-properties text:space-before="3.51378in" text:min-label-width="0.23622in"/>
        <style:text-properties fo:color="#ffffff" fo:font-family="Symbol" style:font-charset="x-symbol" fo:font-size="75%"/>
      </text:list-level-style-bullet>
      <text:list-level-style-bullet text:level="9" text:bullet-char="">
        <style:list-level-properties text:space-before="4.01378in" text:min-label-width="0.23622in"/>
        <style:text-properties fo:color="#ffffff" fo:font-family="Symbol" style:font-charset="x-symbol" fo:font-size="75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79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0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5">
      <text:list-level-style-bullet text:level="1" text:bullet-char="">
        <style:list-level-properties text:space-before="0.23622in" text:min-label-width="0.23622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70866in" text:min-label-width="0.23622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1811in" text:min-label-width="0.23622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65354in" text:min-label-width="0.23622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51378in" text:min-label-width="0.23622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01378in" text:min-label-width="0.23622in"/>
        <style:text-properties fo:color="#ffffff" fo:font-family="Wingdings" style:font-charset="x-symbol" fo:font-size="45%"/>
      </text:list-level-style-bullet>
    </text:list-style>
    <text:list-style style:name="a52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0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9">
      <text:list-level-style-bullet text:level="1" text:bullet-char="">
        <style:list-level-properties text:space-before="0.23622in" text:min-label-width="0.23622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70866in" text:min-label-width="0.23622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1811in" text:min-label-width="0.23622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65354in" text:min-label-width="0.23622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51378in" text:min-label-width="0.23622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01378in" text:min-label-width="0.23622in"/>
        <style:text-properties fo:color="#ffffff" fo:font-family="Wingdings" style:font-charset="x-symbol" fo:font-size="45%"/>
      </text:list-level-style-bullet>
    </text:list-style>
    <text:list-style style:name="a615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59055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06299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53543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00787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48032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2.95276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39567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3.89567in" text:min-label-width="0.35433in"/>
        <style:text-properties fo:color="#000000" fo:font-family="Wingdings" style:font-charset="x-symbol" fo:font-size="45%"/>
      </text:list-level-style-bullet>
    </text:list-style>
    <text:list-style style:name="a433">
      <text:list-level-style-bullet text:level="1" text:bullet-char="">
        <style:list-level-properties text:space-before="0.23622in" text:min-label-width="0.23622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70866in" text:min-label-width="0.23622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1811in" text:min-label-width="0.23622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65354in" text:min-label-width="0.23622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51378in" text:min-label-width="0.23622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01378in" text:min-label-width="0.23622in"/>
        <style:text-properties fo:color="#ffffff" fo:font-family="Wingdings" style:font-charset="x-symbol" fo:font-size="45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70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19">
      <text:list-level-style-bullet text:level="1" text:bullet-char="">
        <style:list-level-properties text:space-before="0.11811in" text:min-label-width="0.35433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59055in" text:min-label-width="0.35433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06299in" text:min-label-width="0.35433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53543in" text:min-label-width="0.35433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00787in" text:min-label-width="0.35433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48032in" text:min-label-width="0.35433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2.95276in" text:min-label-width="0.35433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39567in" text:min-label-width="0.35433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3.89567in" text:min-label-width="0.35433in"/>
        <style:text-properties fo:color="#000000" fo:font-family="Symbol" style:font-charset="x-symbol" fo:font-size="75%"/>
      </text:list-level-style-bullet>
    </text:list-style>
    <text:list-style style:name="a437">
      <text:list-level-style-bullet text:level="1" text:bullet-char="">
        <style:list-level-properties text:space-before="0.23622in" text:min-label-width="0.23622in"/>
        <style:text-properties fo:color="#ffffff" fo:font-family="Wingdings" style:font-charset="x-symbol" fo:font-size="45%"/>
      </text:list-level-style-bullet>
      <text:list-level-style-bullet text:level="2" text:bullet-char="">
        <style:list-level-properties text:space-before="0.70866in" text:min-label-width="0.23622in"/>
        <style:text-properties fo:color="#ffffff" fo:font-family="Wingdings" style:font-charset="x-symbol" fo:font-size="45%"/>
      </text:list-level-style-bullet>
      <text:list-level-style-bullet text:level="3" text:bullet-char="">
        <style:list-level-properties text:space-before="1.1811in" text:min-label-width="0.23622in"/>
        <style:text-properties fo:color="#ffffff" fo:font-family="Wingdings" style:font-charset="x-symbol" fo:font-size="45%"/>
      </text:list-level-style-bullet>
      <text:list-level-style-bullet text:level="4" text:bullet-char="">
        <style:list-level-properties text:space-before="1.65354in" text:min-label-width="0.23622in"/>
        <style:text-properties fo:color="#ffffff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ffffff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ffffff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ffffff" fo:font-family="Wingdings" style:font-charset="x-symbol" fo:font-size="45%"/>
      </text:list-level-style-bullet>
      <text:list-level-style-bullet text:level="8" text:bullet-char="">
        <style:list-level-properties text:space-before="3.51378in" text:min-label-width="0.23622in"/>
        <style:text-properties fo:color="#ffffff" fo:font-family="Wingdings" style:font-charset="x-symbol" fo:font-size="45%"/>
      </text:list-level-style-bullet>
      <text:list-level-style-bullet text:level="9" text:bullet-char="">
        <style:list-level-properties text:space-before="4.01378in" text:min-label-width="0.23622in"/>
        <style:text-properties fo:color="#ffffff" fo:font-family="Wingdings" style:font-charset="x-symbol" fo:font-size="45%"/>
      </text:list-level-style-bullet>
    </text:list-style>
    <text:list-style style:name="a34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75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5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75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6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11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59055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06299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53543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00787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48032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2.95276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39567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3.89567in" text:min-label-width="0.35433in"/>
        <style:text-properties fo:color="#000000" fo:font-family="Wingdings" style:font-charset="x-symbol" fo:font-size="45%"/>
      </text:list-level-style-bullet>
    </text:list-style>
    <text:list-style style:name="a12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39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9488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73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976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12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46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709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</draw:layer-set>
    <style:master-page style:name="Master1-Office-Theme" style:page-layout-name="pageLayout1" draw:style-name="a1">
      <draw:frame draw:id="id0" presentation:style-name="a5" draw:name="PlaceHolder 1" svg:x="0.55118in" svg:y="0.88583in" svg:width="9.92087in" svg:height="1.41732in" presentation:class="title" presentation:placeholder="false">
        <draw:text-box>
          <text:p text:style-name="a4" text:class-names="" text:cond-style-name=""><text:span text:style-name="a2" text:class-names="">請按這裡編輯題名文字格式</text:span><text:span text:style-name="a3" text:class-names=""/></text:p>
        </draw:text-box>
        <svg:title/>
        <svg:desc/>
      </draw:frame>
      <draw:frame draw:id="id1" presentation:style-name="a34" draw:name="PlaceHolder 2" svg:x="0.55118in" svg:y="2.59843in" svg:width="9.92087in" svg:height="3.01181in" presentation:class="outline" presentation:placeholder="false">
        <draw:text-box>
          <text:list text:style-name="a9">
            <text:list-item>
              <text:p text:style-name="a8" text:class-names="" text:cond-style-name=""><text:span text:style-name="a6" text:class-names="">請按這裡編輯大綱文字格式</text:span><text:span text:style-name="a7" text:class-names=""/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0" text:class-names="">第二個大綱層次</text:span><text:span text:style-name="a11" text:class-names=""/></text:p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p text:style-name="a16" text:class-names="" text:cond-style-name=""><text:span text:style-name="a14" text:class-names="">第三個大綱層次</text:span><text:span text:style-name="a15" text:class-names=""/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8" text:class-names="">第四個大綱層次</text:span><text:span text:style-name="a19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2" text:class-names="">第五個大綱層次</text:span><text:span text:style-name="a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">
            <text:list-item>
              <text:list text:style-name="a29">
                <text:list-item>
                  <text:list text:style-name="a29">
                    <text:list-item>
                      <text:list text:style-name="a29">
                        <text:list-item>
                          <text:list text:style-name="a29">
                            <text:list-item>
                              <text:list text:style-name="a29">
                                <text:list-item>
                                  <text:p text:style-name="a28" text:class-names="" text:cond-style-name=""><text:span text:style-name="a26" text:class-names="">第六個大綱層次</text:span><text:span text:style-name="a27" text:class-names=""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">
            <text:list-item>
              <text:list text:style-name="a33">
                <text:list-item>
                  <text:list text:style-name="a33">
                    <text:list-item>
                      <text:list text:style-name="a33">
                        <text:list-item>
                          <text:list text:style-name="a33">
                            <text:list-item>
                              <text:list text:style-name="a33">
                                <text:list-item>
                                  <text:list text:style-name="a33">
                                    <text:list-item>
                                      <text:p text:style-name="a32" text:class-names="" text:cond-style-name=""><text:span text:style-name="a30" text:class-names="">第七個大綱層次</text:span><text:span text:style-name="a31" text:class-names=""/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37" draw:name="PlaceHolder 3" svg:x="0.55118in" svg:y="5.64843in" svg:width="2.56811in" svg:height="0.42717in" presentation:class="date-time" presentation:placeholder="false">
        <draw:text-box>
          <text:p text:style-name="a36" text:class-names="" text:cond-style-name=""><text:span text:style-name="a35" text:class-names="">&lt;日期/時間&gt;</text:span></text:p>
        </draw:text-box>
        <svg:title/>
        <svg:desc/>
      </draw:frame>
      <draw:frame draw:id="id3" presentation:style-name="a40" draw:name="PlaceHolder 4" svg:x="3.77008in" svg:y="5.64843in" svg:width="3.49409in" svg:height="0.42717in" presentation:class="footer" presentation:placeholder="false">
        <draw:text-box>
          <text:p text:style-name="a39" text:class-names="" text:cond-style-name=""><text:span text:style-name="a38" text:class-names="">&lt;頁尾&gt;</text:span></text:p>
        </draw:text-box>
        <svg:title/>
        <svg:desc/>
      </draw:frame>
      <draw:frame draw:id="id4" presentation:style-name="a43" draw:name="PlaceHolder 5" svg:x="7.90394in" svg:y="5.64843in" svg:width="2.56811in" svg:height="0.42717in" presentation:class="page-number" presentation:placeholder="false">
        <draw:text-box>
          <text:p text:style-name="a42" text:class-names="" text:cond-style-name=""><text:span text:style-name="a41" text:class-names=""><text:page-number style:num-format="1" text:fixed="false"/></text:span></text:p>
        </draw:text-box>
        <svg:title/>
        <svg:desc/>
      </draw:frame>
    </style:master-page>
    <style:master-page style:name="Master1-Layout1-blank-Blank-Slide" style:page-layout-name="pageLayout1" draw:style-name="a45"/>
    <style:master-page style:name="Master1-Layout2-tx-Title-Slide" style:page-layout-name="pageLayout1" draw:style-name="a47">
      <draw:frame draw:id="id5" presentation:style-name="a50" draw:name="PlaceHolder 1" svg:x="0.55118in" svg:y="0.88583in" svg:width="9.92087in" svg:height="1.41732in" presentation:class="title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6" presentation:style-name="a54" draw:name="PlaceHolder 2" svg:x="0.55118in" svg:y="2.59843in" svg:width="9.92087in" svg:height="3.01181in" presentation:class="subtitle" presentation:placeholder="false">
        <draw:text-box>
          <text:list text:style-name="a53">
            <text:list-item>
              <text:p text:style-name="a52" text:class-names="" text:cond-style-name=""><text:span text:style-name="a51" text:class-names=""/></text:p>
            </text:list-item>
          </text:list>
        </draw:text-box>
        <svg:title/>
        <svg:desc/>
      </draw:frame>
    </style:master-page>
    <style:master-page style:name="Master1-Layout3-obj-Title,-Content" style:page-layout-name="pageLayout1" draw:style-name="a56">
      <draw:frame draw:id="id7" presentation:style-name="a59" draw:name="PlaceHolder 1" svg:x="0.55118in" svg:y="0.88583in" svg:width="9.92087in" svg:height="1.41732in" presentation:class="title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8" presentation:style-name="a63" draw:name="PlaceHolder 2" svg:x="0.55118in" svg:y="2.59843in" svg:width="9.92087in" svg:height="3.01181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/></text:p>
            </text:list-item>
          </text:list>
        </draw:text-box>
        <svg:title/>
        <svg:desc/>
      </draw:frame>
    </style:master-page>
    <style:master-page style:name="Master1-Layout4-twoObj-Title,-2-Content" style:page-layout-name="pageLayout1" draw:style-name="a65">
      <draw:frame draw:id="id9" presentation:style-name="a68" draw:name="PlaceHolder 1" svg:x="0.55118in" svg:y="0.88583in" svg:width="9.92087in" svg:height="1.41732in" presentation:class="title" presentation:placeholder="false">
        <draw:text-box>
          <text:p text:style-name="a67" text:class-names="" text:cond-style-name=""><text:span text:style-name="a66" text:class-names=""/></text:p>
        </draw:text-box>
        <svg:title/>
        <svg:desc/>
      </draw:frame>
      <draw:frame draw:id="id10" presentation:style-name="a72" draw:name="PlaceHolder 2" svg:x="0.55118in" svg:y="2.59843in" svg:width="4.84134in" svg:height="3.01181in" presentation:class="object" presentation:placeholder="false">
        <draw:text-box>
          <text:list text:style-name="a71">
            <text:list-item>
              <text:p text:style-name="a70" text:class-names="" text:cond-style-name=""><text:span text:style-name="a69" text:class-names=""/></text:p>
            </text:list-item>
          </text:list>
        </draw:text-box>
        <svg:title/>
        <svg:desc/>
      </draw:frame>
      <draw:frame draw:id="id11" presentation:style-name="a76" draw:name="PlaceHolder 3" svg:x="5.63504in" svg:y="2.59843in" svg:width="4.84134in" svg:height="3.01181in" presentation:class="object" presentation:placeholder="false">
        <draw:text-box>
          <text:list text:style-name="a75">
            <text:list-item>
              <text:p text:style-name="a74" text:class-names="" text:cond-style-name=""><text:span text:style-name="a73" text:class-names=""/></text:p>
            </text:list-item>
          </text:list>
        </draw:text-box>
        <svg:title/>
        <svg:desc/>
      </draw:frame>
    </style:master-page>
    <style:master-page style:name="Master1-Layout5-titleOnly-Title-Only" style:page-layout-name="pageLayout1" draw:style-name="a78">
      <draw:frame draw:id="id12" presentation:style-name="a81" draw:name="PlaceHolder 1" svg:x="0.55118in" svg:y="0.88583in" svg:width="9.92087in" svg:height="1.41732in" presentation:class="title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</style:master-page>
    <style:master-page style:name="Master1-Layout6-objOnly-Centered-Text" style:page-layout-name="pageLayout1" draw:style-name="a83">
      <draw:frame draw:id="id13" presentation:style-name="a87" draw:name="PlaceHolder 1" svg:x="0.55118in" svg:y="0.88583in" svg:width="9.92087in" svg:height="6.57126in" presentation:class="subtitle" presentation:placeholder="false">
        <draw:text-box>
          <text:list text:style-name="a86">
            <text:list-item>
              <text:p text:style-name="a85" text:class-names="" text:cond-style-name=""><text:span text:style-name="a84" text:class-names=""/></text:p>
            </text:list-item>
          </text:list>
        </draw:text-box>
        <svg:title/>
        <svg:desc/>
      </draw:frame>
    </style:master-page>
    <style:master-page style:name="Master1-Layout7-twoObjAndObj-Title,-2-Content-and-Content" style:page-layout-name="pageLayout1" draw:style-name="a89">
      <draw:frame draw:id="id14" presentation:style-name="a92" draw:name="PlaceHolder 1" svg:x="0.55118in" svg:y="0.88583in" svg:width="9.92087in" svg:height="1.41732in" presentation:class="title" presentation:placeholder="false">
        <draw:text-box>
          <text:p text:style-name="a91" text:class-names="" text:cond-style-name=""><text:span text:style-name="a90" text:class-names=""/></text:p>
        </draw:text-box>
        <svg:title/>
        <svg:desc/>
      </draw:frame>
      <draw:frame draw:id="id15" presentation:style-name="a96" draw:name="PlaceHolder 2" svg:x="0.55118in" svg:y="2.59843in" svg:width="4.84134in" svg:height="1.43661in" presentation:class="object" presentation:placeholder="false">
        <draw:text-box>
          <text:list text:style-name="a95">
            <text:list-item>
              <text:p text:style-name="a94" text:class-names="" text:cond-style-name=""><text:span text:style-name="a93" text:class-names=""/></text:p>
            </text:list-item>
          </text:list>
        </draw:text-box>
        <svg:title/>
        <svg:desc/>
      </draw:frame>
      <draw:frame draw:id="id16" presentation:style-name="a100" draw:name="PlaceHolder 3" svg:x="5.63504in" svg:y="2.59843in" svg:width="4.84134in" svg:height="3.01181in" presentation:class="object" presentation:placeholder="false">
        <draw:text-box>
          <text:list text:style-name="a99">
            <text:list-item>
              <text:p text:style-name="a98" text:class-names="" text:cond-style-name=""><text:span text:style-name="a97" text:class-names=""/></text:p>
            </text:list-item>
          </text:list>
        </draw:text-box>
        <svg:title/>
        <svg:desc/>
      </draw:frame>
      <draw:frame draw:id="id17" presentation:style-name="a104" draw:name="PlaceHolder 4" svg:x="0.55118in" svg:y="4.17205in" svg:width="4.84134in" svg:height="1.43661in" presentation:class="object" presentation:placeholder="false">
        <draw:text-box>
          <text:list text:style-name="a103">
            <text:list-item>
              <text:p text:style-name="a102" text:class-names="" text:cond-style-name=""><text:span text:style-name="a101" text:class-names=""/></text:p>
            </text:list-item>
          </text:list>
        </draw:text-box>
        <svg:title/>
        <svg:desc/>
      </draw:frame>
    </style:master-page>
    <style:master-page style:name="Master1-Layout8-objAndTwoObj-Title-Content-and-2-Content" style:page-layout-name="pageLayout1" draw:style-name="a106">
      <draw:frame draw:id="id18" presentation:style-name="a109" draw:name="PlaceHolder 1" svg:x="0.55118in" svg:y="0.88583in" svg:width="9.92087in" svg:height="1.41732in" presentation:class="titl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PlaceHolder 2" svg:x="0.55118in" svg:y="2.59843in" svg:width="4.84134in" svg:height="3.01181in" presentation:class="object" presentation:placeholder="false">
        <draw:text-box>
          <text:list text:style-name="a112">
            <text:list-item>
              <text:p text:style-name="a111" text:class-names="" text:cond-style-name=""><text:span text:style-name="a110" text:class-names=""/></text:p>
            </text:list-item>
          </text:list>
        </draw:text-box>
        <svg:title/>
        <svg:desc/>
      </draw:frame>
      <draw:frame draw:id="id20" presentation:style-name="a117" draw:name="PlaceHolder 3" svg:x="5.63504in" svg:y="2.59843in" svg:width="4.84134in" svg:height="1.43661in" presentation:class="object" presentation:placeholder="false">
        <draw:text-box>
          <text:list text:style-name="a116">
            <text:list-item>
              <text:p text:style-name="a115" text:class-names="" text:cond-style-name=""><text:span text:style-name="a114" text:class-names=""/></text:p>
            </text:list-item>
          </text:list>
        </draw:text-box>
        <svg:title/>
        <svg:desc/>
      </draw:frame>
      <draw:frame draw:id="id21" presentation:style-name="a121" draw:name="PlaceHolder 4" svg:x="5.63504in" svg:y="4.17205in" svg:width="4.84134in" svg:height="1.43661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/></text:p>
            </text:list-item>
          </text:list>
        </draw:text-box>
        <svg:title/>
        <svg:desc/>
      </draw:frame>
    </style:master-page>
    <style:master-page style:name="Master1-Layout9-twoObjOverTx-Title,-2-Content-over-Content" style:page-layout-name="pageLayout1" draw:style-name="a123">
      <draw:frame draw:id="id22" presentation:style-name="a126" draw:name="PlaceHolder 1" svg:x="0.55118in" svg:y="0.88583in" svg:width="9.92087in" svg:height="1.41732in" presentation:class="title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23" presentation:style-name="a130" draw:name="PlaceHolder 2" svg:x="0.55118in" svg:y="2.59843in" svg:width="4.84134in" svg:height="1.43661in" presentation:class="outline" presentation:placeholder="false">
        <draw:text-box>
          <text:list text:style-name="a129">
            <text:list-item>
              <text:p text:style-name="a128" text:class-names="" text:cond-style-name=""><text:span text:style-name="a127" text:class-names=""/></text:p>
            </text:list-item>
          </text:list>
        </draw:text-box>
        <svg:title/>
        <svg:desc/>
      </draw:frame>
      <draw:frame draw:id="id24" presentation:style-name="a134" draw:name="PlaceHolder 3" svg:x="5.63504in" svg:y="2.59843in" svg:width="4.84134in" svg:height="1.43661in" presentation:class="object" presentation:placeholder="false">
        <draw:text-box>
          <text:list text:style-name="a133">
            <text:list-item>
              <text:p text:style-name="a132" text:class-names="" text:cond-style-name=""><text:span text:style-name="a131" text:class-names=""/></text:p>
            </text:list-item>
          </text:list>
        </draw:text-box>
        <svg:title/>
        <svg:desc/>
      </draw:frame>
      <draw:frame draw:id="id25" presentation:style-name="a138" draw:name="PlaceHolder 4" svg:x="0.55118in" svg:y="4.17205in" svg:width="9.92087in" svg:height="1.43661in" presentation:class="object" presentation:placeholder="false">
        <draw:text-box>
          <text:list text:style-name="a137">
            <text:list-item>
              <text:p text:style-name="a136" text:class-names="" text:cond-style-name=""><text:span text:style-name="a135" text:class-names=""/></text:p>
            </text:list-item>
          </text:list>
        </draw:text-box>
        <svg:title/>
        <svg:desc/>
      </draw:frame>
    </style:master-page>
    <style:master-page style:name="Master1-Layout10-objOverTx-Title,-Content-over-Content" style:page-layout-name="pageLayout1" draw:style-name="a140">
      <draw:frame draw:id="id26" presentation:style-name="a143" draw:name="PlaceHolder 1" svg:x="0.55118in" svg:y="0.88583in" svg:width="9.92087in" svg:height="1.41732in" presentation:class="title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7" presentation:style-name="a147" draw:name="PlaceHolder 2" svg:x="0.55118in" svg:y="2.59843in" svg:width="9.92087in" svg:height="1.43661in" presentation:class="outline" presentation:placeholder="false">
        <draw:text-box>
          <text:list text:style-name="a146">
            <text:list-item>
              <text:p text:style-name="a145" text:class-names="" text:cond-style-name=""><text:span text:style-name="a144" text:class-names=""/></text:p>
            </text:list-item>
          </text:list>
        </draw:text-box>
        <svg:title/>
        <svg:desc/>
      </draw:frame>
      <draw:frame draw:id="id28" presentation:style-name="a151" draw:name="PlaceHolder 3" svg:x="0.55118in" svg:y="4.17205in" svg:width="9.92087in" svg:height="1.43661in" presentation:class="object" presentation:placeholder="false">
        <draw:text-box>
          <text:list text:style-name="a150">
            <text:list-item>
              <text:p text:style-name="a149" text:class-names="" text:cond-style-name=""><text:span text:style-name="a148" text:class-names=""/></text:p>
            </text:list-item>
          </text:list>
        </draw:text-box>
        <svg:title/>
        <svg:desc/>
      </draw:frame>
    </style:master-page>
    <style:master-page style:name="Master1-Layout11-fourObj-Title,-4-Content" style:page-layout-name="pageLayout1" draw:style-name="a153">
      <draw:frame draw:id="id29" presentation:style-name="a156" draw:name="PlaceHolder 1" svg:x="0.55118in" svg:y="0.88583in" svg:width="9.92087in" svg:height="1.41732in" presentation:class="title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30" presentation:style-name="a160" draw:name="PlaceHolder 2" svg:x="0.55118in" svg:y="2.59843in" svg:width="4.84134in" svg:height="1.43661in" presentation:class="object" presentation:placeholder="false">
        <draw:text-box>
          <text:list text:style-name="a159">
            <text:list-item>
              <text:p text:style-name="a158" text:class-names="" text:cond-style-name=""><text:span text:style-name="a157" text:class-names=""/></text:p>
            </text:list-item>
          </text:list>
        </draw:text-box>
        <svg:title/>
        <svg:desc/>
      </draw:frame>
      <draw:frame draw:id="id31" presentation:style-name="a164" draw:name="PlaceHolder 3" svg:x="5.63504in" svg:y="2.59843in" svg:width="4.84134in" svg:height="1.43661in" presentation:class="object" presentation:placeholder="false">
        <draw:text-box>
          <text:list text:style-name="a163">
            <text:list-item>
              <text:p text:style-name="a162" text:class-names="" text:cond-style-name=""><text:span text:style-name="a161" text:class-names=""/></text:p>
            </text:list-item>
          </text:list>
        </draw:text-box>
        <svg:title/>
        <svg:desc/>
      </draw:frame>
      <draw:frame draw:id="id32" presentation:style-name="a168" draw:name="PlaceHolder 4" svg:x="0.55118in" svg:y="4.17205in" svg:width="4.84134in" svg:height="1.43661in" presentation:class="object" presentation:placeholder="false">
        <draw:text-box>
          <text:list text:style-name="a167">
            <text:list-item>
              <text:p text:style-name="a166" text:class-names="" text:cond-style-name=""><text:span text:style-name="a165" text:class-names=""/></text:p>
            </text:list-item>
          </text:list>
        </draw:text-box>
        <svg:title/>
        <svg:desc/>
      </draw:frame>
      <draw:frame draw:id="id33" presentation:style-name="a172" draw:name="PlaceHolder 5" svg:x="5.63504in" svg:y="4.17205in" svg:width="4.84134in" svg:height="1.4366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/></text:p>
            </text:list-item>
          </text:list>
        </draw:text-box>
        <svg:title/>
        <svg:desc/>
      </draw:frame>
    </style:master-page>
    <style:master-page style:name="Master1-Layout12-blank-Title,-6-Content" style:page-layout-name="pageLayout1" draw:style-name="a174">
      <draw:frame draw:id="id34" presentation:style-name="a177" draw:name="PlaceHolder 1" svg:x="0.55118in" svg:y="0.88583in" svg:width="9.92087in" svg:height="1.41732in" presentation:class="title" presentation:placeholder="false">
        <draw:text-box>
          <text:p text:style-name="a176" text:class-names="" text:cond-style-name=""><text:span text:style-name="a175" text:class-names=""/></text:p>
        </draw:text-box>
        <svg:title/>
        <svg:desc/>
      </draw:frame>
      <draw:frame draw:id="id35" presentation:style-name="a181" draw:name="PlaceHolder 2" svg:x="0.55118in" svg:y="2.59843in" svg:width="3.19409in" svg:height="1.43661in" presentation:class="outline" presentation:placeholder="false">
        <draw:text-box>
          <text:list text:style-name="a180">
            <text:list-item>
              <text:p text:style-name="a179" text:class-names="" text:cond-style-name=""><text:span text:style-name="a178" text:class-names=""/></text:p>
            </text:list-item>
          </text:list>
        </draw:text-box>
        <svg:title/>
        <svg:desc/>
      </draw:frame>
      <draw:frame draw:id="id36" presentation:style-name="a185" draw:name="PlaceHolder 3" svg:x="3.90551in" svg:y="2.59843in" svg:width="3.19409in" svg:height="1.43661in" presentation:class="outline" presentation:placeholder="false">
        <draw:text-box>
          <text:list text:style-name="a184">
            <text:list-item>
              <text:p text:style-name="a183" text:class-names="" text:cond-style-name=""><text:span text:style-name="a182" text:class-names=""/></text:p>
            </text:list-item>
          </text:list>
        </draw:text-box>
        <svg:title/>
        <svg:desc/>
      </draw:frame>
      <draw:frame draw:id="id37" presentation:style-name="a189" draw:name="PlaceHolder 4" svg:x="7.25945in" svg:y="2.59843in" svg:width="3.19409in" svg:height="1.43661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/></text:p>
            </text:list-item>
          </text:list>
        </draw:text-box>
        <svg:title/>
        <svg:desc/>
      </draw:frame>
      <draw:frame draw:id="id38" presentation:style-name="a193" draw:name="PlaceHolder 5" svg:x="0.55118in" svg:y="4.17205in" svg:width="3.19409in" svg:height="1.43661in" presentation:class="outline" presentation:placeholder="false">
        <draw:text-box>
          <text:list text:style-name="a192">
            <text:list-item>
              <text:p text:style-name="a191" text:class-names="" text:cond-style-name=""><text:span text:style-name="a190" text:class-names=""/></text:p>
            </text:list-item>
          </text:list>
        </draw:text-box>
        <svg:title/>
        <svg:desc/>
      </draw:frame>
      <draw:frame draw:id="id39" presentation:style-name="a197" draw:name="PlaceHolder 6" svg:x="3.90551in" svg:y="4.17205in" svg:width="3.19409in" svg:height="1.43661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/></text:p>
            </text:list-item>
          </text:list>
        </draw:text-box>
        <svg:title/>
        <svg:desc/>
      </draw:frame>
      <draw:frame draw:id="id40" presentation:style-name="a201" draw:name="PlaceHolder 7" svg:x="7.25945in" svg:y="4.17205in" svg:width="3.19409in" svg:height="1.43661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/></text:p>
            </text:list-item>
          </text:list>
        </draw:text-box>
        <svg:title/>
        <svg:desc/>
      </draw:frame>
    </style:master-page>
    <style:master-page style:name="Master2-Office-Theme" style:page-layout-name="pageLayout1" draw:style-name="a203">
      <draw:frame draw:id="id41" presentation:style-name="a207" draw:name="PlaceHolder 1" svg:x="0.55118in" svg:y="0.24685in" svg:width="9.92087in" svg:height="1.03543in" presentation:class="title" presentation:placeholder="false">
        <draw:text-box>
          <text:p text:style-name="a206" text:class-names="" text:cond-style-name=""><text:span text:style-name="a204" text:class-names="">請按這裡編輯題名文字格式</text:span><text:span text:style-name="a205" text:class-names=""/></text:p>
        </draw:text-box>
        <svg:title/>
        <svg:desc/>
      </draw:frame>
      <draw:frame draw:id="id42" presentation:style-name="a236" draw:name="PlaceHolder 2" svg:x="0.55118in" svg:y="1.45079in" svg:width="9.92087in" svg:height="3.59606in" presentation:class="outline" presentation:placeholder="false">
        <draw:text-box>
          <text:list text:style-name="a211">
            <text:list-item>
              <text:p text:style-name="a210" text:class-names="" text:cond-style-name=""><text:span text:style-name="a208" text:class-names="">請按這裡編輯大綱文字格式</text:span><text:span text:style-name="a209" text:class-names=""/></text:p>
            </text:list-item>
          </text:list>
          <text:list text:style-name="a215">
            <text:list-item>
              <text:list text:style-name="a215">
                <text:list-item>
                  <text:p text:style-name="a214" text:class-names="" text:cond-style-name=""><text:span text:style-name="a212" text:class-names="">第二個大綱層次</text:span><text:span text:style-name="a213" text:class-names=""/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6" text:class-names="">第三個大綱層次</text:span><text:span text:style-name="a217" text:class-names=""/></text:p>
                    </text:list-item>
                  </text:list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list text:style-name="a223">
                        <text:list-item>
                          <text:p text:style-name="a222" text:class-names="" text:cond-style-name=""><text:span text:style-name="a220" text:class-names="">第四個大綱層次</text:span><text:span text:style-name="a221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list text:style-name="a227">
                        <text:list-item>
                          <text:list text:style-name="a227">
                            <text:list-item>
                              <text:p text:style-name="a226" text:class-names="" text:cond-style-name=""><text:span text:style-name="a224" text:class-names="">第五個大綱層次</text:span><text:span text:style-name="a2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list text:style-name="a231">
                            <text:list-item>
                              <text:list text:style-name="a231">
                                <text:list-item>
                                  <text:p text:style-name="a230" text:class-names="" text:cond-style-name=""><text:span text:style-name="a228" text:class-names="">第六個大綱層次</text:span><text:span text:style-name="a229" text:class-names=""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list text:style-name="a235">
                            <text:list-item>
                              <text:list text:style-name="a235">
                                <text:list-item>
                                  <text:list text:style-name="a235">
                                    <text:list-item>
                                      <text:p text:style-name="a234" text:class-names="" text:cond-style-name=""><text:span text:style-name="a232" text:class-names="">第七個大綱層次</text:span><text:span text:style-name="a233" text:class-names=""/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39" draw:name="PlaceHolder 3" svg:x="0.55118in" svg:y="5.64882in" svg:width="2.56811in" svg:height="0.42756in" presentation:class="date-time" presentation:placeholder="false">
        <draw:text-box>
          <text:p text:style-name="a238" text:class-names="" text:cond-style-name=""><text:span text:style-name="a237" text:class-names="">&lt;日期/時間&gt;</text:span></text:p>
        </draw:text-box>
        <svg:title/>
        <svg:desc/>
      </draw:frame>
      <draw:frame draw:id="id44" presentation:style-name="a242" draw:name="PlaceHolder 4" svg:x="3.77008in" svg:y="5.64882in" svg:width="3.49409in" svg:height="0.42756in" presentation:class="footer" presentation:placeholder="false">
        <draw:text-box>
          <text:p text:style-name="a241" text:class-names="" text:cond-style-name=""><text:span text:style-name="a240" text:class-names="">&lt;頁尾&gt;</text:span></text:p>
        </draw:text-box>
        <svg:title/>
        <svg:desc/>
      </draw:frame>
      <draw:frame draw:id="id45" presentation:style-name="a245" draw:name="PlaceHolder 5" svg:x="7.90394in" svg:y="5.64882in" svg:width="2.56811in" svg:height="0.42756in" presentation:class="page-number" presentation:placeholder="false">
        <draw:text-box>
          <text:p text:style-name="a244" text:class-names="" text:cond-style-name=""><text:span text:style-name="a243" text:class-names=""><text:page-number style:num-format="1" text:fixed="false"/></text:span></text:p>
        </draw:text-box>
        <svg:title/>
        <svg:desc/>
      </draw:frame>
    </style:master-page>
    <style:master-page style:name="Master2-Layout1-blank-Blank-Slide" style:page-layout-name="pageLayout1" draw:style-name="a247"/>
    <style:master-page style:name="Master2-Layout2-tx-Title-Slide" style:page-layout-name="pageLayout1" draw:style-name="a249">
      <draw:frame draw:id="id46" presentation:style-name="a252" draw:name="PlaceHolder 1" svg:x="0.55118in" svg:y="0.88583in" svg:width="9.92087in" svg:height="1.41732in" presentation:class="title" presentation:placeholder="false">
        <draw:text-box>
          <text:p text:style-name="a251" text:class-names="" text:cond-style-name=""><text:span text:style-name="a250" text:class-names=""/></text:p>
        </draw:text-box>
        <svg:title/>
        <svg:desc/>
      </draw:frame>
      <draw:frame draw:id="id47" presentation:style-name="a256" draw:name="PlaceHolder 2" svg:x="0.55118in" svg:y="2.59843in" svg:width="9.92087in" svg:height="3.01181in" presentation:class="subtitle" presentation:placeholder="false">
        <draw:text-box>
          <text:list text:style-name="a255">
            <text:list-item>
              <text:p text:style-name="a254" text:class-names="" text:cond-style-name=""><text:span text:style-name="a253" text:class-names=""/></text:p>
            </text:list-item>
          </text:list>
        </draw:text-box>
        <svg:title/>
        <svg:desc/>
      </draw:frame>
    </style:master-page>
    <style:master-page style:name="Master2-Layout3-obj-Title,-Content" style:page-layout-name="pageLayout1" draw:style-name="a258">
      <draw:frame draw:id="id48" presentation:style-name="a261" draw:name="PlaceHolder 1" svg:x="0.55118in" svg:y="0.88583in" svg:width="9.92087in" svg:height="1.41732in" presentation:class="title" presentation:placeholder="false">
        <draw:text-box>
          <text:p text:style-name="a260" text:class-names="" text:cond-style-name=""><text:span text:style-name="a259" text:class-names=""/></text:p>
        </draw:text-box>
        <svg:title/>
        <svg:desc/>
      </draw:frame>
      <draw:frame draw:id="id49" presentation:style-name="a265" draw:name="PlaceHolder 2" svg:x="0.55118in" svg:y="2.59843in" svg:width="9.92087in" svg:height="3.01181in" presentation:class="object" presentation:placeholder="false">
        <draw:text-box>
          <text:list text:style-name="a264">
            <text:list-item>
              <text:p text:style-name="a263" text:class-names="" text:cond-style-name=""><text:span text:style-name="a262" text:class-names=""/></text:p>
            </text:list-item>
          </text:list>
        </draw:text-box>
        <svg:title/>
        <svg:desc/>
      </draw:frame>
    </style:master-page>
    <style:master-page style:name="Master2-Layout4-twoObj-Title,-2-Content" style:page-layout-name="pageLayout1" draw:style-name="a267">
      <draw:frame draw:id="id50" presentation:style-name="a270" draw:name="PlaceHolder 1" svg:x="0.55118in" svg:y="0.88583in" svg:width="9.92087in" svg:height="1.41732in" presentation:class="title" presentation:placeholder="false">
        <draw:text-box>
          <text:p text:style-name="a269" text:class-names="" text:cond-style-name=""><text:span text:style-name="a268" text:class-names=""/></text:p>
        </draw:text-box>
        <svg:title/>
        <svg:desc/>
      </draw:frame>
      <draw:frame draw:id="id51" presentation:style-name="a274" draw:name="PlaceHolder 2" svg:x="0.55118in" svg:y="2.59843in" svg:width="4.84134in" svg:height="3.01181in" presentation:class="object" presentation:placeholder="false">
        <draw:text-box>
          <text:list text:style-name="a273">
            <text:list-item>
              <text:p text:style-name="a272" text:class-names="" text:cond-style-name=""><text:span text:style-name="a271" text:class-names=""/></text:p>
            </text:list-item>
          </text:list>
        </draw:text-box>
        <svg:title/>
        <svg:desc/>
      </draw:frame>
      <draw:frame draw:id="id52" presentation:style-name="a278" draw:name="PlaceHolder 3" svg:x="5.63504in" svg:y="2.59843in" svg:width="4.84134in" svg:height="3.01181in" presentation:class="object" presentation:placeholder="false">
        <draw:text-box>
          <text:list text:style-name="a277">
            <text:list-item>
              <text:p text:style-name="a276" text:class-names="" text:cond-style-name=""><text:span text:style-name="a275" text:class-names=""/></text:p>
            </text:list-item>
          </text:list>
        </draw:text-box>
        <svg:title/>
        <svg:desc/>
      </draw:frame>
    </style:master-page>
    <style:master-page style:name="Master2-Layout5-titleOnly-Title-Only" style:page-layout-name="pageLayout1" draw:style-name="a280">
      <draw:frame draw:id="id53" presentation:style-name="a283" draw:name="PlaceHolder 1" svg:x="0.55118in" svg:y="0.88583in" svg:width="9.92087in" svg:height="1.41732in" presentation:class="title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</style:master-page>
    <style:master-page style:name="Master2-Layout6-objOnly-Centered-Text" style:page-layout-name="pageLayout1" draw:style-name="a285">
      <draw:frame draw:id="id54" presentation:style-name="a289" draw:name="PlaceHolder 1" svg:x="0.55118in" svg:y="0.88583in" svg:width="9.92087in" svg:height="6.57126in" presentation:class="subtitle" presentation:placeholder="false">
        <draw:text-box>
          <text:list text:style-name="a288">
            <text:list-item>
              <text:p text:style-name="a287" text:class-names="" text:cond-style-name=""><text:span text:style-name="a286" text:class-names=""/></text:p>
            </text:list-item>
          </text:list>
        </draw:text-box>
        <svg:title/>
        <svg:desc/>
      </draw:frame>
    </style:master-page>
    <style:master-page style:name="Master2-Layout7-twoObjAndObj-Title,-2-Content-and-Content" style:page-layout-name="pageLayout1" draw:style-name="a291">
      <draw:frame draw:id="id55" presentation:style-name="a294" draw:name="PlaceHolder 1" svg:x="0.55118in" svg:y="0.88583in" svg:width="9.92087in" svg:height="1.41732in" presentation:class="title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56" presentation:style-name="a298" draw:name="PlaceHolder 2" svg:x="0.55118in" svg:y="2.59843in" svg:width="4.84134in" svg:height="1.43661in" presentation:class="object" presentation:placeholder="false">
        <draw:text-box>
          <text:list text:style-name="a297">
            <text:list-item>
              <text:p text:style-name="a296" text:class-names="" text:cond-style-name=""><text:span text:style-name="a295" text:class-names=""/></text:p>
            </text:list-item>
          </text:list>
        </draw:text-box>
        <svg:title/>
        <svg:desc/>
      </draw:frame>
      <draw:frame draw:id="id57" presentation:style-name="a302" draw:name="PlaceHolder 3" svg:x="5.63504in" svg:y="2.59843in" svg:width="4.84134in" svg:height="3.0118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/></text:p>
            </text:list-item>
          </text:list>
        </draw:text-box>
        <svg:title/>
        <svg:desc/>
      </draw:frame>
      <draw:frame draw:id="id58" presentation:style-name="a306" draw:name="PlaceHolder 4" svg:x="0.55118in" svg:y="4.17205in" svg:width="4.84134in" svg:height="1.43661in" presentation:class="object" presentation:placeholder="false">
        <draw:text-box>
          <text:list text:style-name="a305">
            <text:list-item>
              <text:p text:style-name="a304" text:class-names="" text:cond-style-name=""><text:span text:style-name="a303" text:class-names=""/></text:p>
            </text:list-item>
          </text:list>
        </draw:text-box>
        <svg:title/>
        <svg:desc/>
      </draw:frame>
    </style:master-page>
    <style:master-page style:name="Master2-Layout8-objAndTwoObj-Title-Content-and-2-Content" style:page-layout-name="pageLayout1" draw:style-name="a308">
      <draw:frame draw:id="id59" presentation:style-name="a311" draw:name="PlaceHolder 1" svg:x="0.55118in" svg:y="0.88583in" svg:width="9.92087in" svg:height="1.41732in" presentation:class="title" presentation:placeholder="false">
        <draw:text-box>
          <text:p text:style-name="a310" text:class-names="" text:cond-style-name=""><text:span text:style-name="a309" text:class-names=""/></text:p>
        </draw:text-box>
        <svg:title/>
        <svg:desc/>
      </draw:frame>
      <draw:frame draw:id="id60" presentation:style-name="a315" draw:name="PlaceHolder 2" svg:x="0.55118in" svg:y="2.59843in" svg:width="4.84134in" svg:height="3.01181in" presentation:class="object" presentation:placeholder="false">
        <draw:text-box>
          <text:list text:style-name="a314">
            <text:list-item>
              <text:p text:style-name="a313" text:class-names="" text:cond-style-name=""><text:span text:style-name="a312" text:class-names=""/></text:p>
            </text:list-item>
          </text:list>
        </draw:text-box>
        <svg:title/>
        <svg:desc/>
      </draw:frame>
      <draw:frame draw:id="id61" presentation:style-name="a319" draw:name="PlaceHolder 3" svg:x="5.63504in" svg:y="2.59843in" svg:width="4.84134in" svg:height="1.43661in" presentation:class="object" presentation:placeholder="false">
        <draw:text-box>
          <text:list text:style-name="a318">
            <text:list-item>
              <text:p text:style-name="a317" text:class-names="" text:cond-style-name=""><text:span text:style-name="a316" text:class-names=""/></text:p>
            </text:list-item>
          </text:list>
        </draw:text-box>
        <svg:title/>
        <svg:desc/>
      </draw:frame>
      <draw:frame draw:id="id62" presentation:style-name="a323" draw:name="PlaceHolder 4" svg:x="5.63504in" svg:y="4.17205in" svg:width="4.84134in" svg:height="1.43661in" presentation:class="object" presentation:placeholder="false">
        <draw:text-box>
          <text:list text:style-name="a322">
            <text:list-item>
              <text:p text:style-name="a321" text:class-names="" text:cond-style-name=""><text:span text:style-name="a320" text:class-names=""/></text:p>
            </text:list-item>
          </text:list>
        </draw:text-box>
        <svg:title/>
        <svg:desc/>
      </draw:frame>
    </style:master-page>
    <style:master-page style:name="Master2-Layout9-twoObjOverTx-Title,-2-Content-over-Content" style:page-layout-name="pageLayout1" draw:style-name="a325">
      <draw:frame draw:id="id63" presentation:style-name="a328" draw:name="PlaceHolder 1" svg:x="0.55118in" svg:y="0.88583in" svg:width="9.92087in" svg:height="1.41732in" presentation:class="title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draw:frame draw:id="id64" presentation:style-name="a332" draw:name="PlaceHolder 2" svg:x="0.55118in" svg:y="2.59843in" svg:width="4.84134in" svg:height="1.43661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/></text:p>
            </text:list-item>
          </text:list>
        </draw:text-box>
        <svg:title/>
        <svg:desc/>
      </draw:frame>
      <draw:frame draw:id="id65" presentation:style-name="a336" draw:name="PlaceHolder 3" svg:x="5.63504in" svg:y="2.59843in" svg:width="4.84134in" svg:height="1.43661in" presentation:class="object" presentation:placeholder="false">
        <draw:text-box>
          <text:list text:style-name="a335">
            <text:list-item>
              <text:p text:style-name="a334" text:class-names="" text:cond-style-name=""><text:span text:style-name="a333" text:class-names=""/></text:p>
            </text:list-item>
          </text:list>
        </draw:text-box>
        <svg:title/>
        <svg:desc/>
      </draw:frame>
      <draw:frame draw:id="id66" presentation:style-name="a340" draw:name="PlaceHolder 4" svg:x="0.55118in" svg:y="4.17205in" svg:width="9.92087in" svg:height="1.43661in" presentation:class="object" presentation:placeholder="false">
        <draw:text-box>
          <text:list text:style-name="a339">
            <text:list-item>
              <text:p text:style-name="a338" text:class-names="" text:cond-style-name=""><text:span text:style-name="a337" text:class-names=""/></text:p>
            </text:list-item>
          </text:list>
        </draw:text-box>
        <svg:title/>
        <svg:desc/>
      </draw:frame>
    </style:master-page>
    <style:master-page style:name="Master2-Layout10-objOverTx-Title,-Content-over-Content" style:page-layout-name="pageLayout1" draw:style-name="a342">
      <draw:frame draw:id="id67" presentation:style-name="a345" draw:name="PlaceHolder 1" svg:x="0.55118in" svg:y="0.88583in" svg:width="9.92087in" svg:height="1.41732in" presentation:class="title" presentation:placeholder="false">
        <draw:text-box>
          <text:p text:style-name="a344" text:class-names="" text:cond-style-name=""><text:span text:style-name="a343" text:class-names=""/></text:p>
        </draw:text-box>
        <svg:title/>
        <svg:desc/>
      </draw:frame>
      <draw:frame draw:id="id68" presentation:style-name="a349" draw:name="PlaceHolder 2" svg:x="0.55118in" svg:y="2.59843in" svg:width="9.92087in" svg:height="1.43661in" presentation:class="outline" presentation:placeholder="false">
        <draw:text-box>
          <text:list text:style-name="a348">
            <text:list-item>
              <text:p text:style-name="a347" text:class-names="" text:cond-style-name=""><text:span text:style-name="a346" text:class-names=""/></text:p>
            </text:list-item>
          </text:list>
        </draw:text-box>
        <svg:title/>
        <svg:desc/>
      </draw:frame>
      <draw:frame draw:id="id69" presentation:style-name="a353" draw:name="PlaceHolder 3" svg:x="0.55118in" svg:y="4.17205in" svg:width="9.92087in" svg:height="1.43661in" presentation:class="object" presentation:placeholder="false">
        <draw:text-box>
          <text:list text:style-name="a352">
            <text:list-item>
              <text:p text:style-name="a351" text:class-names="" text:cond-style-name=""><text:span text:style-name="a350" text:class-names=""/></text:p>
            </text:list-item>
          </text:list>
        </draw:text-box>
        <svg:title/>
        <svg:desc/>
      </draw:frame>
    </style:master-page>
    <style:master-page style:name="Master2-Layout11-fourObj-Title,-4-Content" style:page-layout-name="pageLayout1" draw:style-name="a355">
      <draw:frame draw:id="id70" presentation:style-name="a358" draw:name="PlaceHolder 1" svg:x="0.55118in" svg:y="0.88583in" svg:width="9.92087in" svg:height="1.41732in" presentation:class="title" presentation:placeholder="false">
        <draw:text-box>
          <text:p text:style-name="a357" text:class-names="" text:cond-style-name=""><text:span text:style-name="a356" text:class-names=""/></text:p>
        </draw:text-box>
        <svg:title/>
        <svg:desc/>
      </draw:frame>
      <draw:frame draw:id="id71" presentation:style-name="a362" draw:name="PlaceHolder 2" svg:x="0.55118in" svg:y="2.59843in" svg:width="4.84134in" svg:height="1.43661in" presentation:class="object" presentation:placeholder="false">
        <draw:text-box>
          <text:list text:style-name="a361">
            <text:list-item>
              <text:p text:style-name="a360" text:class-names="" text:cond-style-name=""><text:span text:style-name="a359" text:class-names=""/></text:p>
            </text:list-item>
          </text:list>
        </draw:text-box>
        <svg:title/>
        <svg:desc/>
      </draw:frame>
      <draw:frame draw:id="id72" presentation:style-name="a366" draw:name="PlaceHolder 3" svg:x="5.63504in" svg:y="2.59843in" svg:width="4.84134in" svg:height="1.43661in" presentation:class="object" presentation:placeholder="false">
        <draw:text-box>
          <text:list text:style-name="a365">
            <text:list-item>
              <text:p text:style-name="a364" text:class-names="" text:cond-style-name=""><text:span text:style-name="a363" text:class-names=""/></text:p>
            </text:list-item>
          </text:list>
        </draw:text-box>
        <svg:title/>
        <svg:desc/>
      </draw:frame>
      <draw:frame draw:id="id73" presentation:style-name="a370" draw:name="PlaceHolder 4" svg:x="0.55118in" svg:y="4.17205in" svg:width="4.84134in" svg:height="1.43661in" presentation:class="object" presentation:placeholder="false">
        <draw:text-box>
          <text:list text:style-name="a369">
            <text:list-item>
              <text:p text:style-name="a368" text:class-names="" text:cond-style-name=""><text:span text:style-name="a367" text:class-names=""/></text:p>
            </text:list-item>
          </text:list>
        </draw:text-box>
        <svg:title/>
        <svg:desc/>
      </draw:frame>
      <draw:frame draw:id="id74" presentation:style-name="a374" draw:name="PlaceHolder 5" svg:x="5.63504in" svg:y="4.17205in" svg:width="4.84134in" svg:height="1.43661in" presentation:class="object" presentation:placeholder="false">
        <draw:text-box>
          <text:list text:style-name="a373">
            <text:list-item>
              <text:p text:style-name="a372" text:class-names="" text:cond-style-name=""><text:span text:style-name="a371" text:class-names=""/></text:p>
            </text:list-item>
          </text:list>
        </draw:text-box>
        <svg:title/>
        <svg:desc/>
      </draw:frame>
    </style:master-page>
    <style:master-page style:name="Master2-Layout12-blank-Title,-6-Content" style:page-layout-name="pageLayout1" draw:style-name="a376">
      <draw:frame draw:id="id75" presentation:style-name="a379" draw:name="PlaceHolder 1" svg:x="0.55118in" svg:y="0.88583in" svg:width="9.92087in" svg:height="1.41732in" presentation:class="title" presentation:placeholder="false">
        <draw:text-box>
          <text:p text:style-name="a378" text:class-names="" text:cond-style-name=""><text:span text:style-name="a377" text:class-names=""/></text:p>
        </draw:text-box>
        <svg:title/>
        <svg:desc/>
      </draw:frame>
      <draw:frame draw:id="id76" presentation:style-name="a383" draw:name="PlaceHolder 2" svg:x="0.55118in" svg:y="2.59843in" svg:width="3.19409in" svg:height="1.43661in" presentation:class="outline" presentation:placeholder="false">
        <draw:text-box>
          <text:list text:style-name="a382">
            <text:list-item>
              <text:p text:style-name="a381" text:class-names="" text:cond-style-name=""><text:span text:style-name="a380" text:class-names=""/></text:p>
            </text:list-item>
          </text:list>
        </draw:text-box>
        <svg:title/>
        <svg:desc/>
      </draw:frame>
      <draw:frame draw:id="id77" presentation:style-name="a387" draw:name="PlaceHolder 3" svg:x="3.90551in" svg:y="2.59843in" svg:width="3.19409in" svg:height="1.43661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/></text:p>
            </text:list-item>
          </text:list>
        </draw:text-box>
        <svg:title/>
        <svg:desc/>
      </draw:frame>
      <draw:frame draw:id="id78" presentation:style-name="a391" draw:name="PlaceHolder 4" svg:x="7.25945in" svg:y="2.59843in" svg:width="3.19409in" svg:height="1.43661in" presentation:class="outline" presentation:placeholder="false">
        <draw:text-box>
          <text:list text:style-name="a390">
            <text:list-item>
              <text:p text:style-name="a389" text:class-names="" text:cond-style-name=""><text:span text:style-name="a388" text:class-names=""/></text:p>
            </text:list-item>
          </text:list>
        </draw:text-box>
        <svg:title/>
        <svg:desc/>
      </draw:frame>
      <draw:frame draw:id="id79" presentation:style-name="a395" draw:name="PlaceHolder 5" svg:x="0.55118in" svg:y="4.17205in" svg:width="3.19409in" svg:height="1.43661in" presentation:class="outline" presentation:placeholder="false">
        <draw:text-box>
          <text:list text:style-name="a394">
            <text:list-item>
              <text:p text:style-name="a393" text:class-names="" text:cond-style-name=""><text:span text:style-name="a392" text:class-names=""/></text:p>
            </text:list-item>
          </text:list>
        </draw:text-box>
        <svg:title/>
        <svg:desc/>
      </draw:frame>
      <draw:frame draw:id="id80" presentation:style-name="a399" draw:name="PlaceHolder 6" svg:x="3.90551in" svg:y="4.17205in" svg:width="3.19409in" svg:height="1.43661in" presentation:class="outline" presentation:placeholder="false">
        <draw:text-box>
          <text:list text:style-name="a398">
            <text:list-item>
              <text:p text:style-name="a397" text:class-names="" text:cond-style-name=""><text:span text:style-name="a396" text:class-names=""/></text:p>
            </text:list-item>
          </text:list>
        </draw:text-box>
        <svg:title/>
        <svg:desc/>
      </draw:frame>
      <draw:frame draw:id="id81" presentation:style-name="a403" draw:name="PlaceHolder 7" svg:x="7.25945in" svg:y="4.17205in" svg:width="3.19409in" svg:height="1.43661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/></text:p>
            </text:list-item>
          </text:list>
        </draw:text-box>
        <svg:title/>
        <svg:desc/>
      </draw:frame>
    </style:master-page>
    <style:master-page style:name="Master3-Office-Theme" style:page-layout-name="pageLayout1" draw:style-name="a405">
      <draw:frame draw:id="id82" presentation:style-name="a409" draw:name="PlaceHolder 1" svg:x="0.55118in" svg:y="0.88583in" svg:width="9.92087in" svg:height="1.41732in" presentation:class="title" presentation:placeholder="false">
        <draw:text-box>
          <text:p text:style-name="a408" text:class-names="" text:cond-style-name=""><text:span text:style-name="a406" text:class-names="">請按這裡編輯題名文字格式</text:span><text:span text:style-name="a407" text:class-names=""/></text:p>
        </draw:text-box>
        <svg:title/>
        <svg:desc/>
      </draw:frame>
      <draw:frame draw:id="id83" presentation:style-name="a438" draw:name="PlaceHolder 2" svg:x="0.55118in" svg:y="2.59843in" svg:width="9.92087in" svg:height="3.01181in" presentation:class="outline" presentation:placeholder="false">
        <draw:text-box>
          <text:list text:style-name="a413">
            <text:list-item>
              <text:p text:style-name="a412" text:class-names="" text:cond-style-name=""><text:span text:style-name="a410" text:class-names="">請按這裡編輯大綱文字格式</text:span><text:span text:style-name="a411" text:class-names=""/></text:p>
            </text:list-item>
          </text:list>
          <text:list text:style-name="a417">
            <text:list-item>
              <text:list text:style-name="a417">
                <text:list-item>
                  <text:p text:style-name="a416" text:class-names="" text:cond-style-name=""><text:span text:style-name="a414" text:class-names="">第二個大綱層次</text:span><text:span text:style-name="a415" text:class-names=""/></text:p>
                </text:list-item>
              </text:list>
            </text:list-item>
          </text:list>
          <text:list text:style-name="a421">
            <text:list-item>
              <text:list text:style-name="a421">
                <text:list-item>
                  <text:list text:style-name="a421">
                    <text:list-item>
                      <text:p text:style-name="a420" text:class-names="" text:cond-style-name=""><text:span text:style-name="a418" text:class-names="">第三個大綱層次</text:span><text:span text:style-name="a419" text:class-names=""/></text:p>
                    </text:list-item>
                  </text:list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list text:style-name="a425">
                        <text:list-item>
                          <text:p text:style-name="a424" text:class-names="" text:cond-style-name=""><text:span text:style-name="a422" text:class-names="">第四個大綱層次</text:span><text:span text:style-name="a423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list text:style-name="a429">
                            <text:list-item>
                              <text:p text:style-name="a428" text:class-names="" text:cond-style-name=""><text:span text:style-name="a426" text:class-names="">第五個大綱層次</text:span><text:span text:style-name="a4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list text:style-name="a433">
                                <text:list-item>
                                  <text:p text:style-name="a432" text:class-names="" text:cond-style-name=""><text:span text:style-name="a430" text:class-names="">第六個大綱層次</text:span><text:span text:style-name="a431" text:class-names=""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7">
            <text:list-item>
              <text:list text:style-name="a437">
                <text:list-item>
                  <text:list text:style-name="a437">
                    <text:list-item>
                      <text:list text:style-name="a437">
                        <text:list-item>
                          <text:list text:style-name="a437">
                            <text:list-item>
                              <text:list text:style-name="a437">
                                <text:list-item>
                                  <text:list text:style-name="a437">
                                    <text:list-item>
                                      <text:p text:style-name="a436" text:class-names="" text:cond-style-name=""><text:span text:style-name="a434" text:class-names="">第七個大綱層次</text:span><text:span text:style-name="a435" text:class-names=""/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441" draw:name="PlaceHolder 3" svg:x="0.55118in" svg:y="5.64843in" svg:width="2.56811in" svg:height="0.42717in" presentation:class="date-time" presentation:placeholder="false">
        <draw:text-box>
          <text:p text:style-name="a440" text:class-names="" text:cond-style-name=""><text:span text:style-name="a439" text:class-names="">&lt;日期/時間&gt;</text:span></text:p>
        </draw:text-box>
        <svg:title/>
        <svg:desc/>
      </draw:frame>
      <draw:frame draw:id="id85" presentation:style-name="a444" draw:name="PlaceHolder 4" svg:x="3.77008in" svg:y="5.64843in" svg:width="3.49409in" svg:height="0.42717in" presentation:class="footer" presentation:placeholder="false">
        <draw:text-box>
          <text:p text:style-name="a443" text:class-names="" text:cond-style-name=""><text:span text:style-name="a442" text:class-names="">&lt;頁尾&gt;</text:span></text:p>
        </draw:text-box>
        <svg:title/>
        <svg:desc/>
      </draw:frame>
      <draw:frame draw:id="id86" presentation:style-name="a447" draw:name="PlaceHolder 5" svg:x="7.90394in" svg:y="5.64843in" svg:width="2.56811in" svg:height="0.42717in" presentation:class="page-number" presentation:placeholder="false">
        <draw:text-box>
          <text:p text:style-name="a446" text:class-names="" text:cond-style-name=""><text:span text:style-name="a445" text:class-names=""><text:page-number style:num-format="1" text:fixed="false"/></text:span></text:p>
        </draw:text-box>
        <svg:title/>
        <svg:desc/>
      </draw:frame>
    </style:master-page>
    <style:master-page style:name="Master3-Layout1-blank-Blank-Slide" style:page-layout-name="pageLayout1" draw:style-name="a449"/>
    <style:master-page style:name="Master3-Layout2-tx-Title-Slide" style:page-layout-name="pageLayout1" draw:style-name="a451">
      <draw:frame draw:id="id87" presentation:style-name="a454" draw:name="PlaceHolder 1" svg:x="0.55118in" svg:y="0.88583in" svg:width="9.92087in" svg:height="1.41732in" presentation:class="title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88" presentation:style-name="a458" draw:name="PlaceHolder 2" svg:x="0.55118in" svg:y="2.59843in" svg:width="9.92087in" svg:height="3.01181in" presentation:class="subtitle" presentation:placeholder="false">
        <draw:text-box>
          <text:list text:style-name="a457">
            <text:list-item>
              <text:p text:style-name="a456" text:class-names="" text:cond-style-name=""><text:span text:style-name="a455" text:class-names=""/></text:p>
            </text:list-item>
          </text:list>
        </draw:text-box>
        <svg:title/>
        <svg:desc/>
      </draw:frame>
    </style:master-page>
    <style:master-page style:name="Master3-Layout3-obj-Title,-Content" style:page-layout-name="pageLayout1" draw:style-name="a460">
      <draw:frame draw:id="id89" presentation:style-name="a463" draw:name="PlaceHolder 1" svg:x="0.55118in" svg:y="0.88583in" svg:width="9.92087in" svg:height="1.41732in" presentation:class="title" presentation:placeholder="false">
        <draw:text-box>
          <text:p text:style-name="a462" text:class-names="" text:cond-style-name=""><text:span text:style-name="a461" text:class-names=""/></text:p>
        </draw:text-box>
        <svg:title/>
        <svg:desc/>
      </draw:frame>
      <draw:frame draw:id="id90" presentation:style-name="a467" draw:name="PlaceHolder 2" svg:x="0.55118in" svg:y="2.59843in" svg:width="9.92087in" svg:height="3.01181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/></text:p>
            </text:list-item>
          </text:list>
        </draw:text-box>
        <svg:title/>
        <svg:desc/>
      </draw:frame>
    </style:master-page>
    <style:master-page style:name="Master3-Layout4-twoObj-Title,-2-Content" style:page-layout-name="pageLayout1" draw:style-name="a469">
      <draw:frame draw:id="id91" presentation:style-name="a472" draw:name="PlaceHolder 1" svg:x="0.55118in" svg:y="0.88583in" svg:width="9.92087in" svg:height="1.41732in" presentation:class="title" presentation:placeholder="false">
        <draw:text-box>
          <text:p text:style-name="a471" text:class-names="" text:cond-style-name=""><text:span text:style-name="a470" text:class-names=""/></text:p>
        </draw:text-box>
        <svg:title/>
        <svg:desc/>
      </draw:frame>
      <draw:frame draw:id="id92" presentation:style-name="a476" draw:name="PlaceHolder 2" svg:x="0.55118in" svg:y="2.59843in" svg:width="4.84134in" svg:height="3.01181in" presentation:class="object" presentation:placeholder="false">
        <draw:text-box>
          <text:list text:style-name="a475">
            <text:list-item>
              <text:p text:style-name="a474" text:class-names="" text:cond-style-name=""><text:span text:style-name="a473" text:class-names=""/></text:p>
            </text:list-item>
          </text:list>
        </draw:text-box>
        <svg:title/>
        <svg:desc/>
      </draw:frame>
      <draw:frame draw:id="id93" presentation:style-name="a480" draw:name="PlaceHolder 3" svg:x="5.63504in" svg:y="2.59843in" svg:width="4.84134in" svg:height="3.01181in" presentation:class="object" presentation:placeholder="false">
        <draw:text-box>
          <text:list text:style-name="a479">
            <text:list-item>
              <text:p text:style-name="a478" text:class-names="" text:cond-style-name=""><text:span text:style-name="a477" text:class-names=""/></text:p>
            </text:list-item>
          </text:list>
        </draw:text-box>
        <svg:title/>
        <svg:desc/>
      </draw:frame>
    </style:master-page>
    <style:master-page style:name="Master3-Layout5-titleOnly-Title-Only" style:page-layout-name="pageLayout1" draw:style-name="a482">
      <draw:frame draw:id="id94" presentation:style-name="a485" draw:name="PlaceHolder 1" svg:x="0.55118in" svg:y="0.88583in" svg:width="9.92087in" svg:height="1.41732in" presentation:class="title" presentation:placeholder="false">
        <draw:text-box>
          <text:p text:style-name="a484" text:class-names="" text:cond-style-name=""><text:span text:style-name="a483" text:class-names=""/></text:p>
        </draw:text-box>
        <svg:title/>
        <svg:desc/>
      </draw:frame>
    </style:master-page>
    <style:master-page style:name="Master3-Layout6-objOnly-Centered-Text" style:page-layout-name="pageLayout1" draw:style-name="a487">
      <draw:frame draw:id="id95" presentation:style-name="a491" draw:name="PlaceHolder 1" svg:x="0.55118in" svg:y="0.88583in" svg:width="9.92087in" svg:height="6.57126in" presentation:class="subtitle" presentation:placeholder="false">
        <draw:text-box>
          <text:list text:style-name="a490">
            <text:list-item>
              <text:p text:style-name="a489" text:class-names="" text:cond-style-name=""><text:span text:style-name="a488" text:class-names=""/></text:p>
            </text:list-item>
          </text:list>
        </draw:text-box>
        <svg:title/>
        <svg:desc/>
      </draw:frame>
    </style:master-page>
    <style:master-page style:name="Master3-Layout7-twoObjAndObj-Title,-2-Content-and-Content" style:page-layout-name="pageLayout1" draw:style-name="a493">
      <draw:frame draw:id="id96" presentation:style-name="a496" draw:name="PlaceHolder 1" svg:x="0.55118in" svg:y="0.88583in" svg:width="9.92087in" svg:height="1.41732in" presentation:class="title" presentation:placeholder="false">
        <draw:text-box>
          <text:p text:style-name="a495" text:class-names="" text:cond-style-name=""><text:span text:style-name="a494" text:class-names=""/></text:p>
        </draw:text-box>
        <svg:title/>
        <svg:desc/>
      </draw:frame>
      <draw:frame draw:id="id97" presentation:style-name="a500" draw:name="PlaceHolder 2" svg:x="0.55118in" svg:y="2.59843in" svg:width="4.84134in" svg:height="1.43661in" presentation:class="object" presentation:placeholder="false">
        <draw:text-box>
          <text:list text:style-name="a499">
            <text:list-item>
              <text:p text:style-name="a498" text:class-names="" text:cond-style-name=""><text:span text:style-name="a497" text:class-names=""/></text:p>
            </text:list-item>
          </text:list>
        </draw:text-box>
        <svg:title/>
        <svg:desc/>
      </draw:frame>
      <draw:frame draw:id="id98" presentation:style-name="a504" draw:name="PlaceHolder 3" svg:x="5.63504in" svg:y="2.59843in" svg:width="4.84134in" svg:height="3.01181in" presentation:class="object" presentation:placeholder="false">
        <draw:text-box>
          <text:list text:style-name="a503">
            <text:list-item>
              <text:p text:style-name="a502" text:class-names="" text:cond-style-name=""><text:span text:style-name="a501" text:class-names=""/></text:p>
            </text:list-item>
          </text:list>
        </draw:text-box>
        <svg:title/>
        <svg:desc/>
      </draw:frame>
      <draw:frame draw:id="id99" presentation:style-name="a508" draw:name="PlaceHolder 4" svg:x="0.55118in" svg:y="4.17205in" svg:width="4.84134in" svg:height="1.43661in" presentation:class="object" presentation:placeholder="false">
        <draw:text-box>
          <text:list text:style-name="a507">
            <text:list-item>
              <text:p text:style-name="a506" text:class-names="" text:cond-style-name=""><text:span text:style-name="a505" text:class-names=""/></text:p>
            </text:list-item>
          </text:list>
        </draw:text-box>
        <svg:title/>
        <svg:desc/>
      </draw:frame>
    </style:master-page>
    <style:master-page style:name="Master3-Layout8-objAndTwoObj-Title-Content-and-2-Content" style:page-layout-name="pageLayout1" draw:style-name="a510">
      <draw:frame draw:id="id100" presentation:style-name="a513" draw:name="PlaceHolder 1" svg:x="0.55118in" svg:y="0.88583in" svg:width="9.92087in" svg:height="1.41732in" presentation:class="title" presentation:placeholder="false">
        <draw:text-box>
          <text:p text:style-name="a512" text:class-names="" text:cond-style-name=""><text:span text:style-name="a511" text:class-names=""/></text:p>
        </draw:text-box>
        <svg:title/>
        <svg:desc/>
      </draw:frame>
      <draw:frame draw:id="id101" presentation:style-name="a517" draw:name="PlaceHolder 2" svg:x="0.55118in" svg:y="2.59843in" svg:width="4.84134in" svg:height="3.01181in" presentation:class="object" presentation:placeholder="false">
        <draw:text-box>
          <text:list text:style-name="a516">
            <text:list-item>
              <text:p text:style-name="a515" text:class-names="" text:cond-style-name=""><text:span text:style-name="a514" text:class-names=""/></text:p>
            </text:list-item>
          </text:list>
        </draw:text-box>
        <svg:title/>
        <svg:desc/>
      </draw:frame>
      <draw:frame draw:id="id102" presentation:style-name="a521" draw:name="PlaceHolder 3" svg:x="5.63504in" svg:y="2.59843in" svg:width="4.84134in" svg:height="1.43661in" presentation:class="object" presentation:placeholder="false">
        <draw:text-box>
          <text:list text:style-name="a520">
            <text:list-item>
              <text:p text:style-name="a519" text:class-names="" text:cond-style-name=""><text:span text:style-name="a518" text:class-names=""/></text:p>
            </text:list-item>
          </text:list>
        </draw:text-box>
        <svg:title/>
        <svg:desc/>
      </draw:frame>
      <draw:frame draw:id="id103" presentation:style-name="a525" draw:name="PlaceHolder 4" svg:x="5.63504in" svg:y="4.17205in" svg:width="4.84134in" svg:height="1.43661in" presentation:class="object" presentation:placeholder="false">
        <draw:text-box>
          <text:list text:style-name="a524">
            <text:list-item>
              <text:p text:style-name="a523" text:class-names="" text:cond-style-name=""><text:span text:style-name="a522" text:class-names=""/></text:p>
            </text:list-item>
          </text:list>
        </draw:text-box>
        <svg:title/>
        <svg:desc/>
      </draw:frame>
    </style:master-page>
    <style:master-page style:name="Master3-Layout9-twoObjOverTx-Title,-2-Content-over-Content" style:page-layout-name="pageLayout1" draw:style-name="a527">
      <draw:frame draw:id="id104" presentation:style-name="a530" draw:name="PlaceHolder 1" svg:x="0.55118in" svg:y="0.88583in" svg:width="9.92087in" svg:height="1.41732in" presentation:class="title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105" presentation:style-name="a534" draw:name="PlaceHolder 2" svg:x="0.55118in" svg:y="2.59843in" svg:width="4.84134in" svg:height="1.43661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/></text:p>
            </text:list-item>
          </text:list>
        </draw:text-box>
        <svg:title/>
        <svg:desc/>
      </draw:frame>
      <draw:frame draw:id="id106" presentation:style-name="a538" draw:name="PlaceHolder 3" svg:x="5.63504in" svg:y="2.59843in" svg:width="4.84134in" svg:height="1.43661in" presentation:class="object" presentation:placeholder="false">
        <draw:text-box>
          <text:list text:style-name="a537">
            <text:list-item>
              <text:p text:style-name="a536" text:class-names="" text:cond-style-name=""><text:span text:style-name="a535" text:class-names=""/></text:p>
            </text:list-item>
          </text:list>
        </draw:text-box>
        <svg:title/>
        <svg:desc/>
      </draw:frame>
      <draw:frame draw:id="id107" presentation:style-name="a542" draw:name="PlaceHolder 4" svg:x="0.55118in" svg:y="4.17205in" svg:width="9.92087in" svg:height="1.43661in" presentation:class="object" presentation:placeholder="false">
        <draw:text-box>
          <text:list text:style-name="a541">
            <text:list-item>
              <text:p text:style-name="a540" text:class-names="" text:cond-style-name=""><text:span text:style-name="a539" text:class-names=""/></text:p>
            </text:list-item>
          </text:list>
        </draw:text-box>
        <svg:title/>
        <svg:desc/>
      </draw:frame>
    </style:master-page>
    <style:master-page style:name="Master3-Layout10-objOverTx-Title,-Content-over-Content" style:page-layout-name="pageLayout1" draw:style-name="a544">
      <draw:frame draw:id="id108" presentation:style-name="a547" draw:name="PlaceHolder 1" svg:x="0.55118in" svg:y="0.88583in" svg:width="9.92087in" svg:height="1.41732in" presentation:class="title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109" presentation:style-name="a551" draw:name="PlaceHolder 2" svg:x="0.55118in" svg:y="2.59843in" svg:width="9.92087in" svg:height="1.43661in" presentation:class="outline" presentation:placeholder="false">
        <draw:text-box>
          <text:list text:style-name="a550">
            <text:list-item>
              <text:p text:style-name="a549" text:class-names="" text:cond-style-name=""><text:span text:style-name="a548" text:class-names=""/></text:p>
            </text:list-item>
          </text:list>
        </draw:text-box>
        <svg:title/>
        <svg:desc/>
      </draw:frame>
      <draw:frame draw:id="id110" presentation:style-name="a555" draw:name="PlaceHolder 3" svg:x="0.55118in" svg:y="4.17205in" svg:width="9.92087in" svg:height="1.43661in" presentation:class="object" presentation:placeholder="false">
        <draw:text-box>
          <text:list text:style-name="a554">
            <text:list-item>
              <text:p text:style-name="a553" text:class-names="" text:cond-style-name=""><text:span text:style-name="a552" text:class-names=""/></text:p>
            </text:list-item>
          </text:list>
        </draw:text-box>
        <svg:title/>
        <svg:desc/>
      </draw:frame>
    </style:master-page>
    <style:master-page style:name="Master3-Layout11-fourObj-Title,-4-Content" style:page-layout-name="pageLayout1" draw:style-name="a557">
      <draw:frame draw:id="id111" presentation:style-name="a560" draw:name="PlaceHolder 1" svg:x="0.55118in" svg:y="0.88583in" svg:width="9.92087in" svg:height="1.41732in" presentation:class="title" presentation:placeholder="false">
        <draw:text-box>
          <text:p text:style-name="a559" text:class-names="" text:cond-style-name=""><text:span text:style-name="a558" text:class-names=""/></text:p>
        </draw:text-box>
        <svg:title/>
        <svg:desc/>
      </draw:frame>
      <draw:frame draw:id="id112" presentation:style-name="a564" draw:name="PlaceHolder 2" svg:x="0.55118in" svg:y="2.59843in" svg:width="4.84134in" svg:height="1.43661in" presentation:class="object" presentation:placeholder="false">
        <draw:text-box>
          <text:list text:style-name="a563">
            <text:list-item>
              <text:p text:style-name="a562" text:class-names="" text:cond-style-name=""><text:span text:style-name="a561" text:class-names=""/></text:p>
            </text:list-item>
          </text:list>
        </draw:text-box>
        <svg:title/>
        <svg:desc/>
      </draw:frame>
      <draw:frame draw:id="id113" presentation:style-name="a568" draw:name="PlaceHolder 3" svg:x="5.63504in" svg:y="2.59843in" svg:width="4.84134in" svg:height="1.43661in" presentation:class="object" presentation:placeholder="false">
        <draw:text-box>
          <text:list text:style-name="a567">
            <text:list-item>
              <text:p text:style-name="a566" text:class-names="" text:cond-style-name=""><text:span text:style-name="a565" text:class-names=""/></text:p>
            </text:list-item>
          </text:list>
        </draw:text-box>
        <svg:title/>
        <svg:desc/>
      </draw:frame>
      <draw:frame draw:id="id114" presentation:style-name="a572" draw:name="PlaceHolder 4" svg:x="0.55118in" svg:y="4.17205in" svg:width="4.84134in" svg:height="1.43661in" presentation:class="object" presentation:placeholder="false">
        <draw:text-box>
          <text:list text:style-name="a571">
            <text:list-item>
              <text:p text:style-name="a570" text:class-names="" text:cond-style-name=""><text:span text:style-name="a569" text:class-names=""/></text:p>
            </text:list-item>
          </text:list>
        </draw:text-box>
        <svg:title/>
        <svg:desc/>
      </draw:frame>
      <draw:frame draw:id="id115" presentation:style-name="a576" draw:name="PlaceHolder 5" svg:x="5.63504in" svg:y="4.17205in" svg:width="4.84134in" svg:height="1.43661in" presentation:class="object" presentation:placeholder="false">
        <draw:text-box>
          <text:list text:style-name="a575">
            <text:list-item>
              <text:p text:style-name="a574" text:class-names="" text:cond-style-name=""><text:span text:style-name="a573" text:class-names=""/></text:p>
            </text:list-item>
          </text:list>
        </draw:text-box>
        <svg:title/>
        <svg:desc/>
      </draw:frame>
    </style:master-page>
    <style:master-page style:name="Master3-Layout12-blank-Title,-6-Content" style:page-layout-name="pageLayout1" draw:style-name="a578">
      <draw:frame draw:id="id116" presentation:style-name="a581" draw:name="PlaceHolder 1" svg:x="0.55118in" svg:y="0.88583in" svg:width="9.92087in" svg:height="1.41732in" presentation:class="title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117" presentation:style-name="a585" draw:name="PlaceHolder 2" svg:x="0.55118in" svg:y="2.59843in" svg:width="3.19409in" svg:height="1.43661in" presentation:class="outline" presentation:placeholder="false">
        <draw:text-box>
          <text:list text:style-name="a584">
            <text:list-item>
              <text:p text:style-name="a583" text:class-names="" text:cond-style-name=""><text:span text:style-name="a582" text:class-names=""/></text:p>
            </text:list-item>
          </text:list>
        </draw:text-box>
        <svg:title/>
        <svg:desc/>
      </draw:frame>
      <draw:frame draw:id="id118" presentation:style-name="a589" draw:name="PlaceHolder 3" svg:x="3.90551in" svg:y="2.59843in" svg:width="3.19409in" svg:height="1.43661in" presentation:class="outline" presentation:placeholder="false">
        <draw:text-box>
          <text:list text:style-name="a588">
            <text:list-item>
              <text:p text:style-name="a587" text:class-names="" text:cond-style-name=""><text:span text:style-name="a586" text:class-names=""/></text:p>
            </text:list-item>
          </text:list>
        </draw:text-box>
        <svg:title/>
        <svg:desc/>
      </draw:frame>
      <draw:frame draw:id="id119" presentation:style-name="a593" draw:name="PlaceHolder 4" svg:x="7.25945in" svg:y="2.59843in" svg:width="3.19409in" svg:height="1.43661in" presentation:class="outline" presentation:placeholder="false">
        <draw:text-box>
          <text:list text:style-name="a592">
            <text:list-item>
              <text:p text:style-name="a591" text:class-names="" text:cond-style-name=""><text:span text:style-name="a590" text:class-names=""/></text:p>
            </text:list-item>
          </text:list>
        </draw:text-box>
        <svg:title/>
        <svg:desc/>
      </draw:frame>
      <draw:frame draw:id="id120" presentation:style-name="a597" draw:name="PlaceHolder 5" svg:x="0.55118in" svg:y="4.17205in" svg:width="3.19409in" svg:height="1.43661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/></text:p>
            </text:list-item>
          </text:list>
        </draw:text-box>
        <svg:title/>
        <svg:desc/>
      </draw:frame>
      <draw:frame draw:id="id121" presentation:style-name="a601" draw:name="PlaceHolder 6" svg:x="3.90551in" svg:y="4.17205in" svg:width="3.19409in" svg:height="1.43661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/></text:p>
            </text:list-item>
          </text:list>
        </draw:text-box>
        <svg:title/>
        <svg:desc/>
      </draw:frame>
      <draw:frame draw:id="id122" presentation:style-name="a605" draw:name="PlaceHolder 7" svg:x="7.25945in" svg:y="4.17205in" svg:width="3.19409in" svg:height="1.43661in" presentation:class="outline" presentation:placeholder="false">
        <draw:text-box>
          <text:list text:style-name="a604">
            <text:list-item>
              <text:p text:style-name="a603" text:class-names="" text:cond-style-name=""><text:span text:style-name="a602" text:class-names=""/></text:p>
            </text:list-item>
          </text:list>
        </draw:text-box>
        <svg:title/>
        <svg:desc/>
      </draw:frame>
    </style:master-page>
    <style:master-page style:name="Master4-Office-Theme" style:page-layout-name="pageLayout1" draw:style-name="a607">
      <draw:frame draw:id="id123" presentation:style-name="a611" draw:name="PlaceHolder 1" svg:x="0.55118in" svg:y="0.24685in" svg:width="9.92087in" svg:height="1.03543in" presentation:class="title" presentation:placeholder="false">
        <draw:text-box>
          <text:p text:style-name="a610" text:class-names="" text:cond-style-name=""><text:span text:style-name="a608" text:class-names="">請按這裡編輯題名文字格式</text:span><text:span text:style-name="a609" text:class-names=""/></text:p>
        </draw:text-box>
        <svg:title/>
        <svg:desc/>
      </draw:frame>
      <draw:frame draw:id="id124" presentation:style-name="a640" draw:name="PlaceHolder 2" svg:x="0.55118in" svg:y="1.45079in" svg:width="9.92087in" svg:height="3.59606in" presentation:class="outline" presentation:placeholder="false">
        <draw:text-box>
          <text:list text:style-name="a615">
            <text:list-item>
              <text:p text:style-name="a614" text:class-names="" text:cond-style-name=""><text:span text:style-name="a612" text:class-names="">請按這裡編輯大綱文字格式</text:span><text:span text:style-name="a613" text:class-names=""/></text:p>
            </text:list-item>
          </text:list>
          <text:list text:style-name="a619">
            <text:list-item>
              <text:list text:style-name="a619">
                <text:list-item>
                  <text:p text:style-name="a618" text:class-names="" text:cond-style-name=""><text:span text:style-name="a616" text:class-names="">第二個大綱層次</text:span><text:span text:style-name="a617" text:class-names=""/></text:p>
                </text:list-item>
              </text:list>
            </text:list-item>
          </text:list>
          <text:list text:style-name="a623">
            <text:list-item>
              <text:list text:style-name="a623">
                <text:list-item>
                  <text:list text:style-name="a623">
                    <text:list-item>
                      <text:p text:style-name="a622" text:class-names="" text:cond-style-name=""><text:span text:style-name="a620" text:class-names="">第三個大綱層次</text:span><text:span text:style-name="a621" text:class-names=""/></text:p>
                    </text:list-item>
                  </text:list>
                </text:list-item>
              </text:list>
            </text:list-item>
          </text:list>
          <text:list text:style-name="a627">
            <text:list-item>
              <text:list text:style-name="a627">
                <text:list-item>
                  <text:list text:style-name="a627">
                    <text:list-item>
                      <text:list text:style-name="a627">
                        <text:list-item>
                          <text:p text:style-name="a626" text:class-names="" text:cond-style-name=""><text:span text:style-name="a624" text:class-names="">第四個大綱層次</text:span><text:span text:style-name="a625" text:class-names="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1">
            <text:list-item>
              <text:list text:style-name="a631">
                <text:list-item>
                  <text:list text:style-name="a631">
                    <text:list-item>
                      <text:list text:style-name="a631">
                        <text:list-item>
                          <text:list text:style-name="a631">
                            <text:list-item>
                              <text:p text:style-name="a630" text:class-names="" text:cond-style-name=""><text:span text:style-name="a628" text:class-names="">第五個大綱層次</text:span><text:span text:style-name="a6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5">
            <text:list-item>
              <text:list text:style-name="a635">
                <text:list-item>
                  <text:list text:style-name="a635">
                    <text:list-item>
                      <text:list text:style-name="a635">
                        <text:list-item>
                          <text:list text:style-name="a635">
                            <text:list-item>
                              <text:list text:style-name="a635">
                                <text:list-item>
                                  <text:p text:style-name="a634" text:class-names="" text:cond-style-name=""><text:span text:style-name="a632" text:class-names="">第六個大綱層次</text:span><text:span text:style-name="a633" text:class-names=""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9">
            <text:list-item>
              <text:list text:style-name="a639">
                <text:list-item>
                  <text:list text:style-name="a639">
                    <text:list-item>
                      <text:list text:style-name="a639">
                        <text:list-item>
                          <text:list text:style-name="a639">
                            <text:list-item>
                              <text:list text:style-name="a639">
                                <text:list-item>
                                  <text:list text:style-name="a639">
                                    <text:list-item>
                                      <text:p text:style-name="a638" text:class-names="" text:cond-style-name=""><text:span text:style-name="a636" text:class-names="">第七個大綱層次</text:span><text:span text:style-name="a637" text:class-names=""/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5" presentation:style-name="a643" draw:name="PlaceHolder 3" svg:x="0.55118in" svg:y="5.64882in" svg:width="2.56811in" svg:height="0.42756in" presentation:class="date-time" presentation:placeholder="false">
        <draw:text-box>
          <text:p text:style-name="a642" text:class-names="" text:cond-style-name=""><text:span text:style-name="a641" text:class-names="">&lt;日期/時間&gt;</text:span></text:p>
        </draw:text-box>
        <svg:title/>
        <svg:desc/>
      </draw:frame>
      <draw:frame draw:id="id126" presentation:style-name="a646" draw:name="PlaceHolder 4" svg:x="3.77008in" svg:y="5.64882in" svg:width="3.49409in" svg:height="0.42756in" presentation:class="footer" presentation:placeholder="false">
        <draw:text-box>
          <text:p text:style-name="a645" text:class-names="" text:cond-style-name=""><text:span text:style-name="a644" text:class-names="">&lt;頁尾&gt;</text:span></text:p>
        </draw:text-box>
        <svg:title/>
        <svg:desc/>
      </draw:frame>
      <draw:frame draw:id="id127" presentation:style-name="a649" draw:name="PlaceHolder 5" svg:x="7.90394in" svg:y="5.64882in" svg:width="2.56811in" svg:height="0.42756in" presentation:class="page-number" presentation:placeholder="false">
        <draw:text-box>
          <text:p text:style-name="a648" text:class-names="" text:cond-style-name=""><text:span text:style-name="a647" text:class-names=""><text:page-number style:num-format="1" text:fixed="false"/></text:span></text:p>
        </draw:text-box>
        <svg:title/>
        <svg:desc/>
      </draw:frame>
    </style:master-page>
    <style:master-page style:name="Master4-Layout1-blank-Blank-Slide" style:page-layout-name="pageLayout1" draw:style-name="a651"/>
    <style:master-page style:name="Master4-Layout2-tx-Title-Slide" style:page-layout-name="pageLayout1" draw:style-name="a653">
      <draw:frame draw:id="id128" presentation:style-name="a656" draw:name="PlaceHolder 1" svg:x="0.55118in" svg:y="0.88583in" svg:width="9.92087in" svg:height="1.41732in" presentation:class="title" presentation:placeholder="false">
        <draw:text-box>
          <text:p text:style-name="a655" text:class-names="" text:cond-style-name=""><text:span text:style-name="a654" text:class-names=""/></text:p>
        </draw:text-box>
        <svg:title/>
        <svg:desc/>
      </draw:frame>
      <draw:frame draw:id="id129" presentation:style-name="a660" draw:name="PlaceHolder 2" svg:x="0.55118in" svg:y="2.59843in" svg:width="9.92087in" svg:height="3.01181in" presentation:class="subtitle" presentation:placeholder="false">
        <draw:text-box>
          <text:list text:style-name="a659">
            <text:list-item>
              <text:p text:style-name="a658" text:class-names="" text:cond-style-name=""><text:span text:style-name="a657" text:class-names=""/></text:p>
            </text:list-item>
          </text:list>
        </draw:text-box>
        <svg:title/>
        <svg:desc/>
      </draw:frame>
    </style:master-page>
    <style:master-page style:name="Master4-Layout3-obj-Title,-Content" style:page-layout-name="pageLayout1" draw:style-name="a662">
      <draw:frame draw:id="id130" presentation:style-name="a665" draw:name="PlaceHolder 1" svg:x="0.55118in" svg:y="0.88583in" svg:width="9.92087in" svg:height="1.41732in" presentation:class="title" presentation:placeholder="false">
        <draw:text-box>
          <text:p text:style-name="a664" text:class-names="" text:cond-style-name=""><text:span text:style-name="a663" text:class-names=""/></text:p>
        </draw:text-box>
        <svg:title/>
        <svg:desc/>
      </draw:frame>
      <draw:frame draw:id="id131" presentation:style-name="a669" draw:name="PlaceHolder 2" svg:x="0.55118in" svg:y="2.59843in" svg:width="9.92087in" svg:height="3.01181in" presentation:class="object" presentation:placeholder="false">
        <draw:text-box>
          <text:list text:style-name="a668">
            <text:list-item>
              <text:p text:style-name="a667" text:class-names="" text:cond-style-name=""><text:span text:style-name="a666" text:class-names=""/></text:p>
            </text:list-item>
          </text:list>
        </draw:text-box>
        <svg:title/>
        <svg:desc/>
      </draw:frame>
    </style:master-page>
    <style:master-page style:name="Master4-Layout4-twoObj-Title,-2-Content" style:page-layout-name="pageLayout1" draw:style-name="a671">
      <draw:frame draw:id="id132" presentation:style-name="a674" draw:name="PlaceHolder 1" svg:x="0.55118in" svg:y="0.88583in" svg:width="9.92087in" svg:height="1.41732in" presentation:class="title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133" presentation:style-name="a678" draw:name="PlaceHolder 2" svg:x="0.55118in" svg:y="2.59843in" svg:width="4.84134in" svg:height="3.01181in" presentation:class="object" presentation:placeholder="false">
        <draw:text-box>
          <text:list text:style-name="a677">
            <text:list-item>
              <text:p text:style-name="a676" text:class-names="" text:cond-style-name=""><text:span text:style-name="a675" text:class-names=""/></text:p>
            </text:list-item>
          </text:list>
        </draw:text-box>
        <svg:title/>
        <svg:desc/>
      </draw:frame>
      <draw:frame draw:id="id134" presentation:style-name="a682" draw:name="PlaceHolder 3" svg:x="5.63504in" svg:y="2.59843in" svg:width="4.84134in" svg:height="3.01181in" presentation:class="object" presentation:placeholder="false">
        <draw:text-box>
          <text:list text:style-name="a681">
            <text:list-item>
              <text:p text:style-name="a680" text:class-names="" text:cond-style-name=""><text:span text:style-name="a679" text:class-names=""/></text:p>
            </text:list-item>
          </text:list>
        </draw:text-box>
        <svg:title/>
        <svg:desc/>
      </draw:frame>
    </style:master-page>
    <style:master-page style:name="Master4-Layout5-titleOnly-Title-Only" style:page-layout-name="pageLayout1" draw:style-name="a684">
      <draw:frame draw:id="id135" presentation:style-name="a687" draw:name="PlaceHolder 1" svg:x="0.55118in" svg:y="0.88583in" svg:width="9.92087in" svg:height="1.41732in" presentation:class="title" presentation:placeholder="false">
        <draw:text-box>
          <text:p text:style-name="a686" text:class-names="" text:cond-style-name=""><text:span text:style-name="a685" text:class-names=""/></text:p>
        </draw:text-box>
        <svg:title/>
        <svg:desc/>
      </draw:frame>
    </style:master-page>
    <style:master-page style:name="Master4-Layout6-objOnly-Centered-Text" style:page-layout-name="pageLayout1" draw:style-name="a689">
      <draw:frame draw:id="id136" presentation:style-name="a693" draw:name="PlaceHolder 1" svg:x="0.55118in" svg:y="0.88583in" svg:width="9.92087in" svg:height="6.57126in" presentation:class="subtitle" presentation:placeholder="false">
        <draw:text-box>
          <text:list text:style-name="a692">
            <text:list-item>
              <text:p text:style-name="a691" text:class-names="" text:cond-style-name=""><text:span text:style-name="a690" text:class-names=""/></text:p>
            </text:list-item>
          </text:list>
        </draw:text-box>
        <svg:title/>
        <svg:desc/>
      </draw:frame>
    </style:master-page>
    <style:master-page style:name="Master4-Layout7-twoObjAndObj-Title,-2-Content-and-Content" style:page-layout-name="pageLayout1" draw:style-name="a695">
      <draw:frame draw:id="id137" presentation:style-name="a698" draw:name="PlaceHolder 1" svg:x="0.55118in" svg:y="0.88583in" svg:width="9.92087in" svg:height="1.41732in" presentation:class="title" presentation:placeholder="false">
        <draw:text-box>
          <text:p text:style-name="a697" text:class-names="" text:cond-style-name=""><text:span text:style-name="a696" text:class-names=""/></text:p>
        </draw:text-box>
        <svg:title/>
        <svg:desc/>
      </draw:frame>
      <draw:frame draw:id="id138" presentation:style-name="a702" draw:name="PlaceHolder 2" svg:x="0.55118in" svg:y="2.59843in" svg:width="4.84134in" svg:height="1.43661in" presentation:class="object" presentation:placeholder="false">
        <draw:text-box>
          <text:list text:style-name="a701">
            <text:list-item>
              <text:p text:style-name="a700" text:class-names="" text:cond-style-name=""><text:span text:style-name="a699" text:class-names=""/></text:p>
            </text:list-item>
          </text:list>
        </draw:text-box>
        <svg:title/>
        <svg:desc/>
      </draw:frame>
      <draw:frame draw:id="id139" presentation:style-name="a706" draw:name="PlaceHolder 3" svg:x="5.63504in" svg:y="2.59843in" svg:width="4.84134in" svg:height="3.01181in" presentation:class="object" presentation:placeholder="false">
        <draw:text-box>
          <text:list text:style-name="a705">
            <text:list-item>
              <text:p text:style-name="a704" text:class-names="" text:cond-style-name=""><text:span text:style-name="a703" text:class-names=""/></text:p>
            </text:list-item>
          </text:list>
        </draw:text-box>
        <svg:title/>
        <svg:desc/>
      </draw:frame>
      <draw:frame draw:id="id140" presentation:style-name="a710" draw:name="PlaceHolder 4" svg:x="0.55118in" svg:y="4.17205in" svg:width="4.84134in" svg:height="1.43661in" presentation:class="object" presentation:placeholder="false">
        <draw:text-box>
          <text:list text:style-name="a709">
            <text:list-item>
              <text:p text:style-name="a708" text:class-names="" text:cond-style-name=""><text:span text:style-name="a707" text:class-names=""/></text:p>
            </text:list-item>
          </text:list>
        </draw:text-box>
        <svg:title/>
        <svg:desc/>
      </draw:frame>
    </style:master-page>
    <style:master-page style:name="Master4-Layout8-objAndTwoObj-Title-Content-and-2-Content" style:page-layout-name="pageLayout1" draw:style-name="a712">
      <draw:frame draw:id="id141" presentation:style-name="a715" draw:name="PlaceHolder 1" svg:x="0.55118in" svg:y="0.88583in" svg:width="9.92087in" svg:height="1.41732in" presentation:class="title" presentation:placeholder="false">
        <draw:text-box>
          <text:p text:style-name="a714" text:class-names="" text:cond-style-name=""><text:span text:style-name="a713" text:class-names=""/></text:p>
        </draw:text-box>
        <svg:title/>
        <svg:desc/>
      </draw:frame>
      <draw:frame draw:id="id142" presentation:style-name="a719" draw:name="PlaceHolder 2" svg:x="0.55118in" svg:y="2.59843in" svg:width="4.84134in" svg:height="3.01181in" presentation:class="object" presentation:placeholder="false">
        <draw:text-box>
          <text:list text:style-name="a718">
            <text:list-item>
              <text:p text:style-name="a717" text:class-names="" text:cond-style-name=""><text:span text:style-name="a716" text:class-names=""/></text:p>
            </text:list-item>
          </text:list>
        </draw:text-box>
        <svg:title/>
        <svg:desc/>
      </draw:frame>
      <draw:frame draw:id="id143" presentation:style-name="a723" draw:name="PlaceHolder 3" svg:x="5.63504in" svg:y="2.59843in" svg:width="4.84134in" svg:height="1.43661in" presentation:class="object" presentation:placeholder="false">
        <draw:text-box>
          <text:list text:style-name="a722">
            <text:list-item>
              <text:p text:style-name="a721" text:class-names="" text:cond-style-name=""><text:span text:style-name="a720" text:class-names=""/></text:p>
            </text:list-item>
          </text:list>
        </draw:text-box>
        <svg:title/>
        <svg:desc/>
      </draw:frame>
      <draw:frame draw:id="id144" presentation:style-name="a727" draw:name="PlaceHolder 4" svg:x="5.63504in" svg:y="4.17205in" svg:width="4.84134in" svg:height="1.43661in" presentation:class="object" presentation:placeholder="false">
        <draw:text-box>
          <text:list text:style-name="a726">
            <text:list-item>
              <text:p text:style-name="a725" text:class-names="" text:cond-style-name=""><text:span text:style-name="a724" text:class-names=""/></text:p>
            </text:list-item>
          </text:list>
        </draw:text-box>
        <svg:title/>
        <svg:desc/>
      </draw:frame>
    </style:master-page>
    <style:master-page style:name="Master4-Layout9-twoObjOverTx-Title,-2-Content-over-Content" style:page-layout-name="pageLayout1" draw:style-name="a729">
      <draw:frame draw:id="id145" presentation:style-name="a732" draw:name="PlaceHolder 1" svg:x="0.55118in" svg:y="0.88583in" svg:width="9.92087in" svg:height="1.41732in" presentation:class="title" presentation:placeholder="false">
        <draw:text-box>
          <text:p text:style-name="a731" text:class-names="" text:cond-style-name=""><text:span text:style-name="a730" text:class-names=""/></text:p>
        </draw:text-box>
        <svg:title/>
        <svg:desc/>
      </draw:frame>
      <draw:frame draw:id="id146" presentation:style-name="a736" draw:name="PlaceHolder 2" svg:x="0.55118in" svg:y="2.59843in" svg:width="4.84134in" svg:height="1.43661in" presentation:class="outline" presentation:placeholder="false">
        <draw:text-box>
          <text:list text:style-name="a735">
            <text:list-item>
              <text:p text:style-name="a734" text:class-names="" text:cond-style-name=""><text:span text:style-name="a733" text:class-names=""/></text:p>
            </text:list-item>
          </text:list>
        </draw:text-box>
        <svg:title/>
        <svg:desc/>
      </draw:frame>
      <draw:frame draw:id="id147" presentation:style-name="a740" draw:name="PlaceHolder 3" svg:x="5.63504in" svg:y="2.59843in" svg:width="4.84134in" svg:height="1.43661in" presentation:class="object" presentation:placeholder="false">
        <draw:text-box>
          <text:list text:style-name="a739">
            <text:list-item>
              <text:p text:style-name="a738" text:class-names="" text:cond-style-name=""><text:span text:style-name="a737" text:class-names=""/></text:p>
            </text:list-item>
          </text:list>
        </draw:text-box>
        <svg:title/>
        <svg:desc/>
      </draw:frame>
      <draw:frame draw:id="id148" presentation:style-name="a744" draw:name="PlaceHolder 4" svg:x="0.55118in" svg:y="4.17205in" svg:width="9.92087in" svg:height="1.43661in" presentation:class="object" presentation:placeholder="false">
        <draw:text-box>
          <text:list text:style-name="a743">
            <text:list-item>
              <text:p text:style-name="a742" text:class-names="" text:cond-style-name=""><text:span text:style-name="a741" text:class-names=""/></text:p>
            </text:list-item>
          </text:list>
        </draw:text-box>
        <svg:title/>
        <svg:desc/>
      </draw:frame>
    </style:master-page>
    <style:master-page style:name="Master4-Layout10-objOverTx-Title,-Content-over-Content" style:page-layout-name="pageLayout1" draw:style-name="a746">
      <draw:frame draw:id="id149" presentation:style-name="a749" draw:name="PlaceHolder 1" svg:x="0.55118in" svg:y="0.88583in" svg:width="9.92087in" svg:height="1.41732in" presentation:class="title" presentation:placeholder="false">
        <draw:text-box>
          <text:p text:style-name="a748" text:class-names="" text:cond-style-name=""><text:span text:style-name="a747" text:class-names=""/></text:p>
        </draw:text-box>
        <svg:title/>
        <svg:desc/>
      </draw:frame>
      <draw:frame draw:id="id150" presentation:style-name="a753" draw:name="PlaceHolder 2" svg:x="0.55118in" svg:y="2.59843in" svg:width="9.92087in" svg:height="1.43661in" presentation:class="outline" presentation:placeholder="false">
        <draw:text-box>
          <text:list text:style-name="a752">
            <text:list-item>
              <text:p text:style-name="a751" text:class-names="" text:cond-style-name=""><text:span text:style-name="a750" text:class-names=""/></text:p>
            </text:list-item>
          </text:list>
        </draw:text-box>
        <svg:title/>
        <svg:desc/>
      </draw:frame>
      <draw:frame draw:id="id151" presentation:style-name="a757" draw:name="PlaceHolder 3" svg:x="0.55118in" svg:y="4.17205in" svg:width="9.92087in" svg:height="1.43661in" presentation:class="object" presentation:placeholder="false">
        <draw:text-box>
          <text:list text:style-name="a756">
            <text:list-item>
              <text:p text:style-name="a755" text:class-names="" text:cond-style-name=""><text:span text:style-name="a754" text:class-names=""/></text:p>
            </text:list-item>
          </text:list>
        </draw:text-box>
        <svg:title/>
        <svg:desc/>
      </draw:frame>
    </style:master-page>
    <style:master-page style:name="Master4-Layout11-fourObj-Title,-4-Content" style:page-layout-name="pageLayout1" draw:style-name="a759">
      <draw:frame draw:id="id152" presentation:style-name="a762" draw:name="PlaceHolder 1" svg:x="0.55118in" svg:y="0.88583in" svg:width="9.92087in" svg:height="1.41732in" presentation:class="title" presentation:placeholder="false">
        <draw:text-box>
          <text:p text:style-name="a761" text:class-names="" text:cond-style-name=""><text:span text:style-name="a760" text:class-names=""/></text:p>
        </draw:text-box>
        <svg:title/>
        <svg:desc/>
      </draw:frame>
      <draw:frame draw:id="id153" presentation:style-name="a766" draw:name="PlaceHolder 2" svg:x="0.55118in" svg:y="2.59843in" svg:width="4.84134in" svg:height="1.43661in" presentation:class="object" presentation:placeholder="false">
        <draw:text-box>
          <text:list text:style-name="a765">
            <text:list-item>
              <text:p text:style-name="a764" text:class-names="" text:cond-style-name=""><text:span text:style-name="a763" text:class-names=""/></text:p>
            </text:list-item>
          </text:list>
        </draw:text-box>
        <svg:title/>
        <svg:desc/>
      </draw:frame>
      <draw:frame draw:id="id154" presentation:style-name="a770" draw:name="PlaceHolder 3" svg:x="5.63504in" svg:y="2.59843in" svg:width="4.84134in" svg:height="1.43661in" presentation:class="object" presentation:placeholder="false">
        <draw:text-box>
          <text:list text:style-name="a769">
            <text:list-item>
              <text:p text:style-name="a768" text:class-names="" text:cond-style-name=""><text:span text:style-name="a767" text:class-names=""/></text:p>
            </text:list-item>
          </text:list>
        </draw:text-box>
        <svg:title/>
        <svg:desc/>
      </draw:frame>
      <draw:frame draw:id="id155" presentation:style-name="a774" draw:name="PlaceHolder 4" svg:x="0.55118in" svg:y="4.17205in" svg:width="4.84134in" svg:height="1.43661in" presentation:class="object" presentation:placeholder="false">
        <draw:text-box>
          <text:list text:style-name="a773">
            <text:list-item>
              <text:p text:style-name="a772" text:class-names="" text:cond-style-name=""><text:span text:style-name="a771" text:class-names=""/></text:p>
            </text:list-item>
          </text:list>
        </draw:text-box>
        <svg:title/>
        <svg:desc/>
      </draw:frame>
      <draw:frame draw:id="id156" presentation:style-name="a778" draw:name="PlaceHolder 5" svg:x="5.63504in" svg:y="4.17205in" svg:width="4.84134in" svg:height="1.43661in" presentation:class="object" presentation:placeholder="false">
        <draw:text-box>
          <text:list text:style-name="a777">
            <text:list-item>
              <text:p text:style-name="a776" text:class-names="" text:cond-style-name=""><text:span text:style-name="a775" text:class-names=""/></text:p>
            </text:list-item>
          </text:list>
        </draw:text-box>
        <svg:title/>
        <svg:desc/>
      </draw:frame>
    </style:master-page>
    <style:master-page style:name="Master4-Layout12-blank-Title,-6-Content" style:page-layout-name="pageLayout1" draw:style-name="a780">
      <draw:frame draw:id="id157" presentation:style-name="a783" draw:name="PlaceHolder 1" svg:x="0.55118in" svg:y="0.88583in" svg:width="9.92087in" svg:height="1.41732in" presentation:class="title" presentation:placeholder="false">
        <draw:text-box>
          <text:p text:style-name="a782" text:class-names="" text:cond-style-name=""><text:span text:style-name="a781" text:class-names=""/></text:p>
        </draw:text-box>
        <svg:title/>
        <svg:desc/>
      </draw:frame>
      <draw:frame draw:id="id158" presentation:style-name="a787" draw:name="PlaceHolder 2" svg:x="0.55118in" svg:y="2.59843in" svg:width="3.19409in" svg:height="1.43661in" presentation:class="outline" presentation:placeholder="false">
        <draw:text-box>
          <text:list text:style-name="a786">
            <text:list-item>
              <text:p text:style-name="a785" text:class-names="" text:cond-style-name=""><text:span text:style-name="a784" text:class-names=""/></text:p>
            </text:list-item>
          </text:list>
        </draw:text-box>
        <svg:title/>
        <svg:desc/>
      </draw:frame>
      <draw:frame draw:id="id159" presentation:style-name="a791" draw:name="PlaceHolder 3" svg:x="3.90551in" svg:y="2.59843in" svg:width="3.19409in" svg:height="1.43661in" presentation:class="outline" presentation:placeholder="false">
        <draw:text-box>
          <text:list text:style-name="a790">
            <text:list-item>
              <text:p text:style-name="a789" text:class-names="" text:cond-style-name=""><text:span text:style-name="a788" text:class-names=""/></text:p>
            </text:list-item>
          </text:list>
        </draw:text-box>
        <svg:title/>
        <svg:desc/>
      </draw:frame>
      <draw:frame draw:id="id160" presentation:style-name="a795" draw:name="PlaceHolder 4" svg:x="7.25945in" svg:y="2.59843in" svg:width="3.19409in" svg:height="1.43661in" presentation:class="outline" presentation:placeholder="false">
        <draw:text-box>
          <text:list text:style-name="a794">
            <text:list-item>
              <text:p text:style-name="a793" text:class-names="" text:cond-style-name=""><text:span text:style-name="a792" text:class-names=""/></text:p>
            </text:list-item>
          </text:list>
        </draw:text-box>
        <svg:title/>
        <svg:desc/>
      </draw:frame>
      <draw:frame draw:id="id161" presentation:style-name="a799" draw:name="PlaceHolder 5" svg:x="0.55118in" svg:y="4.17205in" svg:width="3.19409in" svg:height="1.43661in" presentation:class="outline" presentation:placeholder="false">
        <draw:text-box>
          <text:list text:style-name="a798">
            <text:list-item>
              <text:p text:style-name="a797" text:class-names="" text:cond-style-name=""><text:span text:style-name="a796" text:class-names=""/></text:p>
            </text:list-item>
          </text:list>
        </draw:text-box>
        <svg:title/>
        <svg:desc/>
      </draw:frame>
      <draw:frame draw:id="id162" presentation:style-name="a803" draw:name="PlaceHolder 6" svg:x="3.90551in" svg:y="4.17205in" svg:width="3.19409in" svg:height="1.43661in" presentation:class="outline" presentation:placeholder="false">
        <draw:text-box>
          <text:list text:style-name="a802">
            <text:list-item>
              <text:p text:style-name="a801" text:class-names="" text:cond-style-name=""><text:span text:style-name="a800" text:class-names=""/></text:p>
            </text:list-item>
          </text:list>
        </draw:text-box>
        <svg:title/>
        <svg:desc/>
      </draw:frame>
      <draw:frame draw:id="id163" presentation:style-name="a807" draw:name="PlaceHolder 7" svg:x="7.25945in" svg:y="4.17205in" svg:width="3.19409in" svg:height="1.43661in" presentation:class="outline" presentation:placeholder="false">
        <draw:text-box>
          <text:list text:style-name="a806">
            <text:list-item>
              <text:p text:style-name="a805" text:class-names="" text:cond-style-name=""><text:span text:style-name="a804" text:class-names=""/></text:p>
            </text:list-item>
          </text:list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lueprint Plans</dc:title>
    <dc:description/>
    <dc:subject/>
    <meta:initial-creator>Peter Wolf</meta:initial-creator>
    <dc:creator>user</dc:creator>
    <meta:creation-date>2020-12-15T13:38:10Z</meta:creation-date>
    <dc:date>2020-12-22T09:20:49Z</dc:date>
    <meta:template xlink:href="" xlink:type="simple"/>
    <meta:editing-cycles>11</meta:editing-cycles>
    <meta:editing-duration>PT10029S</meta:editing-duration>
    <meta:document-statistic meta:paragraph-count="52" meta:word-count="372"/>
  </office:meta>
</office:document-meta>
</file>